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516in"/>
    </style:style>
    <style:style style:name="co2" style:family="table-column">
      <style:table-column-properties fo:break-before="auto" style:column-width="2.1984in"/>
    </style:style>
    <style:style style:name="co3" style:family="table-column">
      <style:table-column-properties fo:break-before="auto" style:column-width="3.9071in"/>
    </style:style>
    <style:style style:name="co4" style:family="table-column">
      <style:table-column-properties fo:break-before="auto" style:column-width="1.7307in"/>
    </style:style>
    <style:style style:name="co5" style:family="table-column">
      <style:table-column-properties fo:break-before="auto" style:column-width="1.4256in"/>
    </style:style>
    <style:style style:name="co6" style:family="table-column">
      <style:table-column-properties fo:break-before="auto" style:column-width="3.1563in"/>
    </style:style>
    <style:style style:name="co7" style:family="table-column">
      <style:table-column-properties fo:break-before="auto" style:column-width="4.5382in"/>
    </style:style>
    <style:style style:name="co8" style:family="table-column">
      <style:table-column-properties fo:break-before="auto" style:column-width="2.2854in"/>
    </style:style>
    <style:style style:name="co9" style:family="table-column">
      <style:table-column-properties fo:break-before="auto" style:column-width="0.8528in"/>
    </style:style>
    <style:style style:name="ro1" style:family="table-row">
      <style:table-row-properties style:row-height="0.2193in" fo:break-before="auto" style:use-optimal-row-height="false"/>
    </style:style>
    <style:style style:name="ro2" style:family="table-row">
      <style:table-row-properties style:row-height="0.2035in" fo:break-before="auto" style:use-optimal-row-height="false"/>
    </style:style>
    <style:style style:name="ta1" style:family="table" style:master-page-name="PageStyle_5f_LEED_20_Credits">
      <style:table-properties table:display="true" style:writing-mode="lr-tb"/>
    </style:style>
    <style:style style:name="ce1" style:family="table-cell" style:parent-style-name="Default">
      <style:table-cell-properties fo:background-color="#c0c0c0" style:diagonal-bl-tr="none" style:diagonal-tl-br="none" fo:border="0.74pt solid #ffffff"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padding="0.028in"/>
    </style:style>
  </office:automatic-styles>
  <office:body>
    <office:spreadsheet>
      <table:calculation-settings table:case-sensitive="false" table:automatic-find-labels="false" table:use-regular-expressions="false"/>
      <table:table table:name="LEED Credits"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2" table:default-cell-style-name="ce2"/>
        <table:table-column table:style-name="co9" table:number-columns-repeated="1013" table:default-cell-style-name="Default"/>
        <table:table-row table:style-name="ro1">
          <table:table-cell table:style-name="ce1" office:value-type="string" calcext:value-type="string">
            <text:p>credit</text:p>
          </table:table-cell>
          <table:table-cell table:style-name="ce1" table:number-columns-repeated="2"/>
          <table:table-cell table:style-name="ce1" office:value-type="string" calcext:value-type="string">
            <text:p>link</text:p>
          </table:table-cell>
          <table:table-cell table:style-name="ce1" table:number-columns-repeated="3"/>
          <table:table-cell table:style-name="ce1" office:value-type="string" calcext:value-type="string">
            <text:p>Credit</text:p>
          </table:table-cell>
          <table:table-cell table:style-name="ce1" office:value-type="string" calcext:value-type="string">
            <text:p>Type of Credit</text:p>
          </table:table-cell>
          <table:table-cell table:style-name="ce1" office:value-type="string" calcext:value-type="string">
            <text:p>Number of Credits</text:p>
          </table:table-cell>
          <table:table-cell table:style-name="ce1" office:value-type="string" calcext:value-type="string">
            <text:p>Intent (Summary)</text:p>
          </table:table-cell>
          <table:table-cell table:number-columns-repeated="1013"/>
        </table:table-row>
        <table:table-row table:style-name="ro2">
          <table:table-cell office:value-type="string" calcext:value-type="string">
            <text:p>Integrative process</text:p>
          </table:table-cell>
          <table:table-cell table:formula="of:=[.A2]&amp;&quot;]&quot;" office:value-type="string" office:string-value="Integrative process]" calcext:value-type="string">
            <text:p>Integrative process]</text:p>
          </table:table-cell>
          <table:table-cell table:formula="of:=&quot;[&quot;&amp;[.B2]" office:value-type="string" office:string-value="[Integrative process]" calcext:value-type="string">
            <text:p>[Integrative process]</text:p>
          </table:table-cell>
          <table:table-cell office:value-type="string" calcext:value-type="string">
            <text:p>http://www.usgbc.org/node/2613097?return=/credits</text:p>
          </table:table-cell>
          <table:table-cell table:formula="of:=[.D2]&amp;&quot;)&quot;" office:value-type="string" office:string-value="http://www.usgbc.org/node/2613097?return=/credits)" calcext:value-type="string">
            <text:p>http://www.usgbc.org/node/2613097?return=/credits)</text:p>
          </table:table-cell>
          <table:table-cell table:formula="of:=&quot;(&quot;&amp;[.E2]" office:value-type="string" office:string-value="(http://www.usgbc.org/node/2613097?return=/credits)" calcext:value-type="string">
            <text:p>(http://www.usgbc.org/node/2613097?return=/credits)</text:p>
          </table:table-cell>
          <table:table-cell table:formula="of:=[.C2]&amp;[.F2]" office:value-type="string" office:string-value="[Integrative process](http://www.usgbc.org/node/2613097?return=/credits)" calcext:value-type="string">
            <text:p>[Integrative process](http://www.usgbc.org/node/2613097?return=/credits)</text:p>
          </table:table-cell>
          <table:table-cell office:value-type="string" calcext:value-type="string">
            <text:p>[Integrative process](http://www.usgbc.org/node/2613097?return=/credits)</text:p>
          </table:table-cell>
          <table:table-cell office:value-type="string" calcext:value-type="string">
            <text:p>Integrative process credits</text:p>
          </table:table-cell>
          <table:table-cell office:value-type="string" calcext:value-type="string">
            <text:p>Credit \| 1 point</text:p>
          </table:table-cell>
          <table:table-cell office:value-type="string" calcext:value-type="string">
            <text:p>To support high-performance, cost-effective project outcomes through an early analysis of the interrelationships among systems.</text:p>
          </table:table-cell>
          <table:table-cell table:number-columns-repeated="1013"/>
        </table:table-row>
        <table:table-row table:style-name="ro2">
          <table:table-cell office:value-type="string" calcext:value-type="string">
            <text:p>LEED for Neighborhood Development location</text:p>
          </table:table-cell>
          <table:table-cell table:formula="of:=[.A3]&amp;&quot;]&quot;" office:value-type="string" office:string-value="LEED for Neighborhood Development location]" calcext:value-type="string">
            <text:p>LEED for Neighborhood Development location]</text:p>
          </table:table-cell>
          <table:table-cell table:formula="of:=&quot;[&quot;&amp;[.B3]" office:value-type="string" office:string-value="[LEED for Neighborhood Development location]" calcext:value-type="string">
            <text:p>[LEED for Neighborhood Development location]</text:p>
          </table:table-cell>
          <table:table-cell office:value-type="string" calcext:value-type="string">
            <text:p>http://www.usgbc.org/node/8416332?return=/credits</text:p>
          </table:table-cell>
          <table:table-cell table:formula="of:=[.D3]&amp;&quot;)&quot;" office:value-type="string" office:string-value="http://www.usgbc.org/node/8416332?return=/credits)" calcext:value-type="string">
            <text:p>http://www.usgbc.org/node/8416332?return=/credits)</text:p>
          </table:table-cell>
          <table:table-cell table:formula="of:=&quot;(&quot;&amp;[.E3]" office:value-type="string" office:string-value="(http://www.usgbc.org/node/8416332?return=/credits)" calcext:value-type="string">
            <text:p>(http://www.usgbc.org/node/8416332?return=/credits)</text:p>
          </table:table-cell>
          <table:table-cell table:formula="of:=[.C3]&amp;[.F3]" office:value-type="string" office:string-value="[LEED for Neighborhood Development location](http://www.usgbc.org/node/8416332?return=/credits)" calcext:value-type="string">
            <text:p>[LEED for Neighborhood Development location](http://www.usgbc.org/node/8416332?return=/credits)</text:p>
          </table:table-cell>
          <table:table-cell office:value-type="string" calcext:value-type="string">
            <text:p>[LEED for Neighborhood Development location](http://www.usgbc.org/node/8416332?return=/credits)</text:p>
          </table:table-cell>
          <table:table-cell office:value-type="string" calcext:value-type="string">
            <text:p>Location &amp; transportation</text:p>
          </table:table-cell>
          <table:table-cell office:value-type="string" calcext:value-type="string">
            <text:p>Credit \| Up to 20 points</text:p>
          </table:table-cell>
          <table:table-cell office:value-type="string" calcext:value-type="string">
            <text:p>To avoid development on inappropriate sites. To reduce vehicle distance traveled. To enhance livability and improve human health by encouraging daily physical activity.</text:p>
          </table:table-cell>
          <table:table-cell table:number-columns-repeated="1013"/>
        </table:table-row>
        <table:table-row table:style-name="ro2">
          <table:table-cell office:value-type="string" calcext:value-type="string">
            <text:p>Sensitive land protection</text:p>
          </table:table-cell>
          <table:table-cell table:formula="of:=[.A4]&amp;&quot;]&quot;" office:value-type="string" office:string-value="Sensitive land protection]" calcext:value-type="string">
            <text:p>Sensitive land protection]</text:p>
          </table:table-cell>
          <table:table-cell table:formula="of:=&quot;[&quot;&amp;[.B4]" office:value-type="string" office:string-value="[Sensitive land protection]" calcext:value-type="string">
            <text:p>[Sensitive land protection]</text:p>
          </table:table-cell>
          <table:table-cell office:value-type="string" calcext:value-type="string">
            <text:p>http://www.usgbc.org/node/2640328?return=/credits</text:p>
          </table:table-cell>
          <table:table-cell table:formula="of:=[.D4]&amp;&quot;)&quot;" office:value-type="string" office:string-value="http://www.usgbc.org/node/2640328?return=/credits)" calcext:value-type="string">
            <text:p>http://www.usgbc.org/node/2640328?return=/credits)</text:p>
          </table:table-cell>
          <table:table-cell table:formula="of:=&quot;(&quot;&amp;[.E4]" office:value-type="string" office:string-value="(http://www.usgbc.org/node/2640328?return=/credits)" calcext:value-type="string">
            <text:p>(http://www.usgbc.org/node/2640328?return=/credits)</text:p>
          </table:table-cell>
          <table:table-cell table:formula="of:=[.C4]&amp;[.F4]" office:value-type="string" office:string-value="[Sensitive land protection](http://www.usgbc.org/node/2640328?return=/credits)" calcext:value-type="string">
            <text:p>[Sensitive land protection](http://www.usgbc.org/node/2640328?return=/credits)</text:p>
          </table:table-cell>
          <table:table-cell office:value-type="string" calcext:value-type="string">
            <text:p>[Sensitive land protection](http://www.usgbc.org/node/2640328?return=/credits)</text:p>
          </table:table-cell>
          <table:table-cell office:value-type="string" calcext:value-type="string">
            <text:p>Location &amp; transportation</text:p>
          </table:table-cell>
          <table:table-cell office:value-type="string" calcext:value-type="string">
            <text:p>Credit \| 2 points</text:p>
          </table:table-cell>
          <table:table-cell office:value-type="string" calcext:value-type="string">
            <text:p>To avoid the development of environmentally sensitive lands and reduce the environmental impact from the location of a building on a site.</text:p>
          </table:table-cell>
          <table:table-cell table:number-columns-repeated="1013"/>
        </table:table-row>
        <table:table-row table:style-name="ro2">
          <table:table-cell office:value-type="string" calcext:value-type="string">
            <text:p>High priority site</text:p>
          </table:table-cell>
          <table:table-cell table:formula="of:=[.A5]&amp;&quot;]&quot;" office:value-type="string" office:string-value="High priority site]" calcext:value-type="string">
            <text:p>High priority site]</text:p>
          </table:table-cell>
          <table:table-cell table:formula="of:=&quot;[&quot;&amp;[.B5]" office:value-type="string" office:string-value="[High priority site]" calcext:value-type="string">
            <text:p>[High priority site]</text:p>
          </table:table-cell>
          <table:table-cell office:value-type="string" calcext:value-type="string">
            <text:p>http://www.usgbc.org/node/2734438?return=/credits</text:p>
          </table:table-cell>
          <table:table-cell table:formula="of:=[.D5]&amp;&quot;)&quot;" office:value-type="string" office:string-value="http://www.usgbc.org/node/2734438?return=/credits)" calcext:value-type="string">
            <text:p>http://www.usgbc.org/node/2734438?return=/credits)</text:p>
          </table:table-cell>
          <table:table-cell table:formula="of:=&quot;(&quot;&amp;[.E5]" office:value-type="string" office:string-value="(http://www.usgbc.org/node/2734438?return=/credits)" calcext:value-type="string">
            <text:p>(http://www.usgbc.org/node/2734438?return=/credits)</text:p>
          </table:table-cell>
          <table:table-cell table:formula="of:=[.C5]&amp;[.F5]" office:value-type="string" office:string-value="[High priority site](http://www.usgbc.org/node/2734438?return=/credits)" calcext:value-type="string">
            <text:p>[High priority site](http://www.usgbc.org/node/2734438?return=/credits)</text:p>
          </table:table-cell>
          <table:table-cell office:value-type="string" calcext:value-type="string">
            <text:p>[High priority site](http://www.usgbc.org/node/2734438?return=/credits)</text:p>
          </table:table-cell>
          <table:table-cell office:value-type="string" calcext:value-type="string">
            <text:p>Location &amp; transportation</text:p>
          </table:table-cell>
          <table:table-cell office:value-type="string" calcext:value-type="string">
            <text:p>Credit \| Up to 3 points</text:p>
          </table:table-cell>
          <table:table-cell office:value-type="string" calcext:value-type="string">
            <text:p>To encourage project location in areas with development constraints and promote the health of the surrounding area.</text:p>
          </table:table-cell>
          <table:table-cell table:number-columns-repeated="1013"/>
        </table:table-row>
        <table:table-row table:style-name="ro2">
          <table:table-cell office:value-type="string" calcext:value-type="string">
            <text:p>Surrounding density and diverse uses</text:p>
          </table:table-cell>
          <table:table-cell table:formula="of:=[.A6]&amp;&quot;]&quot;" office:value-type="string" office:string-value="Surrounding density and diverse uses]" calcext:value-type="string">
            <text:p>Surrounding density and diverse uses]</text:p>
          </table:table-cell>
          <table:table-cell table:formula="of:=&quot;[&quot;&amp;[.B6]" office:value-type="string" office:string-value="[Surrounding density and diverse uses]" calcext:value-type="string">
            <text:p>[Surrounding density and diverse uses]</text:p>
          </table:table-cell>
          <table:table-cell office:value-type="string" calcext:value-type="string">
            <text:p>http://www.usgbc.org/node/2600442?return=/credits</text:p>
          </table:table-cell>
          <table:table-cell table:formula="of:=[.D6]&amp;&quot;)&quot;" office:value-type="string" office:string-value="http://www.usgbc.org/node/2600442?return=/credits)" calcext:value-type="string">
            <text:p>http://www.usgbc.org/node/2600442?return=/credits)</text:p>
          </table:table-cell>
          <table:table-cell table:formula="of:=&quot;(&quot;&amp;[.E6]" office:value-type="string" office:string-value="(http://www.usgbc.org/node/2600442?return=/credits)" calcext:value-type="string">
            <text:p>(http://www.usgbc.org/node/2600442?return=/credits)</text:p>
          </table:table-cell>
          <table:table-cell table:formula="of:=[.C6]&amp;[.F6]" office:value-type="string" office:string-value="[Surrounding density and diverse uses](http://www.usgbc.org/node/2600442?return=/credits)" calcext:value-type="string">
            <text:p>[Surrounding density and diverse uses](http://www.usgbc.org/node/2600442?return=/credits)</text:p>
          </table:table-cell>
          <table:table-cell office:value-type="string" calcext:value-type="string">
            <text:p>[Surrounding density and diverse uses](http://www.usgbc.org/node/2600442?return=/credits)</text:p>
          </table:table-cell>
          <table:table-cell office:value-type="string" calcext:value-type="string">
            <text:p>Location &amp; transportation</text:p>
          </table:table-cell>
          <table:table-cell office:value-type="string" calcext:value-type="string">
            <text:p>Credit \| Up to 6 points</text:p>
          </table:table-cell>
          <table:table-cell office:value-type="string" calcext:value-type="string">
            <text:p>To conserve land and protect farmland and wildlife habitat by encouraging development in areas with existing infrastructure. To promote walkability, and transportation efficiency and reduce vehicle distance traveled. To improve public health by encouraging daily physical activity.</text:p>
          </table:table-cell>
          <table:table-cell table:number-columns-repeated="1013"/>
        </table:table-row>
        <table:table-row table:style-name="ro2">
          <table:table-cell office:value-type="string" calcext:value-type="string">
            <text:p>Access to quality transit</text:p>
          </table:table-cell>
          <table:table-cell table:formula="of:=[.A7]&amp;&quot;]&quot;" office:value-type="string" office:string-value="Access to quality transit]" calcext:value-type="string">
            <text:p>Access to quality transit]</text:p>
          </table:table-cell>
          <table:table-cell table:formula="of:=&quot;[&quot;&amp;[.B7]" office:value-type="string" office:string-value="[Access to quality transit]" calcext:value-type="string">
            <text:p>[Access to quality transit]</text:p>
          </table:table-cell>
          <table:table-cell office:value-type="string" calcext:value-type="string">
            <text:p>http://www.usgbc.org/node/2615194?return=/credits</text:p>
          </table:table-cell>
          <table:table-cell table:formula="of:=[.D7]&amp;&quot;)&quot;" office:value-type="string" office:string-value="http://www.usgbc.org/node/2615194?return=/credits)" calcext:value-type="string">
            <text:p>http://www.usgbc.org/node/2615194?return=/credits)</text:p>
          </table:table-cell>
          <table:table-cell table:formula="of:=&quot;(&quot;&amp;[.E7]" office:value-type="string" office:string-value="(http://www.usgbc.org/node/2615194?return=/credits)" calcext:value-type="string">
            <text:p>(http://www.usgbc.org/node/2615194?return=/credits)</text:p>
          </table:table-cell>
          <table:table-cell table:formula="of:=[.C7]&amp;[.F7]" office:value-type="string" office:string-value="[Access to quality transit](http://www.usgbc.org/node/2615194?return=/credits)" calcext:value-type="string">
            <text:p>[Access to quality transit](http://www.usgbc.org/node/2615194?return=/credits)</text:p>
          </table:table-cell>
          <table:table-cell office:value-type="string" calcext:value-type="string">
            <text:p>[Access to quality transit](http://www.usgbc.org/node/2615194?return=/credits)</text:p>
          </table:table-cell>
          <table:table-cell office:value-type="string" calcext:value-type="string">
            <text:p>Location &amp; transportation</text:p>
          </table:table-cell>
          <table:table-cell office:value-type="string" calcext:value-type="string">
            <text:p>Credit \| Up to 6 points</text:p>
          </table:table-cell>
          <table:table-cell office:value-type="string" calcext:value-type="string">
            <text:p>To encourage development in locations shown to have multimodal transportation choices or otherwise reduced motor vehicle use, thereby reducing greenhouse gas emissions, air pollution, and other environmental and public health harms associated with motor vehicle use.</text:p>
          </table:table-cell>
          <table:table-cell table:number-columns-repeated="1013"/>
        </table:table-row>
        <table:table-row table:style-name="ro2">
          <table:table-cell office:value-type="string" calcext:value-type="string">
            <text:p>Bicycle facilities</text:p>
          </table:table-cell>
          <table:table-cell table:formula="of:=[.A8]&amp;&quot;]&quot;" office:value-type="string" office:string-value="Bicycle facilities]" calcext:value-type="string">
            <text:p>Bicycle facilities]</text:p>
          </table:table-cell>
          <table:table-cell table:formula="of:=&quot;[&quot;&amp;[.B8]" office:value-type="string" office:string-value="[Bicycle facilities]" calcext:value-type="string">
            <text:p>[Bicycle facilities]</text:p>
          </table:table-cell>
          <table:table-cell office:value-type="string" calcext:value-type="string">
            <text:p>http://www.usgbc.org/node/2614413?return=/credits</text:p>
          </table:table-cell>
          <table:table-cell table:formula="of:=[.D8]&amp;&quot;)&quot;" office:value-type="string" office:string-value="http://www.usgbc.org/node/2614413?return=/credits)" calcext:value-type="string">
            <text:p>http://www.usgbc.org/node/2614413?return=/credits)</text:p>
          </table:table-cell>
          <table:table-cell table:formula="of:=&quot;(&quot;&amp;[.E8]" office:value-type="string" office:string-value="(http://www.usgbc.org/node/2614413?return=/credits)" calcext:value-type="string">
            <text:p>(http://www.usgbc.org/node/2614413?return=/credits)</text:p>
          </table:table-cell>
          <table:table-cell table:formula="of:=[.C8]&amp;[.F8]" office:value-type="string" office:string-value="[Bicycle facilities](http://www.usgbc.org/node/2614413?return=/credits)" calcext:value-type="string">
            <text:p>[Bicycle facilities](http://www.usgbc.org/node/2614413?return=/credits)</text:p>
          </table:table-cell>
          <table:table-cell office:value-type="string" calcext:value-type="string">
            <text:p>[Bicycle facilities](http://www.usgbc.org/node/2614413?return=/credits)</text:p>
          </table:table-cell>
          <table:table-cell office:value-type="string" calcext:value-type="string">
            <text:p>Location &amp; transportation</text:p>
          </table:table-cell>
          <table:table-cell office:value-type="string" calcext:value-type="string">
            <text:p>Credit \| 1 point</text:p>
          </table:table-cell>
          <table:table-cell office:value-type="string" calcext:value-type="string">
            <text:p>To promote bicycling and transportation efficiency and reduce vehicle distance traveled. To improve public health by encouraging utilitarian and recreational physical activity.</text:p>
          </table:table-cell>
          <table:table-cell table:number-columns-repeated="1013"/>
        </table:table-row>
        <table:table-row table:style-name="ro2">
          <table:table-cell office:value-type="string" calcext:value-type="string">
            <text:p>Reduced parking footprint</text:p>
          </table:table-cell>
          <table:table-cell table:formula="of:=[.A9]&amp;&quot;]&quot;" office:value-type="string" office:string-value="Reduced parking footprint]" calcext:value-type="string">
            <text:p>Reduced parking footprint]</text:p>
          </table:table-cell>
          <table:table-cell table:formula="of:=&quot;[&quot;&amp;[.B9]" office:value-type="string" office:string-value="[Reduced parking footprint]" calcext:value-type="string">
            <text:p>[Reduced parking footprint]</text:p>
          </table:table-cell>
          <table:table-cell office:value-type="string" calcext:value-type="string">
            <text:p>http://www.usgbc.org/node/2613971?return=/credits</text:p>
          </table:table-cell>
          <table:table-cell table:formula="of:=[.D9]&amp;&quot;)&quot;" office:value-type="string" office:string-value="http://www.usgbc.org/node/2613971?return=/credits)" calcext:value-type="string">
            <text:p>http://www.usgbc.org/node/2613971?return=/credits)</text:p>
          </table:table-cell>
          <table:table-cell table:formula="of:=&quot;(&quot;&amp;[.E9]" office:value-type="string" office:string-value="(http://www.usgbc.org/node/2613971?return=/credits)" calcext:value-type="string">
            <text:p>(http://www.usgbc.org/node/2613971?return=/credits)</text:p>
          </table:table-cell>
          <table:table-cell table:formula="of:=[.C9]&amp;[.F9]" office:value-type="string" office:string-value="[Reduced parking footprint](http://www.usgbc.org/node/2613971?return=/credits)" calcext:value-type="string">
            <text:p>[Reduced parking footprint](http://www.usgbc.org/node/2613971?return=/credits)</text:p>
          </table:table-cell>
          <table:table-cell office:value-type="string" calcext:value-type="string">
            <text:p>[Reduced parking footprint](http://www.usgbc.org/node/2613971?return=/credits)</text:p>
          </table:table-cell>
          <table:table-cell office:value-type="string" calcext:value-type="string">
            <text:p>Location &amp; transportation</text:p>
          </table:table-cell>
          <table:table-cell office:value-type="string" calcext:value-type="string">
            <text:p>Credit \| 1 point</text:p>
          </table:table-cell>
          <table:table-cell office:value-type="string" calcext:value-type="string">
            <text:p>To minimize the environmental harms associated with parking facilities, including automobile dependence, land consumption, and rainwater runoff.</text:p>
          </table:table-cell>
          <table:table-cell table:number-columns-repeated="1013"/>
        </table:table-row>
        <table:table-row table:style-name="ro2">
          <table:table-cell office:value-type="string" calcext:value-type="string">
            <text:p>Green vehicles</text:p>
          </table:table-cell>
          <table:table-cell table:formula="of:=[.A10]&amp;&quot;]&quot;" office:value-type="string" office:string-value="Green vehicles]" calcext:value-type="string">
            <text:p>Green vehicles]</text:p>
          </table:table-cell>
          <table:table-cell table:formula="of:=&quot;[&quot;&amp;[.B10]" office:value-type="string" office:string-value="[Green vehicles]" calcext:value-type="string">
            <text:p>[Green vehicles]</text:p>
          </table:table-cell>
          <table:table-cell office:value-type="string" calcext:value-type="string">
            <text:p>http://www.usgbc.org/node/2613735?return=/credits</text:p>
          </table:table-cell>
          <table:table-cell table:formula="of:=[.D10]&amp;&quot;)&quot;" office:value-type="string" office:string-value="http://www.usgbc.org/node/2613735?return=/credits)" calcext:value-type="string">
            <text:p>http://www.usgbc.org/node/2613735?return=/credits)</text:p>
          </table:table-cell>
          <table:table-cell table:formula="of:=&quot;(&quot;&amp;[.E10]" office:value-type="string" office:string-value="(http://www.usgbc.org/node/2613735?return=/credits)" calcext:value-type="string">
            <text:p>(http://www.usgbc.org/node/2613735?return=/credits)</text:p>
          </table:table-cell>
          <table:table-cell table:formula="of:=[.C10]&amp;[.F10]" office:value-type="string" office:string-value="[Green vehicles](http://www.usgbc.org/node/2613735?return=/credits)" calcext:value-type="string">
            <text:p>[Green vehicles](http://www.usgbc.org/node/2613735?return=/credits)</text:p>
          </table:table-cell>
          <table:table-cell office:value-type="string" calcext:value-type="string">
            <text:p>[Green vehicles](http://www.usgbc.org/node/2613735?return=/credits)</text:p>
          </table:table-cell>
          <table:table-cell office:value-type="string" calcext:value-type="string">
            <text:p>Location &amp; transportation</text:p>
          </table:table-cell>
          <table:table-cell office:value-type="string" calcext:value-type="string">
            <text:p>Credit \| 1 point</text:p>
          </table:table-cell>
          <table:table-cell office:value-type="string" calcext:value-type="string">
            <text:p>To reduce pollution by promoting alternatives to conventionally fueled automobiles.</text:p>
          </table:table-cell>
          <table:table-cell table:number-columns-repeated="1013"/>
        </table:table-row>
        <table:table-row table:style-name="ro2">
          <table:table-cell office:value-type="string" calcext:value-type="string">
            <text:p>Construction activity pollution prevention</text:p>
          </table:table-cell>
          <table:table-cell table:formula="of:=[.A11]&amp;&quot;]&quot;" office:value-type="string" office:string-value="Construction activity pollution prevention]" calcext:value-type="string">
            <text:p>Construction activity pollution prevention]</text:p>
          </table:table-cell>
          <table:table-cell table:formula="of:=&quot;[&quot;&amp;[.B11]" office:value-type="string" office:string-value="[Construction activity pollution prevention]" calcext:value-type="string">
            <text:p>[Construction activity pollution prevention]</text:p>
          </table:table-cell>
          <table:table-cell office:value-type="string" calcext:value-type="string">
            <text:p>http://www.usgbc.org/node/2612120?return=/credits</text:p>
          </table:table-cell>
          <table:table-cell table:formula="of:=[.D11]&amp;&quot;)&quot;" office:value-type="string" office:string-value="http://www.usgbc.org/node/2612120?return=/credits)" calcext:value-type="string">
            <text:p>http://www.usgbc.org/node/2612120?return=/credits)</text:p>
          </table:table-cell>
          <table:table-cell table:formula="of:=&quot;(&quot;&amp;[.E11]" office:value-type="string" office:string-value="(http://www.usgbc.org/node/2612120?return=/credits)" calcext:value-type="string">
            <text:p>(http://www.usgbc.org/node/2612120?return=/credits)</text:p>
          </table:table-cell>
          <table:table-cell table:formula="of:=[.C11]&amp;[.F11]" office:value-type="string" office:string-value="[Construction activity pollution prevention](http://www.usgbc.org/node/2612120?return=/credits)" calcext:value-type="string">
            <text:p>[Construction activity pollution prevention](http://www.usgbc.org/node/2612120?return=/credits)</text:p>
          </table:table-cell>
          <table:table-cell office:value-type="string" calcext:value-type="string">
            <text:p>[Construction activity pollution prevention](http://www.usgbc.org/node/2612120?return=/credits)</text:p>
          </table:table-cell>
          <table:table-cell office:value-type="string" calcext:value-type="string">
            <text:p>Sustainable sites</text:p>
          </table:table-cell>
          <table:table-cell office:value-type="string" calcext:value-type="string">
            <text:p>Prerequisite \| Required</text:p>
          </table:table-cell>
          <table:table-cell office:value-type="string" calcext:value-type="string">
            <text:p>To reduce pollution from construction activities by controlling soil erosion, waterway sedimentation, and airborne dust.</text:p>
          </table:table-cell>
          <table:table-cell table:number-columns-repeated="1013"/>
        </table:table-row>
        <table:table-row table:style-name="ro2">
          <table:table-cell office:value-type="string" calcext:value-type="string">
            <text:p>Site assessment</text:p>
          </table:table-cell>
          <table:table-cell table:formula="of:=[.A12]&amp;&quot;]&quot;" office:value-type="string" office:string-value="Site assessment]" calcext:value-type="string">
            <text:p>Site assessment]</text:p>
          </table:table-cell>
          <table:table-cell table:formula="of:=&quot;[&quot;&amp;[.B12]" office:value-type="string" office:string-value="[Site assessment]" calcext:value-type="string">
            <text:p>[Site assessment]</text:p>
          </table:table-cell>
          <table:table-cell office:value-type="string" calcext:value-type="string">
            <text:p>http://www.usgbc.org/node/2758172?return=/credits</text:p>
          </table:table-cell>
          <table:table-cell table:formula="of:=[.D12]&amp;&quot;)&quot;" office:value-type="string" office:string-value="http://www.usgbc.org/node/2758172?return=/credits)" calcext:value-type="string">
            <text:p>http://www.usgbc.org/node/2758172?return=/credits)</text:p>
          </table:table-cell>
          <table:table-cell table:formula="of:=&quot;(&quot;&amp;[.E12]" office:value-type="string" office:string-value="(http://www.usgbc.org/node/2758172?return=/credits)" calcext:value-type="string">
            <text:p>(http://www.usgbc.org/node/2758172?return=/credits)</text:p>
          </table:table-cell>
          <table:table-cell table:formula="of:=[.C12]&amp;[.F12]" office:value-type="string" office:string-value="[Site assessment](http://www.usgbc.org/node/2758172?return=/credits)" calcext:value-type="string">
            <text:p>[Site assessment](http://www.usgbc.org/node/2758172?return=/credits)</text:p>
          </table:table-cell>
          <table:table-cell office:value-type="string" calcext:value-type="string">
            <text:p>[Site assessment](http://www.usgbc.org/node/2758172?return=/credits)</text:p>
          </table:table-cell>
          <table:table-cell office:value-type="string" calcext:value-type="string">
            <text:p>Sustainable sites</text:p>
          </table:table-cell>
          <table:table-cell office:value-type="string" calcext:value-type="string">
            <text:p>Credit \| 1 point</text:p>
          </table:table-cell>
          <table:table-cell office:value-type="string" calcext:value-type="string">
            <text:p>To assess site conditions before design to evaluate sustainable options and inform related decisions about site design.</text:p>
          </table:table-cell>
          <table:table-cell table:number-columns-repeated="1013"/>
        </table:table-row>
        <table:table-row table:style-name="ro2">
          <table:table-cell office:value-type="string" calcext:value-type="string">
            <text:p>Site development - protect or restore habitat</text:p>
          </table:table-cell>
          <table:table-cell table:formula="of:=[.A13]&amp;&quot;]&quot;" office:value-type="string" office:string-value="Site development - protect or restore habitat]" calcext:value-type="string">
            <text:p>Site development - protect or restore habitat]</text:p>
          </table:table-cell>
          <table:table-cell table:formula="of:=&quot;[&quot;&amp;[.B13]" office:value-type="string" office:string-value="[Site development - protect or restore habitat]" calcext:value-type="string">
            <text:p>[Site development - protect or restore habitat]</text:p>
          </table:table-cell>
          <table:table-cell office:value-type="string" calcext:value-type="string">
            <text:p>http://www.usgbc.org/node/2758192?return=/credits</text:p>
          </table:table-cell>
          <table:table-cell table:formula="of:=[.D13]&amp;&quot;)&quot;" office:value-type="string" office:string-value="http://www.usgbc.org/node/2758192?return=/credits)" calcext:value-type="string">
            <text:p>http://www.usgbc.org/node/2758192?return=/credits)</text:p>
          </table:table-cell>
          <table:table-cell table:formula="of:=&quot;(&quot;&amp;[.E13]" office:value-type="string" office:string-value="(http://www.usgbc.org/node/2758192?return=/credits)" calcext:value-type="string">
            <text:p>(http://www.usgbc.org/node/2758192?return=/credits)</text:p>
          </table:table-cell>
          <table:table-cell table:formula="of:=[.C13]&amp;[.F13]" office:value-type="string" office:string-value="[Site development - protect or restore habitat](http://www.usgbc.org/node/2758192?return=/credits)" calcext:value-type="string">
            <text:p>[Site development - protect or restore habitat](http://www.usgbc.org/node/2758192?return=/credits)</text:p>
          </table:table-cell>
          <table:table-cell office:value-type="string" calcext:value-type="string">
            <text:p>[Site development - protect or restore habitat](http://www.usgbc.org/node/2758192?return=/credits)</text:p>
          </table:table-cell>
          <table:table-cell office:value-type="string" calcext:value-type="string">
            <text:p>Sustainable sites</text:p>
          </table:table-cell>
          <table:table-cell office:value-type="string" calcext:value-type="string">
            <text:p>Credit \| Up to 2 points</text:p>
          </table:table-cell>
          <table:table-cell office:value-type="string" calcext:value-type="string">
            <text:p>To conserve existing natural areas and restore damaged areas to provide habitat and promote biodiversity.</text:p>
          </table:table-cell>
          <table:table-cell table:number-columns-repeated="1013"/>
        </table:table-row>
        <table:table-row table:style-name="ro2">
          <table:table-cell office:value-type="string" calcext:value-type="string">
            <text:p>Open space</text:p>
          </table:table-cell>
          <table:table-cell table:formula="of:=[.A14]&amp;&quot;]&quot;" office:value-type="string" office:string-value="Open space]" calcext:value-type="string">
            <text:p>Open space]</text:p>
          </table:table-cell>
          <table:table-cell table:formula="of:=&quot;[&quot;&amp;[.B14]" office:value-type="string" office:string-value="[Open space]" calcext:value-type="string">
            <text:p>[Open space]</text:p>
          </table:table-cell>
          <table:table-cell office:value-type="string" calcext:value-type="string">
            <text:p>http://www.usgbc.org/node/2613129?return=/credits</text:p>
          </table:table-cell>
          <table:table-cell table:formula="of:=[.D14]&amp;&quot;)&quot;" office:value-type="string" office:string-value="http://www.usgbc.org/node/2613129?return=/credits)" calcext:value-type="string">
            <text:p>http://www.usgbc.org/node/2613129?return=/credits)</text:p>
          </table:table-cell>
          <table:table-cell table:formula="of:=&quot;(&quot;&amp;[.E14]" office:value-type="string" office:string-value="(http://www.usgbc.org/node/2613129?return=/credits)" calcext:value-type="string">
            <text:p>(http://www.usgbc.org/node/2613129?return=/credits)</text:p>
          </table:table-cell>
          <table:table-cell table:formula="of:=[.C14]&amp;[.F14]" office:value-type="string" office:string-value="[Open space](http://www.usgbc.org/node/2613129?return=/credits)" calcext:value-type="string">
            <text:p>[Open space](http://www.usgbc.org/node/2613129?return=/credits)</text:p>
          </table:table-cell>
          <table:table-cell office:value-type="string" calcext:value-type="string">
            <text:p>[Open space](http://www.usgbc.org/node/2613129?return=/credits)</text:p>
          </table:table-cell>
          <table:table-cell office:value-type="string" calcext:value-type="string">
            <text:p>Sustainable sites</text:p>
          </table:table-cell>
          <table:table-cell office:value-type="string" calcext:value-type="string">
            <text:p>Credit \| 1 point</text:p>
          </table:table-cell>
          <table:table-cell office:value-type="string" calcext:value-type="string">
            <text:p>To create exterior open space that encourages interaction with the environment, social interaction, passive recreation, and physical activities.</text:p>
          </table:table-cell>
          <table:table-cell table:number-columns-repeated="1013"/>
        </table:table-row>
        <table:table-row table:style-name="ro2">
          <table:table-cell office:value-type="string" calcext:value-type="string">
            <text:p>Rainwater management</text:p>
          </table:table-cell>
          <table:table-cell table:formula="of:=[.A15]&amp;&quot;]&quot;" office:value-type="string" office:string-value="Rainwater management]" calcext:value-type="string">
            <text:p>Rainwater management]</text:p>
          </table:table-cell>
          <table:table-cell table:formula="of:=&quot;[&quot;&amp;[.B15]" office:value-type="string" office:string-value="[Rainwater management]" calcext:value-type="string">
            <text:p>[Rainwater management]</text:p>
          </table:table-cell>
          <table:table-cell office:value-type="string" calcext:value-type="string">
            <text:p>http://www.usgbc.org/node/2764291?return=/credits</text:p>
          </table:table-cell>
          <table:table-cell table:formula="of:=[.D15]&amp;&quot;)&quot;" office:value-type="string" office:string-value="http://www.usgbc.org/node/2764291?return=/credits)" calcext:value-type="string">
            <text:p>http://www.usgbc.org/node/2764291?return=/credits)</text:p>
          </table:table-cell>
          <table:table-cell table:formula="of:=&quot;(&quot;&amp;[.E15]" office:value-type="string" office:string-value="(http://www.usgbc.org/node/2764291?return=/credits)" calcext:value-type="string">
            <text:p>(http://www.usgbc.org/node/2764291?return=/credits)</text:p>
          </table:table-cell>
          <table:table-cell table:formula="of:=[.C15]&amp;[.F15]" office:value-type="string" office:string-value="[Rainwater management](http://www.usgbc.org/node/2764291?return=/credits)" calcext:value-type="string">
            <text:p>[Rainwater management](http://www.usgbc.org/node/2764291?return=/credits)</text:p>
          </table:table-cell>
          <table:table-cell office:value-type="string" calcext:value-type="string">
            <text:p>[Rainwater management](http://www.usgbc.org/node/2764291?return=/credits)</text:p>
          </table:table-cell>
          <table:table-cell office:value-type="string" calcext:value-type="string">
            <text:p>Sustainable sites</text:p>
          </table:table-cell>
          <table:table-cell office:value-type="string" calcext:value-type="string">
            <text:p>Credit \| Up to 3 points</text:p>
          </table:table-cell>
          <table:table-cell office:value-type="string" calcext:value-type="string">
            <text:p>To reduce runoff volume and improve water quality by replicating the natural hydrology and water balance of the site, based on historical conditions and undeveloped ecosystems in the region.</text:p>
          </table:table-cell>
          <table:table-cell table:number-columns-repeated="1013"/>
        </table:table-row>
        <table:table-row table:style-name="ro2">
          <table:table-cell office:value-type="string" calcext:value-type="string">
            <text:p>Heat island reduction</text:p>
          </table:table-cell>
          <table:table-cell table:formula="of:=[.A16]&amp;&quot;]&quot;" office:value-type="string" office:string-value="Heat island reduction]" calcext:value-type="string">
            <text:p>Heat island reduction]</text:p>
          </table:table-cell>
          <table:table-cell table:formula="of:=&quot;[&quot;&amp;[.B16]" office:value-type="string" office:string-value="[Heat island reduction]" calcext:value-type="string">
            <text:p>[Heat island reduction]</text:p>
          </table:table-cell>
          <table:table-cell office:value-type="string" calcext:value-type="string">
            <text:p>http://www.usgbc.org/node/2613950?return=/credits</text:p>
          </table:table-cell>
          <table:table-cell table:formula="of:=[.D16]&amp;&quot;)&quot;" office:value-type="string" office:string-value="http://www.usgbc.org/node/2613950?return=/credits)" calcext:value-type="string">
            <text:p>http://www.usgbc.org/node/2613950?return=/credits)</text:p>
          </table:table-cell>
          <table:table-cell table:formula="of:=&quot;(&quot;&amp;[.E16]" office:value-type="string" office:string-value="(http://www.usgbc.org/node/2613950?return=/credits)" calcext:value-type="string">
            <text:p>(http://www.usgbc.org/node/2613950?return=/credits)</text:p>
          </table:table-cell>
          <table:table-cell table:formula="of:=[.C16]&amp;[.F16]" office:value-type="string" office:string-value="[Heat island reduction](http://www.usgbc.org/node/2613950?return=/credits)" calcext:value-type="string">
            <text:p>[Heat island reduction](http://www.usgbc.org/node/2613950?return=/credits)</text:p>
          </table:table-cell>
          <table:table-cell office:value-type="string" calcext:value-type="string">
            <text:p>[Heat island reduction](http://www.usgbc.org/node/2613950?return=/credits)</text:p>
          </table:table-cell>
          <table:table-cell office:value-type="string" calcext:value-type="string">
            <text:p>Sustainable sites</text:p>
          </table:table-cell>
          <table:table-cell office:value-type="string" calcext:value-type="string">
            <text:p>Credit \| Up to 2 points</text:p>
          </table:table-cell>
          <table:table-cell office:value-type="string" calcext:value-type="string">
            <text:p>To minimize effects on microclimates and human and wildlife habitats by reducing heat islands.</text:p>
          </table:table-cell>
          <table:table-cell table:number-columns-repeated="1013"/>
        </table:table-row>
        <table:table-row table:style-name="ro2">
          <table:table-cell office:value-type="string" calcext:value-type="string">
            <text:p>Light pollution reduction</text:p>
          </table:table-cell>
          <table:table-cell table:formula="of:=[.A17]&amp;&quot;]&quot;" office:value-type="string" office:string-value="Light pollution reduction]" calcext:value-type="string">
            <text:p>Light pollution reduction]</text:p>
          </table:table-cell>
          <table:table-cell table:formula="of:=&quot;[&quot;&amp;[.B17]" office:value-type="string" office:string-value="[Light pollution reduction]" calcext:value-type="string">
            <text:p>[Light pollution reduction]</text:p>
          </table:table-cell>
          <table:table-cell office:value-type="string" calcext:value-type="string">
            <text:p>http://www.usgbc.org/node/2600382?return=/credits</text:p>
          </table:table-cell>
          <table:table-cell table:formula="of:=[.D17]&amp;&quot;)&quot;" office:value-type="string" office:string-value="http://www.usgbc.org/node/2600382?return=/credits)" calcext:value-type="string">
            <text:p>http://www.usgbc.org/node/2600382?return=/credits)</text:p>
          </table:table-cell>
          <table:table-cell table:formula="of:=&quot;(&quot;&amp;[.E17]" office:value-type="string" office:string-value="(http://www.usgbc.org/node/2600382?return=/credits)" calcext:value-type="string">
            <text:p>(http://www.usgbc.org/node/2600382?return=/credits)</text:p>
          </table:table-cell>
          <table:table-cell table:formula="of:=[.C17]&amp;[.F17]" office:value-type="string" office:string-value="[Light pollution reduction](http://www.usgbc.org/node/2600382?return=/credits)" calcext:value-type="string">
            <text:p>[Light pollution reduction](http://www.usgbc.org/node/2600382?return=/credits)</text:p>
          </table:table-cell>
          <table:table-cell office:value-type="string" calcext:value-type="string">
            <text:p>[Light pollution reduction](http://www.usgbc.org/node/2600382?return=/credits)</text:p>
          </table:table-cell>
          <table:table-cell office:value-type="string" calcext:value-type="string">
            <text:p>Sustainable sites</text:p>
          </table:table-cell>
          <table:table-cell office:value-type="string" calcext:value-type="string">
            <text:p>Credit \| 1 point</text:p>
          </table:table-cell>
          <table:table-cell office:value-type="string" calcext:value-type="string">
            <text:p>To increase night sky access, improve nighttime visibility, and reduce the consequences of development for wildlife and people.</text:p>
          </table:table-cell>
          <table:table-cell table:number-columns-repeated="1013"/>
        </table:table-row>
        <table:table-row table:style-name="ro2">
          <table:table-cell office:value-type="string" calcext:value-type="string">
            <text:p>Tenant design and construction guidelines</text:p>
          </table:table-cell>
          <table:table-cell table:formula="of:=[.A18]&amp;&quot;]&quot;" office:value-type="string" office:string-value="Tenant design and construction guidelines]" calcext:value-type="string">
            <text:p>Tenant design and construction guidelines]</text:p>
          </table:table-cell>
          <table:table-cell table:formula="of:=&quot;[&quot;&amp;[.B18]" office:value-type="string" office:string-value="[Tenant design and construction guidelines]" calcext:value-type="string">
            <text:p>[Tenant design and construction guidelines]</text:p>
          </table:table-cell>
          <table:table-cell office:value-type="string" calcext:value-type="string">
            <text:p>http://www.usgbc.org/node/2613626?return=/credits</text:p>
          </table:table-cell>
          <table:table-cell table:formula="of:=[.D18]&amp;&quot;)&quot;" office:value-type="string" office:string-value="http://www.usgbc.org/node/2613626?return=/credits)" calcext:value-type="string">
            <text:p>http://www.usgbc.org/node/2613626?return=/credits)</text:p>
          </table:table-cell>
          <table:table-cell table:formula="of:=&quot;(&quot;&amp;[.E18]" office:value-type="string" office:string-value="(http://www.usgbc.org/node/2613626?return=/credits)" calcext:value-type="string">
            <text:p>(http://www.usgbc.org/node/2613626?return=/credits)</text:p>
          </table:table-cell>
          <table:table-cell table:formula="of:=[.C18]&amp;[.F18]" office:value-type="string" office:string-value="[Tenant design and construction guidelines](http://www.usgbc.org/node/2613626?return=/credits)" calcext:value-type="string">
            <text:p>[Tenant design and construction guidelines](http://www.usgbc.org/node/2613626?return=/credits)</text:p>
          </table:table-cell>
          <table:table-cell office:value-type="string" calcext:value-type="string">
            <text:p>[Tenant design and construction guidelines](http://www.usgbc.org/node/2613626?return=/credits)</text:p>
          </table:table-cell>
          <table:table-cell office:value-type="string" calcext:value-type="string">
            <text:p>Sustainable sites</text:p>
          </table:table-cell>
          <table:table-cell office:value-type="string" calcext:value-type="string">
            <text:p>Credit \| 1 point</text:p>
          </table:table-cell>
          <table:table-cell office:value-type="string" calcext:value-type="string">
            <text:p>To educate tenants in implementing sustainable design and construction features in their tenant improvement build-outs.</text:p>
          </table:table-cell>
          <table:table-cell table:number-columns-repeated="1013"/>
        </table:table-row>
        <table:table-row table:style-name="ro2">
          <table:table-cell office:value-type="string" calcext:value-type="string">
            <text:p>Outdoor water use reduction</text:p>
          </table:table-cell>
          <table:table-cell table:formula="of:=[.A19]&amp;&quot;]&quot;" office:value-type="string" office:string-value="Outdoor water use reduction]" calcext:value-type="string">
            <text:p>Outdoor water use reduction]</text:p>
          </table:table-cell>
          <table:table-cell table:formula="of:=&quot;[&quot;&amp;[.B19]" office:value-type="string" office:string-value="[Outdoor water use reduction]" calcext:value-type="string">
            <text:p>[Outdoor water use reduction]</text:p>
          </table:table-cell>
          <table:table-cell office:value-type="string" calcext:value-type="string">
            <text:p>http://www.usgbc.org/node/2611372?return=/credits</text:p>
          </table:table-cell>
          <table:table-cell table:formula="of:=[.D19]&amp;&quot;)&quot;" office:value-type="string" office:string-value="http://www.usgbc.org/node/2611372?return=/credits)" calcext:value-type="string">
            <text:p>http://www.usgbc.org/node/2611372?return=/credits)</text:p>
          </table:table-cell>
          <table:table-cell table:formula="of:=&quot;(&quot;&amp;[.E19]" office:value-type="string" office:string-value="(http://www.usgbc.org/node/2611372?return=/credits)" calcext:value-type="string">
            <text:p>(http://www.usgbc.org/node/2611372?return=/credits)</text:p>
          </table:table-cell>
          <table:table-cell table:formula="of:=[.C19]&amp;[.F19]" office:value-type="string" office:string-value="[Outdoor water use reduction](http://www.usgbc.org/node/2611372?return=/credits)" calcext:value-type="string">
            <text:p>[Outdoor water use reduction](http://www.usgbc.org/node/2611372?return=/credits)</text:p>
          </table:table-cell>
          <table:table-cell office:value-type="string" calcext:value-type="string">
            <text:p>[Outdoor water use reduction](http://www.usgbc.org/node/2611372?return=/credits)</text:p>
          </table:table-cell>
          <table:table-cell office:value-type="string" calcext:value-type="string">
            <text:p>Water efficiency</text:p>
          </table:table-cell>
          <table:table-cell office:value-type="string" calcext:value-type="string">
            <text:p>Prerequisite \| Required</text:p>
          </table:table-cell>
          <table:table-cell office:value-type="string" calcext:value-type="string">
            <text:p>To reduce outdoor water consumption.</text:p>
          </table:table-cell>
          <table:table-cell table:number-columns-repeated="1013"/>
        </table:table-row>
        <table:table-row table:style-name="ro2">
          <table:table-cell office:value-type="string" calcext:value-type="string">
            <text:p>Indoor water use reduction</text:p>
          </table:table-cell>
          <table:table-cell table:formula="of:=[.A20]&amp;&quot;]&quot;" office:value-type="string" office:string-value="Indoor water use reduction]" calcext:value-type="string">
            <text:p>Indoor water use reduction]</text:p>
          </table:table-cell>
          <table:table-cell table:formula="of:=&quot;[&quot;&amp;[.B20]" office:value-type="string" office:string-value="[Indoor water use reduction]" calcext:value-type="string">
            <text:p>[Indoor water use reduction]</text:p>
          </table:table-cell>
          <table:table-cell office:value-type="string" calcext:value-type="string">
            <text:p>http://www.usgbc.org/node/1734960?return=/credits</text:p>
          </table:table-cell>
          <table:table-cell table:formula="of:=[.D20]&amp;&quot;)&quot;" office:value-type="string" office:string-value="http://www.usgbc.org/node/1734960?return=/credits)" calcext:value-type="string">
            <text:p>http://www.usgbc.org/node/1734960?return=/credits)</text:p>
          </table:table-cell>
          <table:table-cell table:formula="of:=&quot;(&quot;&amp;[.E20]" office:value-type="string" office:string-value="(http://www.usgbc.org/node/1734960?return=/credits)" calcext:value-type="string">
            <text:p>(http://www.usgbc.org/node/1734960?return=/credits)</text:p>
          </table:table-cell>
          <table:table-cell table:formula="of:=[.C20]&amp;[.F20]" office:value-type="string" office:string-value="[Indoor water use reduction](http://www.usgbc.org/node/1734960?return=/credits)" calcext:value-type="string">
            <text:p>[Indoor water use reduction](http://www.usgbc.org/node/1734960?return=/credits)</text:p>
          </table:table-cell>
          <table:table-cell office:value-type="string" calcext:value-type="string">
            <text:p>[Indoor water use reduction](http://www.usgbc.org/node/1734960?return=/credits)</text:p>
          </table:table-cell>
          <table:table-cell office:value-type="string" calcext:value-type="string">
            <text:p>Water efficiency</text:p>
          </table:table-cell>
          <table:table-cell office:value-type="string" calcext:value-type="string">
            <text:p>Prerequisite \| Required</text:p>
          </table:table-cell>
          <table:table-cell office:value-type="string" calcext:value-type="string">
            <text:p>To reduce indoor water consumption.</text:p>
          </table:table-cell>
          <table:table-cell table:number-columns-repeated="1013"/>
        </table:table-row>
        <table:table-row table:style-name="ro2">
          <table:table-cell office:value-type="string" calcext:value-type="string">
            <text:p>Building-level water metering</text:p>
          </table:table-cell>
          <table:table-cell table:formula="of:=[.A21]&amp;&quot;]&quot;" office:value-type="string" office:string-value="Building-level water metering]" calcext:value-type="string">
            <text:p>Building-level water metering]</text:p>
          </table:table-cell>
          <table:table-cell table:formula="of:=&quot;[&quot;&amp;[.B21]" office:value-type="string" office:string-value="[Building-level water metering]" calcext:value-type="string">
            <text:p>[Building-level water metering]</text:p>
          </table:table-cell>
          <table:table-cell office:value-type="string" calcext:value-type="string">
            <text:p>http://www.usgbc.org/node/2611406?return=/credits</text:p>
          </table:table-cell>
          <table:table-cell table:formula="of:=[.D21]&amp;&quot;)&quot;" office:value-type="string" office:string-value="http://www.usgbc.org/node/2611406?return=/credits)" calcext:value-type="string">
            <text:p>http://www.usgbc.org/node/2611406?return=/credits)</text:p>
          </table:table-cell>
          <table:table-cell table:formula="of:=&quot;(&quot;&amp;[.E21]" office:value-type="string" office:string-value="(http://www.usgbc.org/node/2611406?return=/credits)" calcext:value-type="string">
            <text:p>(http://www.usgbc.org/node/2611406?return=/credits)</text:p>
          </table:table-cell>
          <table:table-cell table:formula="of:=[.C21]&amp;[.F21]" office:value-type="string" office:string-value="[Building-level water metering](http://www.usgbc.org/node/2611406?return=/credits)" calcext:value-type="string">
            <text:p>[Building-level water metering](http://www.usgbc.org/node/2611406?return=/credits)</text:p>
          </table:table-cell>
          <table:table-cell office:value-type="string" calcext:value-type="string">
            <text:p>[Building-level water metering](http://www.usgbc.org/node/2611406?return=/credits)</text:p>
          </table:table-cell>
          <table:table-cell office:value-type="string" calcext:value-type="string">
            <text:p>Water efficiency</text:p>
          </table:table-cell>
          <table:table-cell office:value-type="string" calcext:value-type="string">
            <text:p>Prerequisite \| Required</text:p>
          </table:table-cell>
          <table:table-cell office:value-type="string" calcext:value-type="string">
            <text:p>To support water management and identify opportunities for additional water savings by tracking water consumption.</text:p>
          </table:table-cell>
          <table:table-cell table:number-columns-repeated="1013"/>
        </table:table-row>
        <table:table-row table:style-name="ro2">
          <table:table-cell office:value-type="string" calcext:value-type="string">
            <text:p>Outdoor water use reduction</text:p>
          </table:table-cell>
          <table:table-cell table:formula="of:=[.A22]&amp;&quot;]&quot;" office:value-type="string" office:string-value="Outdoor water use reduction]" calcext:value-type="string">
            <text:p>Outdoor water use reduction]</text:p>
          </table:table-cell>
          <table:table-cell table:formula="of:=&quot;[&quot;&amp;[.B22]" office:value-type="string" office:string-value="[Outdoor water use reduction]" calcext:value-type="string">
            <text:p>[Outdoor water use reduction]</text:p>
          </table:table-cell>
          <table:table-cell office:value-type="string" calcext:value-type="string">
            <text:p>http://www.usgbc.org/node/2601093?return=/credits</text:p>
          </table:table-cell>
          <table:table-cell table:formula="of:=[.D22]&amp;&quot;)&quot;" office:value-type="string" office:string-value="http://www.usgbc.org/node/2601093?return=/credits)" calcext:value-type="string">
            <text:p>http://www.usgbc.org/node/2601093?return=/credits)</text:p>
          </table:table-cell>
          <table:table-cell table:formula="of:=&quot;(&quot;&amp;[.E22]" office:value-type="string" office:string-value="(http://www.usgbc.org/node/2601093?return=/credits)" calcext:value-type="string">
            <text:p>(http://www.usgbc.org/node/2601093?return=/credits)</text:p>
          </table:table-cell>
          <table:table-cell table:formula="of:=[.C22]&amp;[.F22]" office:value-type="string" office:string-value="[Outdoor water use reduction](http://www.usgbc.org/node/2601093?return=/credits)" calcext:value-type="string">
            <text:p>[Outdoor water use reduction](http://www.usgbc.org/node/2601093?return=/credits)</text:p>
          </table:table-cell>
          <table:table-cell office:value-type="string" calcext:value-type="string">
            <text:p>[Outdoor water use reduction](http://www.usgbc.org/node/2601093?return=/credits)</text:p>
          </table:table-cell>
          <table:table-cell office:value-type="string" calcext:value-type="string">
            <text:p>Water efficiency</text:p>
          </table:table-cell>
          <table:table-cell office:value-type="string" calcext:value-type="string">
            <text:p>Credit \| Up to 2 points</text:p>
          </table:table-cell>
          <table:table-cell office:value-type="string" calcext:value-type="string">
            <text:p>To reduce outdoor water consumption.</text:p>
          </table:table-cell>
          <table:table-cell table:number-columns-repeated="1013"/>
        </table:table-row>
        <table:table-row table:style-name="ro2">
          <table:table-cell office:value-type="string" calcext:value-type="string">
            <text:p>Indoor water use reduction</text:p>
          </table:table-cell>
          <table:table-cell table:formula="of:=[.A23]&amp;&quot;]&quot;" office:value-type="string" office:string-value="Indoor water use reduction]" calcext:value-type="string">
            <text:p>Indoor water use reduction]</text:p>
          </table:table-cell>
          <table:table-cell table:formula="of:=&quot;[&quot;&amp;[.B23]" office:value-type="string" office:string-value="[Indoor water use reduction]" calcext:value-type="string">
            <text:p>[Indoor water use reduction]</text:p>
          </table:table-cell>
          <table:table-cell office:value-type="string" calcext:value-type="string">
            <text:p>http://www.usgbc.org/node/2611414?return=/credits</text:p>
          </table:table-cell>
          <table:table-cell table:formula="of:=[.D23]&amp;&quot;)&quot;" office:value-type="string" office:string-value="http://www.usgbc.org/node/2611414?return=/credits)" calcext:value-type="string">
            <text:p>http://www.usgbc.org/node/2611414?return=/credits)</text:p>
          </table:table-cell>
          <table:table-cell table:formula="of:=&quot;(&quot;&amp;[.E23]" office:value-type="string" office:string-value="(http://www.usgbc.org/node/2611414?return=/credits)" calcext:value-type="string">
            <text:p>(http://www.usgbc.org/node/2611414?return=/credits)</text:p>
          </table:table-cell>
          <table:table-cell table:formula="of:=[.C23]&amp;[.F23]" office:value-type="string" office:string-value="[Indoor water use reduction](http://www.usgbc.org/node/2611414?return=/credits)" calcext:value-type="string">
            <text:p>[Indoor water use reduction](http://www.usgbc.org/node/2611414?return=/credits)</text:p>
          </table:table-cell>
          <table:table-cell office:value-type="string" calcext:value-type="string">
            <text:p>[Indoor water use reduction](http://www.usgbc.org/node/2611414?return=/credits)</text:p>
          </table:table-cell>
          <table:table-cell office:value-type="string" calcext:value-type="string">
            <text:p>Water efficiency</text:p>
          </table:table-cell>
          <table:table-cell office:value-type="string" calcext:value-type="string">
            <text:p>Credit \| Up to 6 points</text:p>
          </table:table-cell>
          <table:table-cell office:value-type="string" calcext:value-type="string">
            <text:p>To reduce indoor water consumption.</text:p>
          </table:table-cell>
          <table:table-cell table:number-columns-repeated="1013"/>
        </table:table-row>
        <table:table-row table:style-name="ro2">
          <table:table-cell office:value-type="string" calcext:value-type="string">
            <text:p>Cooling tower water use</text:p>
          </table:table-cell>
          <table:table-cell table:formula="of:=[.A24]&amp;&quot;]&quot;" office:value-type="string" office:string-value="Cooling tower water use]" calcext:value-type="string">
            <text:p>Cooling tower water use]</text:p>
          </table:table-cell>
          <table:table-cell table:formula="of:=&quot;[&quot;&amp;[.B24]" office:value-type="string" office:string-value="[Cooling tower water use]" calcext:value-type="string">
            <text:p>[Cooling tower water use]</text:p>
          </table:table-cell>
          <table:table-cell office:value-type="string" calcext:value-type="string">
            <text:p>http://www.usgbc.org/node/2611780?return=/credits</text:p>
          </table:table-cell>
          <table:table-cell table:formula="of:=[.D24]&amp;&quot;)&quot;" office:value-type="string" office:string-value="http://www.usgbc.org/node/2611780?return=/credits)" calcext:value-type="string">
            <text:p>http://www.usgbc.org/node/2611780?return=/credits)</text:p>
          </table:table-cell>
          <table:table-cell table:formula="of:=&quot;(&quot;&amp;[.E24]" office:value-type="string" office:string-value="(http://www.usgbc.org/node/2611780?return=/credits)" calcext:value-type="string">
            <text:p>(http://www.usgbc.org/node/2611780?return=/credits)</text:p>
          </table:table-cell>
          <table:table-cell table:formula="of:=[.C24]&amp;[.F24]" office:value-type="string" office:string-value="[Cooling tower water use](http://www.usgbc.org/node/2611780?return=/credits)" calcext:value-type="string">
            <text:p>[Cooling tower water use](http://www.usgbc.org/node/2611780?return=/credits)</text:p>
          </table:table-cell>
          <table:table-cell office:value-type="string" calcext:value-type="string">
            <text:p>[Cooling tower water use](http://www.usgbc.org/node/2611780?return=/credits)</text:p>
          </table:table-cell>
          <table:table-cell office:value-type="string" calcext:value-type="string">
            <text:p>Water efficiency</text:p>
          </table:table-cell>
          <table:table-cell office:value-type="string" calcext:value-type="string">
            <text:p>Credit \| Up to 2 points</text:p>
          </table:table-cell>
          <table:table-cell office:value-type="string" calcext:value-type="string">
            <text:p>To conserve water used for cooling tower makeup while controlling microbes, corrosion, and scale in the condenser water system.</text:p>
          </table:table-cell>
          <table:table-cell table:number-columns-repeated="1013"/>
        </table:table-row>
        <table:table-row table:style-name="ro2">
          <table:table-cell office:value-type="string" calcext:value-type="string">
            <text:p>Water metering</text:p>
          </table:table-cell>
          <table:table-cell table:formula="of:=[.A25]&amp;&quot;]&quot;" office:value-type="string" office:string-value="Water metering]" calcext:value-type="string">
            <text:p>Water metering]</text:p>
          </table:table-cell>
          <table:table-cell table:formula="of:=&quot;[&quot;&amp;[.B25]" office:value-type="string" office:string-value="[Water metering]" calcext:value-type="string">
            <text:p>[Water metering]</text:p>
          </table:table-cell>
          <table:table-cell office:value-type="string" calcext:value-type="string">
            <text:p>http://www.usgbc.org/node/2611799?return=/credits</text:p>
          </table:table-cell>
          <table:table-cell table:formula="of:=[.D25]&amp;&quot;)&quot;" office:value-type="string" office:string-value="http://www.usgbc.org/node/2611799?return=/credits)" calcext:value-type="string">
            <text:p>http://www.usgbc.org/node/2611799?return=/credits)</text:p>
          </table:table-cell>
          <table:table-cell table:formula="of:=&quot;(&quot;&amp;[.E25]" office:value-type="string" office:string-value="(http://www.usgbc.org/node/2611799?return=/credits)" calcext:value-type="string">
            <text:p>(http://www.usgbc.org/node/2611799?return=/credits)</text:p>
          </table:table-cell>
          <table:table-cell table:formula="of:=[.C25]&amp;[.F25]" office:value-type="string" office:string-value="[Water metering](http://www.usgbc.org/node/2611799?return=/credits)" calcext:value-type="string">
            <text:p>[Water metering](http://www.usgbc.org/node/2611799?return=/credits)</text:p>
          </table:table-cell>
          <table:table-cell office:value-type="string" calcext:value-type="string">
            <text:p>[Water metering](http://www.usgbc.org/node/2611799?return=/credits)</text:p>
          </table:table-cell>
          <table:table-cell office:value-type="string" calcext:value-type="string">
            <text:p>Water efficiency</text:p>
          </table:table-cell>
          <table:table-cell office:value-type="string" calcext:value-type="string">
            <text:p>Credit \| 1 point</text:p>
          </table:table-cell>
          <table:table-cell office:value-type="string" calcext:value-type="string">
            <text:p>To support water management and identify opportunities for additional water savings by tracking water consumption.</text:p>
          </table:table-cell>
          <table:table-cell table:number-columns-repeated="1013"/>
        </table:table-row>
        <table:table-row table:style-name="ro2">
          <table:table-cell office:value-type="string" calcext:value-type="string">
            <text:p>Fundamental commissioning and verification</text:p>
          </table:table-cell>
          <table:table-cell table:formula="of:=[.A26]&amp;&quot;]&quot;" office:value-type="string" office:string-value="Fundamental commissioning and verification]" calcext:value-type="string">
            <text:p>Fundamental commissioning and verification]</text:p>
          </table:table-cell>
          <table:table-cell table:formula="of:=&quot;[&quot;&amp;[.B26]" office:value-type="string" office:string-value="[Fundamental commissioning and verification]" calcext:value-type="string">
            <text:p>[Fundamental commissioning and verification]</text:p>
          </table:table-cell>
          <table:table-cell office:value-type="string" calcext:value-type="string">
            <text:p>http://www.usgbc.org/node/2612328?return=/credits</text:p>
          </table:table-cell>
          <table:table-cell table:formula="of:=[.D26]&amp;&quot;)&quot;" office:value-type="string" office:string-value="http://www.usgbc.org/node/2612328?return=/credits)" calcext:value-type="string">
            <text:p>http://www.usgbc.org/node/2612328?return=/credits)</text:p>
          </table:table-cell>
          <table:table-cell table:formula="of:=&quot;(&quot;&amp;[.E26]" office:value-type="string" office:string-value="(http://www.usgbc.org/node/2612328?return=/credits)" calcext:value-type="string">
            <text:p>(http://www.usgbc.org/node/2612328?return=/credits)</text:p>
          </table:table-cell>
          <table:table-cell table:formula="of:=[.C26]&amp;[.F26]" office:value-type="string" office:string-value="[Fundamental commissioning and verification](http://www.usgbc.org/node/2612328?return=/credits)" calcext:value-type="string">
            <text:p>[Fundamental commissioning and verification](http://www.usgbc.org/node/2612328?return=/credits)</text:p>
          </table:table-cell>
          <table:table-cell office:value-type="string" calcext:value-type="string">
            <text:p>[Fundamental commissioning and verification](http://www.usgbc.org/node/2612328?return=/credits)</text:p>
          </table:table-cell>
          <table:table-cell office:value-type="string" calcext:value-type="string">
            <text:p>Energy &amp; atmosphere</text:p>
          </table:table-cell>
          <table:table-cell office:value-type="string" calcext:value-type="string">
            <text:p>Prerequisite \| Required</text:p>
          </table:table-cell>
          <table:table-cell office:value-type="string" calcext:value-type="string">
            <text:p>To support the design, construction, and eventual operation of a project that meets the owner’s project requirements for energy, water, indoor environmental quality, and durability.</text:p>
          </table:table-cell>
          <table:table-cell table:number-columns-repeated="1013"/>
        </table:table-row>
        <table:table-row table:style-name="ro2">
          <table:table-cell office:value-type="string" calcext:value-type="string">
            <text:p>Minimum energy performance</text:p>
          </table:table-cell>
          <table:table-cell table:formula="of:=[.A27]&amp;&quot;]&quot;" office:value-type="string" office:string-value="Minimum energy performance]" calcext:value-type="string">
            <text:p>Minimum energy performance]</text:p>
          </table:table-cell>
          <table:table-cell table:formula="of:=&quot;[&quot;&amp;[.B27]" office:value-type="string" office:string-value="[Minimum energy performance]" calcext:value-type="string">
            <text:p>[Minimum energy performance]</text:p>
          </table:table-cell>
          <table:table-cell office:value-type="string" calcext:value-type="string">
            <text:p>http://www.usgbc.org/node/2613358?return=/credits</text:p>
          </table:table-cell>
          <table:table-cell table:formula="of:=[.D27]&amp;&quot;)&quot;" office:value-type="string" office:string-value="http://www.usgbc.org/node/2613358?return=/credits)" calcext:value-type="string">
            <text:p>http://www.usgbc.org/node/2613358?return=/credits)</text:p>
          </table:table-cell>
          <table:table-cell table:formula="of:=&quot;(&quot;&amp;[.E27]" office:value-type="string" office:string-value="(http://www.usgbc.org/node/2613358?return=/credits)" calcext:value-type="string">
            <text:p>(http://www.usgbc.org/node/2613358?return=/credits)</text:p>
          </table:table-cell>
          <table:table-cell table:formula="of:=[.C27]&amp;[.F27]" office:value-type="string" office:string-value="[Minimum energy performance](http://www.usgbc.org/node/2613358?return=/credits)" calcext:value-type="string">
            <text:p>[Minimum energy performance](http://www.usgbc.org/node/2613358?return=/credits)</text:p>
          </table:table-cell>
          <table:table-cell office:value-type="string" calcext:value-type="string">
            <text:p>[Minimum energy performance](http://www.usgbc.org/node/2613358?return=/credits)</text:p>
          </table:table-cell>
          <table:table-cell office:value-type="string" calcext:value-type="string">
            <text:p>Energy &amp; atmosphere</text:p>
          </table:table-cell>
          <table:table-cell office:value-type="string" calcext:value-type="string">
            <text:p>Prerequisite \| Required</text:p>
          </table:table-cell>
          <table:table-cell office:value-type="string" calcext:value-type="string">
            <text:p>To reduce the environmental and economic harms of excessive energy use by achieving a minimum level of energy efficiency for the building and its systems.</text:p>
          </table:table-cell>
          <table:table-cell table:number-columns-repeated="1013"/>
        </table:table-row>
        <table:table-row table:style-name="ro2">
          <table:table-cell office:value-type="string" calcext:value-type="string">
            <text:p>Building-level energy metering</text:p>
          </table:table-cell>
          <table:table-cell table:formula="of:=[.A28]&amp;&quot;]&quot;" office:value-type="string" office:string-value="Building-level energy metering]" calcext:value-type="string">
            <text:p>Building-level energy metering]</text:p>
          </table:table-cell>
          <table:table-cell table:formula="of:=&quot;[&quot;&amp;[.B28]" office:value-type="string" office:string-value="[Building-level energy metering]" calcext:value-type="string">
            <text:p>[Building-level energy metering]</text:p>
          </table:table-cell>
          <table:table-cell office:value-type="string" calcext:value-type="string">
            <text:p>http://www.usgbc.org/node/2613019?return=/credits</text:p>
          </table:table-cell>
          <table:table-cell table:formula="of:=[.D28]&amp;&quot;)&quot;" office:value-type="string" office:string-value="http://www.usgbc.org/node/2613019?return=/credits)" calcext:value-type="string">
            <text:p>http://www.usgbc.org/node/2613019?return=/credits)</text:p>
          </table:table-cell>
          <table:table-cell table:formula="of:=&quot;(&quot;&amp;[.E28]" office:value-type="string" office:string-value="(http://www.usgbc.org/node/2613019?return=/credits)" calcext:value-type="string">
            <text:p>(http://www.usgbc.org/node/2613019?return=/credits)</text:p>
          </table:table-cell>
          <table:table-cell table:formula="of:=[.C28]&amp;[.F28]" office:value-type="string" office:string-value="[Building-level energy metering](http://www.usgbc.org/node/2613019?return=/credits)" calcext:value-type="string">
            <text:p>[Building-level energy metering](http://www.usgbc.org/node/2613019?return=/credits)</text:p>
          </table:table-cell>
          <table:table-cell office:value-type="string" calcext:value-type="string">
            <text:p>[Building-level energy metering](http://www.usgbc.org/node/2613019?return=/credits)</text:p>
          </table:table-cell>
          <table:table-cell office:value-type="string" calcext:value-type="string">
            <text:p>Energy &amp; atmosphere</text:p>
          </table:table-cell>
          <table:table-cell office:value-type="string" calcext:value-type="string">
            <text:p>Prerequisite \| Required</text:p>
          </table:table-cell>
          <table:table-cell office:value-type="string" calcext:value-type="string">
            <text:p>To support energy management and identify opportunities for additional energy savings by tracking building-level energy use.</text:p>
          </table:table-cell>
          <table:table-cell table:number-columns-repeated="1013"/>
        </table:table-row>
        <table:table-row table:style-name="ro2">
          <table:table-cell office:value-type="string" calcext:value-type="string">
            <text:p>Fundamental refrigerant management</text:p>
          </table:table-cell>
          <table:table-cell table:formula="of:=[.A29]&amp;&quot;]&quot;" office:value-type="string" office:string-value="Fundamental refrigerant management]" calcext:value-type="string">
            <text:p>Fundamental refrigerant management]</text:p>
          </table:table-cell>
          <table:table-cell table:formula="of:=&quot;[&quot;&amp;[.B29]" office:value-type="string" office:string-value="[Fundamental refrigerant management]" calcext:value-type="string">
            <text:p>[Fundamental refrigerant management]</text:p>
          </table:table-cell>
          <table:table-cell office:value-type="string" calcext:value-type="string">
            <text:p>http://www.usgbc.org/node/2612350?return=/credits</text:p>
          </table:table-cell>
          <table:table-cell table:formula="of:=[.D29]&amp;&quot;)&quot;" office:value-type="string" office:string-value="http://www.usgbc.org/node/2612350?return=/credits)" calcext:value-type="string">
            <text:p>http://www.usgbc.org/node/2612350?return=/credits)</text:p>
          </table:table-cell>
          <table:table-cell table:formula="of:=&quot;(&quot;&amp;[.E29]" office:value-type="string" office:string-value="(http://www.usgbc.org/node/2612350?return=/credits)" calcext:value-type="string">
            <text:p>(http://www.usgbc.org/node/2612350?return=/credits)</text:p>
          </table:table-cell>
          <table:table-cell table:formula="of:=[.C29]&amp;[.F29]" office:value-type="string" office:string-value="[Fundamental refrigerant management](http://www.usgbc.org/node/2612350?return=/credits)" calcext:value-type="string">
            <text:p>[Fundamental refrigerant management](http://www.usgbc.org/node/2612350?return=/credits)</text:p>
          </table:table-cell>
          <table:table-cell office:value-type="string" calcext:value-type="string">
            <text:p>[Fundamental refrigerant management](http://www.usgbc.org/node/2612350?return=/credits)</text:p>
          </table:table-cell>
          <table:table-cell office:value-type="string" calcext:value-type="string">
            <text:p>Energy &amp; atmosphere</text:p>
          </table:table-cell>
          <table:table-cell office:value-type="string" calcext:value-type="string">
            <text:p>Prerequisite \| Required</text:p>
          </table:table-cell>
          <table:table-cell office:value-type="string" calcext:value-type="string">
            <text:p>To reduce stratospheric ozone depletion.</text:p>
          </table:table-cell>
          <table:table-cell table:number-columns-repeated="1013"/>
        </table:table-row>
        <table:table-row table:style-name="ro2">
          <table:table-cell office:value-type="string" calcext:value-type="string">
            <text:p>Enhanced commissioning</text:p>
          </table:table-cell>
          <table:table-cell table:formula="of:=[.A30]&amp;&quot;]&quot;" office:value-type="string" office:string-value="Enhanced commissioning]" calcext:value-type="string">
            <text:p>Enhanced commissioning]</text:p>
          </table:table-cell>
          <table:table-cell table:formula="of:=&quot;[&quot;&amp;[.B30]" office:value-type="string" office:string-value="[Enhanced commissioning]" calcext:value-type="string">
            <text:p>[Enhanced commissioning]</text:p>
          </table:table-cell>
          <table:table-cell office:value-type="string" calcext:value-type="string">
            <text:p>http://www.usgbc.org/node/2613042?return=/credits</text:p>
          </table:table-cell>
          <table:table-cell table:formula="of:=[.D30]&amp;&quot;)&quot;" office:value-type="string" office:string-value="http://www.usgbc.org/node/2613042?return=/credits)" calcext:value-type="string">
            <text:p>http://www.usgbc.org/node/2613042?return=/credits)</text:p>
          </table:table-cell>
          <table:table-cell table:formula="of:=&quot;(&quot;&amp;[.E30]" office:value-type="string" office:string-value="(http://www.usgbc.org/node/2613042?return=/credits)" calcext:value-type="string">
            <text:p>(http://www.usgbc.org/node/2613042?return=/credits)</text:p>
          </table:table-cell>
          <table:table-cell table:formula="of:=[.C30]&amp;[.F30]" office:value-type="string" office:string-value="[Enhanced commissioning](http://www.usgbc.org/node/2613042?return=/credits)" calcext:value-type="string">
            <text:p>[Enhanced commissioning](http://www.usgbc.org/node/2613042?return=/credits)</text:p>
          </table:table-cell>
          <table:table-cell office:value-type="string" calcext:value-type="string">
            <text:p>[Enhanced commissioning](http://www.usgbc.org/node/2613042?return=/credits)</text:p>
          </table:table-cell>
          <table:table-cell office:value-type="string" calcext:value-type="string">
            <text:p>Energy &amp; atmosphere</text:p>
          </table:table-cell>
          <table:table-cell office:value-type="string" calcext:value-type="string">
            <text:p>Credit \| Up to 6 points</text:p>
          </table:table-cell>
          <table:table-cell office:value-type="string" calcext:value-type="string">
            <text:p>To further support the design, construction, and eventual operation of a project that meets the owner’s project requirements for energy, water, indoor environmental quality, and durability.</text:p>
          </table:table-cell>
          <table:table-cell table:number-columns-repeated="1013"/>
        </table:table-row>
        <table:table-row table:style-name="ro2">
          <table:table-cell office:value-type="string" calcext:value-type="string">
            <text:p>Optimize energy performance</text:p>
          </table:table-cell>
          <table:table-cell table:formula="of:=[.A31]&amp;&quot;]&quot;" office:value-type="string" office:string-value="Optimize energy performance]" calcext:value-type="string">
            <text:p>Optimize energy performance]</text:p>
          </table:table-cell>
          <table:table-cell table:formula="of:=&quot;[&quot;&amp;[.B31]" office:value-type="string" office:string-value="[Optimize energy performance]" calcext:value-type="string">
            <text:p>[Optimize energy performance]</text:p>
          </table:table-cell>
          <table:table-cell office:value-type="string" calcext:value-type="string">
            <text:p>http://www.usgbc.org/node/2614273?return=/credits</text:p>
          </table:table-cell>
          <table:table-cell table:formula="of:=[.D31]&amp;&quot;)&quot;" office:value-type="string" office:string-value="http://www.usgbc.org/node/2614273?return=/credits)" calcext:value-type="string">
            <text:p>http://www.usgbc.org/node/2614273?return=/credits)</text:p>
          </table:table-cell>
          <table:table-cell table:formula="of:=&quot;(&quot;&amp;[.E31]" office:value-type="string" office:string-value="(http://www.usgbc.org/node/2614273?return=/credits)" calcext:value-type="string">
            <text:p>(http://www.usgbc.org/node/2614273?return=/credits)</text:p>
          </table:table-cell>
          <table:table-cell table:formula="of:=[.C31]&amp;[.F31]" office:value-type="string" office:string-value="[Optimize energy performance](http://www.usgbc.org/node/2614273?return=/credits)" calcext:value-type="string">
            <text:p>[Optimize energy performance](http://www.usgbc.org/node/2614273?return=/credits)</text:p>
          </table:table-cell>
          <table:table-cell office:value-type="string" calcext:value-type="string">
            <text:p>[Optimize energy performance](http://www.usgbc.org/node/2614273?return=/credits)</text:p>
          </table:table-cell>
          <table:table-cell office:value-type="string" calcext:value-type="string">
            <text:p>Energy &amp; atmosphere</text:p>
          </table:table-cell>
          <table:table-cell office:value-type="string" calcext:value-type="string">
            <text:p>Credit \| Up to 18 points</text:p>
          </table:table-cell>
          <table:table-cell office:value-type="string" calcext:value-type="string">
            <text:p>To achieve increasing levels of energy performance beyond the prerequisite standard to reduce environmental and economic harms associated with excessive energy use.</text:p>
          </table:table-cell>
          <table:table-cell table:number-columns-repeated="1013"/>
        </table:table-row>
        <table:table-row table:style-name="ro2">
          <table:table-cell office:value-type="string" calcext:value-type="string">
            <text:p>Advanced energy metering</text:p>
          </table:table-cell>
          <table:table-cell table:formula="of:=[.A32]&amp;&quot;]&quot;" office:value-type="string" office:string-value="Advanced energy metering]" calcext:value-type="string">
            <text:p>Advanced energy metering]</text:p>
          </table:table-cell>
          <table:table-cell table:formula="of:=&quot;[&quot;&amp;[.B32]" office:value-type="string" office:string-value="[Advanced energy metering]" calcext:value-type="string">
            <text:p>[Advanced energy metering]</text:p>
          </table:table-cell>
          <table:table-cell office:value-type="string" calcext:value-type="string">
            <text:p>http://www.usgbc.org/node/2612856?return=/credits</text:p>
          </table:table-cell>
          <table:table-cell table:formula="of:=[.D32]&amp;&quot;)&quot;" office:value-type="string" office:string-value="http://www.usgbc.org/node/2612856?return=/credits)" calcext:value-type="string">
            <text:p>http://www.usgbc.org/node/2612856?return=/credits)</text:p>
          </table:table-cell>
          <table:table-cell table:formula="of:=&quot;(&quot;&amp;[.E32]" office:value-type="string" office:string-value="(http://www.usgbc.org/node/2612856?return=/credits)" calcext:value-type="string">
            <text:p>(http://www.usgbc.org/node/2612856?return=/credits)</text:p>
          </table:table-cell>
          <table:table-cell table:formula="of:=[.C32]&amp;[.F32]" office:value-type="string" office:string-value="[Advanced energy metering](http://www.usgbc.org/node/2612856?return=/credits)" calcext:value-type="string">
            <text:p>[Advanced energy metering](http://www.usgbc.org/node/2612856?return=/credits)</text:p>
          </table:table-cell>
          <table:table-cell office:value-type="string" calcext:value-type="string">
            <text:p>[Advanced energy metering](http://www.usgbc.org/node/2612856?return=/credits)</text:p>
          </table:table-cell>
          <table:table-cell office:value-type="string" calcext:value-type="string">
            <text:p>Energy &amp; atmosphere</text:p>
          </table:table-cell>
          <table:table-cell office:value-type="string" calcext:value-type="string">
            <text:p>Credit \| 1 point</text:p>
          </table:table-cell>
          <table:table-cell office:value-type="string" calcext:value-type="string">
            <text:p>To support energy management and identify opportunities for additional energy savings by tracking building-level and system-level energy use.</text:p>
          </table:table-cell>
          <table:table-cell table:number-columns-repeated="1013"/>
        </table:table-row>
        <table:table-row table:style-name="ro2">
          <table:table-cell office:value-type="string" calcext:value-type="string">
            <text:p>Demand response</text:p>
          </table:table-cell>
          <table:table-cell table:formula="of:=[.A33]&amp;&quot;]&quot;" office:value-type="string" office:string-value="Demand response]" calcext:value-type="string">
            <text:p>Demand response]</text:p>
          </table:table-cell>
          <table:table-cell table:formula="of:=&quot;[&quot;&amp;[.B33]" office:value-type="string" office:string-value="[Demand response]" calcext:value-type="string">
            <text:p>[Demand response]</text:p>
          </table:table-cell>
          <table:table-cell office:value-type="string" calcext:value-type="string">
            <text:p>http://www.usgbc.org/node/2613001?return=/credits</text:p>
          </table:table-cell>
          <table:table-cell table:formula="of:=[.D33]&amp;&quot;)&quot;" office:value-type="string" office:string-value="http://www.usgbc.org/node/2613001?return=/credits)" calcext:value-type="string">
            <text:p>http://www.usgbc.org/node/2613001?return=/credits)</text:p>
          </table:table-cell>
          <table:table-cell table:formula="of:=&quot;(&quot;&amp;[.E33]" office:value-type="string" office:string-value="(http://www.usgbc.org/node/2613001?return=/credits)" calcext:value-type="string">
            <text:p>(http://www.usgbc.org/node/2613001?return=/credits)</text:p>
          </table:table-cell>
          <table:table-cell table:formula="of:=[.C33]&amp;[.F33]" office:value-type="string" office:string-value="[Demand response](http://www.usgbc.org/node/2613001?return=/credits)" calcext:value-type="string">
            <text:p>[Demand response](http://www.usgbc.org/node/2613001?return=/credits)</text:p>
          </table:table-cell>
          <table:table-cell office:value-type="string" calcext:value-type="string">
            <text:p>[Demand response](http://www.usgbc.org/node/2613001?return=/credits)</text:p>
          </table:table-cell>
          <table:table-cell office:value-type="string" calcext:value-type="string">
            <text:p>Energy &amp; atmosphere</text:p>
          </table:table-cell>
          <table:table-cell office:value-type="string" calcext:value-type="string">
            <text:p>Credit \| Up to 2 points</text:p>
          </table:table-cell>
          <table:table-cell office:value-type="string" calcext:value-type="string">
            <text:p>To increase participation in demand response technologies and programs that make energy generation and distribution systems more efficient, increase grid reliability, and reduce greenhouse gas emissions.</text:p>
          </table:table-cell>
          <table:table-cell table:number-columns-repeated="1013"/>
        </table:table-row>
        <table:table-row table:style-name="ro2">
          <table:table-cell office:value-type="string" calcext:value-type="string">
            <text:p>Renewable energy production</text:p>
          </table:table-cell>
          <table:table-cell table:formula="of:=[.A34]&amp;&quot;]&quot;" office:value-type="string" office:string-value="Renewable energy production]" calcext:value-type="string">
            <text:p>Renewable energy production]</text:p>
          </table:table-cell>
          <table:table-cell table:formula="of:=&quot;[&quot;&amp;[.B34]" office:value-type="string" office:string-value="[Renewable energy production]" calcext:value-type="string">
            <text:p>[Renewable energy production]</text:p>
          </table:table-cell>
          <table:table-cell office:value-type="string" calcext:value-type="string">
            <text:p>http://www.usgbc.org/node/2612988?return=/credits</text:p>
          </table:table-cell>
          <table:table-cell table:formula="of:=[.D34]&amp;&quot;)&quot;" office:value-type="string" office:string-value="http://www.usgbc.org/node/2612988?return=/credits)" calcext:value-type="string">
            <text:p>http://www.usgbc.org/node/2612988?return=/credits)</text:p>
          </table:table-cell>
          <table:table-cell table:formula="of:=&quot;(&quot;&amp;[.E34]" office:value-type="string" office:string-value="(http://www.usgbc.org/node/2612988?return=/credits)" calcext:value-type="string">
            <text:p>(http://www.usgbc.org/node/2612988?return=/credits)</text:p>
          </table:table-cell>
          <table:table-cell table:formula="of:=[.C34]&amp;[.F34]" office:value-type="string" office:string-value="[Renewable energy production](http://www.usgbc.org/node/2612988?return=/credits)" calcext:value-type="string">
            <text:p>[Renewable energy production](http://www.usgbc.org/node/2612988?return=/credits)</text:p>
          </table:table-cell>
          <table:table-cell office:value-type="string" calcext:value-type="string">
            <text:p>[Renewable energy production](http://www.usgbc.org/node/2612988?return=/credits)</text:p>
          </table:table-cell>
          <table:table-cell office:value-type="string" calcext:value-type="string">
            <text:p>Energy &amp; atmosphere</text:p>
          </table:table-cell>
          <table:table-cell office:value-type="string" calcext:value-type="string">
            <text:p>Credit \| Up to 3 points</text:p>
          </table:table-cell>
          <table:table-cell office:value-type="string" calcext:value-type="string">
            <text:p>To reduce the environmental and economic harms associated with fossil fuel energy by increasing self-supply of renewable energy .</text:p>
          </table:table-cell>
          <table:table-cell table:number-columns-repeated="1013"/>
        </table:table-row>
        <table:table-row table:style-name="ro2">
          <table:table-cell office:value-type="string" calcext:value-type="string">
            <text:p>Enhanced refrigerant management</text:p>
          </table:table-cell>
          <table:table-cell table:formula="of:=[.A35]&amp;&quot;]&quot;" office:value-type="string" office:string-value="Enhanced refrigerant management]" calcext:value-type="string">
            <text:p>Enhanced refrigerant management]</text:p>
          </table:table-cell>
          <table:table-cell table:formula="of:=&quot;[&quot;&amp;[.B35]" office:value-type="string" office:string-value="[Enhanced refrigerant management]" calcext:value-type="string">
            <text:p>[Enhanced refrigerant management]</text:p>
          </table:table-cell>
          <table:table-cell office:value-type="string" calcext:value-type="string">
            <text:p>http://www.usgbc.org/node/2613584?return=/credits</text:p>
          </table:table-cell>
          <table:table-cell table:formula="of:=[.D35]&amp;&quot;)&quot;" office:value-type="string" office:string-value="http://www.usgbc.org/node/2613584?return=/credits)" calcext:value-type="string">
            <text:p>http://www.usgbc.org/node/2613584?return=/credits)</text:p>
          </table:table-cell>
          <table:table-cell table:formula="of:=&quot;(&quot;&amp;[.E35]" office:value-type="string" office:string-value="(http://www.usgbc.org/node/2613584?return=/credits)" calcext:value-type="string">
            <text:p>(http://www.usgbc.org/node/2613584?return=/credits)</text:p>
          </table:table-cell>
          <table:table-cell table:formula="of:=[.C35]&amp;[.F35]" office:value-type="string" office:string-value="[Enhanced refrigerant management](http://www.usgbc.org/node/2613584?return=/credits)" calcext:value-type="string">
            <text:p>[Enhanced refrigerant management](http://www.usgbc.org/node/2613584?return=/credits)</text:p>
          </table:table-cell>
          <table:table-cell office:value-type="string" calcext:value-type="string">
            <text:p>[Enhanced refrigerant management](http://www.usgbc.org/node/2613584?return=/credits)</text:p>
          </table:table-cell>
          <table:table-cell office:value-type="string" calcext:value-type="string">
            <text:p>Energy &amp; atmosphere</text:p>
          </table:table-cell>
          <table:table-cell office:value-type="string" calcext:value-type="string">
            <text:p>Credit \| 1 point</text:p>
          </table:table-cell>
          <table:table-cell office:value-type="string" calcext:value-type="string">
            <text:p>To reduce ozone depletion and support early compliance with the Montreal Protocol while minimizing direct contributions to climate change.</text:p>
          </table:table-cell>
          <table:table-cell table:number-columns-repeated="1013"/>
        </table:table-row>
        <table:table-row table:style-name="ro2">
          <table:table-cell office:value-type="string" calcext:value-type="string">
            <text:p>Green power and carbon offsets</text:p>
          </table:table-cell>
          <table:table-cell table:formula="of:=[.A36]&amp;&quot;]&quot;" office:value-type="string" office:string-value="Green power and carbon offsets]" calcext:value-type="string">
            <text:p>Green power and carbon offsets]</text:p>
          </table:table-cell>
          <table:table-cell table:formula="of:=&quot;[&quot;&amp;[.B36]" office:value-type="string" office:string-value="[Green power and carbon offsets]" calcext:value-type="string">
            <text:p>[Green power and carbon offsets]</text:p>
          </table:table-cell>
          <table:table-cell office:value-type="string" calcext:value-type="string">
            <text:p>http://www.usgbc.org/node/2612838?return=/credits</text:p>
          </table:table-cell>
          <table:table-cell table:formula="of:=[.D36]&amp;&quot;)&quot;" office:value-type="string" office:string-value="http://www.usgbc.org/node/2612838?return=/credits)" calcext:value-type="string">
            <text:p>http://www.usgbc.org/node/2612838?return=/credits)</text:p>
          </table:table-cell>
          <table:table-cell table:formula="of:=&quot;(&quot;&amp;[.E36]" office:value-type="string" office:string-value="(http://www.usgbc.org/node/2612838?return=/credits)" calcext:value-type="string">
            <text:p>(http://www.usgbc.org/node/2612838?return=/credits)</text:p>
          </table:table-cell>
          <table:table-cell table:formula="of:=[.C36]&amp;[.F36]" office:value-type="string" office:string-value="[Green power and carbon offsets](http://www.usgbc.org/node/2612838?return=/credits)" calcext:value-type="string">
            <text:p>[Green power and carbon offsets](http://www.usgbc.org/node/2612838?return=/credits)</text:p>
          </table:table-cell>
          <table:table-cell office:value-type="string" calcext:value-type="string">
            <text:p>[Green power and carbon offsets](http://www.usgbc.org/node/2612838?return=/credits)</text:p>
          </table:table-cell>
          <table:table-cell office:value-type="string" calcext:value-type="string">
            <text:p>Energy &amp; atmosphere</text:p>
          </table:table-cell>
          <table:table-cell office:value-type="string" calcext:value-type="string">
            <text:p>Credit \| Up to 2 points</text:p>
          </table:table-cell>
          <table:table-cell office:value-type="string" calcext:value-type="string">
            <text:p>To encourage the reduction of greenhouse gas emissions through the use of grid-source, renewable energy technologies and carbon mitigation projects.</text:p>
          </table:table-cell>
          <table:table-cell table:number-columns-repeated="1013"/>
        </table:table-row>
        <table:table-row table:style-name="ro2">
          <table:table-cell office:value-type="string" calcext:value-type="string">
            <text:p>Storage and collection of recyclables</text:p>
          </table:table-cell>
          <table:table-cell table:formula="of:=[.A37]&amp;&quot;]&quot;" office:value-type="string" office:string-value="Storage and collection of recyclables]" calcext:value-type="string">
            <text:p>Storage and collection of recyclables]</text:p>
          </table:table-cell>
          <table:table-cell table:formula="of:=&quot;[&quot;&amp;[.B37]" office:value-type="string" office:string-value="[Storage and collection of recyclables]" calcext:value-type="string">
            <text:p>[Storage and collection of recyclables]</text:p>
          </table:table-cell>
          <table:table-cell office:value-type="string" calcext:value-type="string">
            <text:p>http://www.usgbc.org/node/2614336?return=/credits</text:p>
          </table:table-cell>
          <table:table-cell table:formula="of:=[.D37]&amp;&quot;)&quot;" office:value-type="string" office:string-value="http://www.usgbc.org/node/2614336?return=/credits)" calcext:value-type="string">
            <text:p>http://www.usgbc.org/node/2614336?return=/credits)</text:p>
          </table:table-cell>
          <table:table-cell table:formula="of:=&quot;(&quot;&amp;[.E37]" office:value-type="string" office:string-value="(http://www.usgbc.org/node/2614336?return=/credits)" calcext:value-type="string">
            <text:p>(http://www.usgbc.org/node/2614336?return=/credits)</text:p>
          </table:table-cell>
          <table:table-cell table:formula="of:=[.C37]&amp;[.F37]" office:value-type="string" office:string-value="[Storage and collection of recyclables](http://www.usgbc.org/node/2614336?return=/credits)" calcext:value-type="string">
            <text:p>[Storage and collection of recyclables](http://www.usgbc.org/node/2614336?return=/credits)</text:p>
          </table:table-cell>
          <table:table-cell office:value-type="string" calcext:value-type="string">
            <text:p>[Storage and collection of recyclables](http://www.usgbc.org/node/2614336?return=/credits)</text:p>
          </table:table-cell>
          <table:table-cell office:value-type="string" calcext:value-type="string">
            <text:p>Material &amp; resources</text:p>
          </table:table-cell>
          <table:table-cell office:value-type="string" calcext:value-type="string">
            <text:p>Prerequisite \| Required</text:p>
          </table:table-cell>
          <table:table-cell office:value-type="string" calcext:value-type="string">
            <text:p>To reduce the waste that is generated by building occupants and hauled to and disposed of in landfills.</text:p>
          </table:table-cell>
          <table:table-cell table:number-columns-repeated="1013"/>
        </table:table-row>
        <table:table-row table:style-name="ro2">
          <table:table-cell office:value-type="string" calcext:value-type="string">
            <text:p>Construction and demolition waste management planning</text:p>
          </table:table-cell>
          <table:table-cell table:formula="of:=[.A38]&amp;&quot;]&quot;" office:value-type="string" office:string-value="Construction and demolition waste management planning]" calcext:value-type="string">
            <text:p>Construction and demolition waste management planning]</text:p>
          </table:table-cell>
          <table:table-cell table:formula="of:=&quot;[&quot;&amp;[.B38]" office:value-type="string" office:string-value="[Construction and demolition waste management planning]" calcext:value-type="string">
            <text:p>[Construction and demolition waste management planning]</text:p>
          </table:table-cell>
          <table:table-cell office:value-type="string" calcext:value-type="string">
            <text:p>http://www.usgbc.org/node/2601020?return=/credits</text:p>
          </table:table-cell>
          <table:table-cell table:formula="of:=[.D38]&amp;&quot;)&quot;" office:value-type="string" office:string-value="http://www.usgbc.org/node/2601020?return=/credits)" calcext:value-type="string">
            <text:p>http://www.usgbc.org/node/2601020?return=/credits)</text:p>
          </table:table-cell>
          <table:table-cell table:formula="of:=&quot;(&quot;&amp;[.E38]" office:value-type="string" office:string-value="(http://www.usgbc.org/node/2601020?return=/credits)" calcext:value-type="string">
            <text:p>(http://www.usgbc.org/node/2601020?return=/credits)</text:p>
          </table:table-cell>
          <table:table-cell table:formula="of:=[.C38]&amp;[.F38]" office:value-type="string" office:string-value="[Construction and demolition waste management planning](http://www.usgbc.org/node/2601020?return=/credits)" calcext:value-type="string">
            <text:p>[Construction and demolition waste management planning](http://www.usgbc.org/node/2601020?return=/credits)</text:p>
          </table:table-cell>
          <table:table-cell office:value-type="string" calcext:value-type="string">
            <text:p>[Construction and demolition waste management planning](http://www.usgbc.org/node/2601020?return=/credits)</text:p>
          </table:table-cell>
          <table:table-cell office:value-type="string" calcext:value-type="string">
            <text:p>Material &amp; resources</text:p>
          </table:table-cell>
          <table:table-cell office:value-type="string" calcext:value-type="string">
            <text:p>Prerequisite \| Required</text:p>
          </table:table-cell>
          <table:table-cell office:value-type="string" calcext:value-type="string">
            <text:p>To reduce construction and demolition waste disposed of in landfills and incineration facilities by recovering, reusing, and recycling materials.</text:p>
          </table:table-cell>
          <table:table-cell table:number-columns-repeated="1013"/>
        </table:table-row>
        <table:table-row table:style-name="ro2">
          <table:table-cell office:value-type="string" calcext:value-type="string">
            <text:p>Building life-cycle impact reduction</text:p>
          </table:table-cell>
          <table:table-cell table:formula="of:=[.A39]&amp;&quot;]&quot;" office:value-type="string" office:string-value="Building life-cycle impact reduction]" calcext:value-type="string">
            <text:p>Building life-cycle impact reduction]</text:p>
          </table:table-cell>
          <table:table-cell table:formula="of:=&quot;[&quot;&amp;[.B39]" office:value-type="string" office:string-value="[Building life-cycle impact reduction]" calcext:value-type="string">
            <text:p>[Building life-cycle impact reduction]</text:p>
          </table:table-cell>
          <table:table-cell office:value-type="string" calcext:value-type="string">
            <text:p>http://www.usgbc.org/node/2614365?return=/credits</text:p>
          </table:table-cell>
          <table:table-cell table:formula="of:=[.D39]&amp;&quot;)&quot;" office:value-type="string" office:string-value="http://www.usgbc.org/node/2614365?return=/credits)" calcext:value-type="string">
            <text:p>http://www.usgbc.org/node/2614365?return=/credits)</text:p>
          </table:table-cell>
          <table:table-cell table:formula="of:=&quot;(&quot;&amp;[.E39]" office:value-type="string" office:string-value="(http://www.usgbc.org/node/2614365?return=/credits)" calcext:value-type="string">
            <text:p>(http://www.usgbc.org/node/2614365?return=/credits)</text:p>
          </table:table-cell>
          <table:table-cell table:formula="of:=[.C39]&amp;[.F39]" office:value-type="string" office:string-value="[Building life-cycle impact reduction](http://www.usgbc.org/node/2614365?return=/credits)" calcext:value-type="string">
            <text:p>[Building life-cycle impact reduction](http://www.usgbc.org/node/2614365?return=/credits)</text:p>
          </table:table-cell>
          <table:table-cell office:value-type="string" calcext:value-type="string">
            <text:p>[Building life-cycle impact reduction](http://www.usgbc.org/node/2614365?return=/credits)</text:p>
          </table:table-cell>
          <table:table-cell office:value-type="string" calcext:value-type="string">
            <text:p>Material &amp; resources</text:p>
          </table:table-cell>
          <table:table-cell office:value-type="string" calcext:value-type="string">
            <text:p>Credit \| Up to 6 points</text:p>
          </table:table-cell>
          <table:table-cell office:value-type="string" calcext:value-type="string">
            <text:p>To encourage adaptive reuse and optimize the environmental performance of products and materials.</text:p>
          </table:table-cell>
          <table:table-cell table:number-columns-repeated="1013"/>
        </table:table-row>
        <table:table-row table:style-name="ro2">
          <table:table-cell office:value-type="string" calcext:value-type="string">
            <text:p>Building product disclosure and optimization - environmental product declarations</text:p>
          </table:table-cell>
          <table:table-cell table:formula="of:=[.A40]&amp;&quot;]&quot;" office:value-type="string" office:string-value="Building product disclosure and optimization - environmental product declarations]" calcext:value-type="string">
            <text:p>Building product disclosure and optimization - environmental product declarations]</text:p>
          </table:table-cell>
          <table:table-cell table:formula="of:=&quot;[&quot;&amp;[.B40]" office:value-type="string" office:string-value="[Building product disclosure and optimization - environmental product declarations]" calcext:value-type="string">
            <text:p>[Building product disclosure and optimization - environmental product declarations]</text:p>
          </table:table-cell>
          <table:table-cell office:value-type="string" calcext:value-type="string">
            <text:p>http://www.usgbc.org/node/2616376?return=/credits</text:p>
          </table:table-cell>
          <table:table-cell table:formula="of:=[.D40]&amp;&quot;)&quot;" office:value-type="string" office:string-value="http://www.usgbc.org/node/2616376?return=/credits)" calcext:value-type="string">
            <text:p>http://www.usgbc.org/node/2616376?return=/credits)</text:p>
          </table:table-cell>
          <table:table-cell table:formula="of:=&quot;(&quot;&amp;[.E40]" office:value-type="string" office:string-value="(http://www.usgbc.org/node/2616376?return=/credits)" calcext:value-type="string">
            <text:p>(http://www.usgbc.org/node/2616376?return=/credits)</text:p>
          </table:table-cell>
          <table:table-cell table:formula="of:=[.C40]&amp;[.F40]" office:value-type="string" office:string-value="[Building product disclosure and optimization - environmental product declarations](http://www.usgbc.org/node/2616376?return=/credits)" calcext:value-type="string">
            <text:p>[Building product disclosure and optimization - environmental product declarations](http://www.usgbc.org/node/2616376?return=/credits)</text:p>
          </table:table-cell>
          <table:table-cell office:value-type="string" calcext:value-type="string">
            <text:p>[Building product disclosure and optimization - environmental product declarations](http://www.usgbc.org/node/2616376?return=/credits)</text:p>
          </table:table-cell>
          <table:table-cell office:value-type="string" calcext:value-type="string">
            <text:p>Material &amp; resources</text:p>
          </table:table-cell>
          <table:table-cell office:value-type="string" calcext:value-type="string">
            <text:p>Credit \| Up to 2 points</text:p>
          </table:table-cell>
          <table:table-cell office:value-type="string" calcext:value-type="string">
            <text:p>To encourage the use of products and materials for which life-cycle information is available and that have environmentally, economically, and socially preferable life-cycle impacts. To reward project teams for selecting products from manufacturers who have verified improved environmental life-cycle impacts.</text:p>
          </table:table-cell>
          <table:table-cell table:number-columns-repeated="1013"/>
        </table:table-row>
        <table:table-row table:style-name="ro2">
          <table:table-cell office:value-type="string" calcext:value-type="string">
            <text:p>Building product disclosure and optimization - sourcing of raw materials</text:p>
          </table:table-cell>
          <table:table-cell table:formula="of:=[.A41]&amp;&quot;]&quot;" office:value-type="string" office:string-value="Building product disclosure and optimization - sourcing of raw materials]" calcext:value-type="string">
            <text:p>Building product disclosure and optimization - sourcing of raw materials]</text:p>
          </table:table-cell>
          <table:table-cell table:formula="of:=&quot;[&quot;&amp;[.B41]" office:value-type="string" office:string-value="[Building product disclosure and optimization - sourcing of raw materials]" calcext:value-type="string">
            <text:p>[Building product disclosure and optimization - sourcing of raw materials]</text:p>
          </table:table-cell>
          <table:table-cell office:value-type="string" calcext:value-type="string">
            <text:p>http://www.usgbc.org/node/2616388?return=/credits</text:p>
          </table:table-cell>
          <table:table-cell table:formula="of:=[.D41]&amp;&quot;)&quot;" office:value-type="string" office:string-value="http://www.usgbc.org/node/2616388?return=/credits)" calcext:value-type="string">
            <text:p>http://www.usgbc.org/node/2616388?return=/credits)</text:p>
          </table:table-cell>
          <table:table-cell table:formula="of:=&quot;(&quot;&amp;[.E41]" office:value-type="string" office:string-value="(http://www.usgbc.org/node/2616388?return=/credits)" calcext:value-type="string">
            <text:p>(http://www.usgbc.org/node/2616388?return=/credits)</text:p>
          </table:table-cell>
          <table:table-cell table:formula="of:=[.C41]&amp;[.F41]" office:value-type="string" office:string-value="[Building product disclosure and optimization - sourcing of raw materials](http://www.usgbc.org/node/2616388?return=/credits)" calcext:value-type="string">
            <text:p>[Building product disclosure and optimization - sourcing of raw materials](http://www.usgbc.org/node/2616388?return=/credits)</text:p>
          </table:table-cell>
          <table:table-cell office:value-type="string" calcext:value-type="string">
            <text:p>[Building product disclosure and optimization - sourcing of raw materials](http://www.usgbc.org/node/2616388?return=/credits)</text:p>
          </table:table-cell>
          <table:table-cell office:value-type="string" calcext:value-type="string">
            <text:p>Material &amp; resources</text:p>
          </table:table-cell>
          <table:table-cell office:value-type="string" calcext:value-type="string">
            <text:p>Credit \| Up to 2 points</text:p>
          </table:table-cell>
          <table:table-cell office:value-type="string" calcext:value-type="string">
            <text:p>To encourage the use of products and materials for which life cycle information is available and that have environmentally, economically, and socially preferable life cycle impacts. To reward project teams for selecting products verified to have been extracted or sourced in a responsible manner.</text:p>
          </table:table-cell>
          <table:table-cell table:number-columns-repeated="1013"/>
        </table:table-row>
        <table:table-row table:style-name="ro2">
          <table:table-cell office:value-type="string" calcext:value-type="string">
            <text:p>Building product disclosure and optimization - material ingredients</text:p>
          </table:table-cell>
          <table:table-cell table:formula="of:=[.A42]&amp;&quot;]&quot;" office:value-type="string" office:string-value="Building product disclosure and optimization - material ingredients]" calcext:value-type="string">
            <text:p>Building product disclosure and optimization - material ingredients]</text:p>
          </table:table-cell>
          <table:table-cell table:formula="of:=&quot;[&quot;&amp;[.B42]" office:value-type="string" office:string-value="[Building product disclosure and optimization - material ingredients]" calcext:value-type="string">
            <text:p>[Building product disclosure and optimization - material ingredients]</text:p>
          </table:table-cell>
          <table:table-cell office:value-type="string" calcext:value-type="string">
            <text:p>http://www.usgbc.org/node/2616399?return=/credits</text:p>
          </table:table-cell>
          <table:table-cell table:formula="of:=[.D42]&amp;&quot;)&quot;" office:value-type="string" office:string-value="http://www.usgbc.org/node/2616399?return=/credits)" calcext:value-type="string">
            <text:p>http://www.usgbc.org/node/2616399?return=/credits)</text:p>
          </table:table-cell>
          <table:table-cell table:formula="of:=&quot;(&quot;&amp;[.E42]" office:value-type="string" office:string-value="(http://www.usgbc.org/node/2616399?return=/credits)" calcext:value-type="string">
            <text:p>(http://www.usgbc.org/node/2616399?return=/credits)</text:p>
          </table:table-cell>
          <table:table-cell table:formula="of:=[.C42]&amp;[.F42]" office:value-type="string" office:string-value="[Building product disclosure and optimization - material ingredients](http://www.usgbc.org/node/2616399?return=/credits)" calcext:value-type="string">
            <text:p>[Building product disclosure and optimization - material ingredients](http://www.usgbc.org/node/2616399?return=/credits)</text:p>
          </table:table-cell>
          <table:table-cell office:value-type="string" calcext:value-type="string">
            <text:p>[Building product disclosure and optimization - material ingredients](http://www.usgbc.org/node/2616399?return=/credits)</text:p>
          </table:table-cell>
          <table:table-cell office:value-type="string" calcext:value-type="string">
            <text:p>Material &amp; resources</text:p>
          </table:table-cell>
          <table:table-cell office:value-type="string" calcext:value-type="string">
            <text:p>Credit \| Up to 2 points</text:p>
          </table:table-cell>
          <table:table-cell office:value-type="string" calcext:value-type="string">
            <text:p>To encourage the use of products and materials for which life-cycle information is available and that have environmentally, economically, and socially preferable life-cycle impacts. To reward project teams for selecting products for which the chemical ingredients in the product are inventoried using an accepted methodology and for selecting products verified to minimize the use and generation of harmful substances. To reward raw material manufacturers who produce products verified to have improved life-cycle impacts.</text:p>
          </table:table-cell>
          <table:table-cell table:number-columns-repeated="1013"/>
        </table:table-row>
        <table:table-row table:style-name="ro2">
          <table:table-cell office:value-type="string" calcext:value-type="string">
            <text:p>Construction and demolition waste management</text:p>
          </table:table-cell>
          <table:table-cell table:formula="of:=[.A43]&amp;&quot;]&quot;" office:value-type="string" office:string-value="Construction and demolition waste management]" calcext:value-type="string">
            <text:p>Construction and demolition waste management]</text:p>
          </table:table-cell>
          <table:table-cell table:formula="of:=&quot;[&quot;&amp;[.B43]" office:value-type="string" office:string-value="[Construction and demolition waste management]" calcext:value-type="string">
            <text:p>[Construction and demolition waste management]</text:p>
          </table:table-cell>
          <table:table-cell office:value-type="string" calcext:value-type="string">
            <text:p>http://www.usgbc.org/node/2601031?return=/credits</text:p>
          </table:table-cell>
          <table:table-cell table:formula="of:=[.D43]&amp;&quot;)&quot;" office:value-type="string" office:string-value="http://www.usgbc.org/node/2601031?return=/credits)" calcext:value-type="string">
            <text:p>http://www.usgbc.org/node/2601031?return=/credits)</text:p>
          </table:table-cell>
          <table:table-cell table:formula="of:=&quot;(&quot;&amp;[.E43]" office:value-type="string" office:string-value="(http://www.usgbc.org/node/2601031?return=/credits)" calcext:value-type="string">
            <text:p>(http://www.usgbc.org/node/2601031?return=/credits)</text:p>
          </table:table-cell>
          <table:table-cell table:formula="of:=[.C43]&amp;[.F43]" office:value-type="string" office:string-value="[Construction and demolition waste management](http://www.usgbc.org/node/2601031?return=/credits)" calcext:value-type="string">
            <text:p>[Construction and demolition waste management](http://www.usgbc.org/node/2601031?return=/credits)</text:p>
          </table:table-cell>
          <table:table-cell office:value-type="string" calcext:value-type="string">
            <text:p>[Construction and demolition waste management](http://www.usgbc.org/node/2601031?return=/credits)</text:p>
          </table:table-cell>
          <table:table-cell office:value-type="string" calcext:value-type="string">
            <text:p>Material &amp; resources</text:p>
          </table:table-cell>
          <table:table-cell office:value-type="string" calcext:value-type="string">
            <text:p>Credit \| Up to 2 points</text:p>
          </table:table-cell>
          <table:table-cell office:value-type="string" calcext:value-type="string">
            <text:p>To reduce construction and demolition waste disposed of in landfills and incineration facilities by recovering, reusing, and recycling materials.</text:p>
          </table:table-cell>
          <table:table-cell table:number-columns-repeated="1013"/>
        </table:table-row>
        <table:table-row table:style-name="ro2">
          <table:table-cell office:value-type="string" calcext:value-type="string">
            <text:p>Minimum indoor air quality performance</text:p>
          </table:table-cell>
          <table:table-cell table:formula="of:=[.A44]&amp;&quot;]&quot;" office:value-type="string" office:string-value="Minimum indoor air quality performance]" calcext:value-type="string">
            <text:p>Minimum indoor air quality performance]</text:p>
          </table:table-cell>
          <table:table-cell table:formula="of:=&quot;[&quot;&amp;[.B44]" office:value-type="string" office:string-value="[Minimum indoor air quality performance]" calcext:value-type="string">
            <text:p>[Minimum indoor air quality performance]</text:p>
          </table:table-cell>
          <table:table-cell office:value-type="string" calcext:value-type="string">
            <text:p>http://www.usgbc.org/node/2612603?return=/credits</text:p>
          </table:table-cell>
          <table:table-cell table:formula="of:=[.D44]&amp;&quot;)&quot;" office:value-type="string" office:string-value="http://www.usgbc.org/node/2612603?return=/credits)" calcext:value-type="string">
            <text:p>http://www.usgbc.org/node/2612603?return=/credits)</text:p>
          </table:table-cell>
          <table:table-cell table:formula="of:=&quot;(&quot;&amp;[.E44]" office:value-type="string" office:string-value="(http://www.usgbc.org/node/2612603?return=/credits)" calcext:value-type="string">
            <text:p>(http://www.usgbc.org/node/2612603?return=/credits)</text:p>
          </table:table-cell>
          <table:table-cell table:formula="of:=[.C44]&amp;[.F44]" office:value-type="string" office:string-value="[Minimum indoor air quality performance](http://www.usgbc.org/node/2612603?return=/credits)" calcext:value-type="string">
            <text:p>[Minimum indoor air quality performance](http://www.usgbc.org/node/2612603?return=/credits)</text:p>
          </table:table-cell>
          <table:table-cell office:value-type="string" calcext:value-type="string">
            <text:p>[Minimum indoor air quality performance](http://www.usgbc.org/node/2612603?return=/credits)</text:p>
          </table:table-cell>
          <table:table-cell office:value-type="string" calcext:value-type="string">
            <text:p>Indoor environmental quality</text:p>
          </table:table-cell>
          <table:table-cell office:value-type="string" calcext:value-type="string">
            <text:p>Prerequisite \| Required</text:p>
          </table:table-cell>
          <table:table-cell office:value-type="string" calcext:value-type="string">
            <text:p>To contribute to the comfort and well-being of building occupants by establishing minimum standards for indoor air quality (IAQ).</text:p>
          </table:table-cell>
          <table:table-cell table:number-columns-repeated="1013"/>
        </table:table-row>
        <table:table-row table:style-name="ro2">
          <table:table-cell office:value-type="string" calcext:value-type="string">
            <text:p>Environmental tobacco smoke control</text:p>
          </table:table-cell>
          <table:table-cell table:formula="of:=[.A45]&amp;&quot;]&quot;" office:value-type="string" office:string-value="Environmental tobacco smoke control]" calcext:value-type="string">
            <text:p>Environmental tobacco smoke control]</text:p>
          </table:table-cell>
          <table:table-cell table:formula="of:=&quot;[&quot;&amp;[.B45]" office:value-type="string" office:string-value="[Environmental tobacco smoke control]" calcext:value-type="string">
            <text:p>[Environmental tobacco smoke control]</text:p>
          </table:table-cell>
          <table:table-cell office:value-type="string" calcext:value-type="string">
            <text:p>http://www.usgbc.org/node/2612516?return=/credits</text:p>
          </table:table-cell>
          <table:table-cell table:formula="of:=[.D45]&amp;&quot;)&quot;" office:value-type="string" office:string-value="http://www.usgbc.org/node/2612516?return=/credits)" calcext:value-type="string">
            <text:p>http://www.usgbc.org/node/2612516?return=/credits)</text:p>
          </table:table-cell>
          <table:table-cell table:formula="of:=&quot;(&quot;&amp;[.E45]" office:value-type="string" office:string-value="(http://www.usgbc.org/node/2612516?return=/credits)" calcext:value-type="string">
            <text:p>(http://www.usgbc.org/node/2612516?return=/credits)</text:p>
          </table:table-cell>
          <table:table-cell table:formula="of:=[.C45]&amp;[.F45]" office:value-type="string" office:string-value="[Environmental tobacco smoke control](http://www.usgbc.org/node/2612516?return=/credits)" calcext:value-type="string">
            <text:p>[Environmental tobacco smoke control](http://www.usgbc.org/node/2612516?return=/credits)</text:p>
          </table:table-cell>
          <table:table-cell office:value-type="string" calcext:value-type="string">
            <text:p>[Environmental tobacco smoke control](http://www.usgbc.org/node/2612516?return=/credits)</text:p>
          </table:table-cell>
          <table:table-cell office:value-type="string" calcext:value-type="string">
            <text:p>Indoor environmental quality</text:p>
          </table:table-cell>
          <table:table-cell office:value-type="string" calcext:value-type="string">
            <text:p>Prerequisite \| Required</text:p>
          </table:table-cell>
          <table:table-cell office:value-type="string" calcext:value-type="string">
            <text:p>To prevent or minimize exposure of building occupants, indoor surfaces, and ventilation air distribution systems to environmental tobacco smoke.</text:p>
          </table:table-cell>
          <table:table-cell table:number-columns-repeated="1013"/>
        </table:table-row>
        <table:table-row table:style-name="ro2">
          <table:table-cell office:value-type="string" calcext:value-type="string">
            <text:p>Enhanced indoor air quality strategies</text:p>
          </table:table-cell>
          <table:table-cell table:formula="of:=[.A46]&amp;&quot;]&quot;" office:value-type="string" office:string-value="Enhanced indoor air quality strategies]" calcext:value-type="string">
            <text:p>Enhanced indoor air quality strategies]</text:p>
          </table:table-cell>
          <table:table-cell table:formula="of:=&quot;[&quot;&amp;[.B46]" office:value-type="string" office:string-value="[Enhanced indoor air quality strategies]" calcext:value-type="string">
            <text:p>[Enhanced indoor air quality strategies]</text:p>
          </table:table-cell>
          <table:table-cell office:value-type="string" calcext:value-type="string">
            <text:p>http://www.usgbc.org/node/2614615?return=/credits</text:p>
          </table:table-cell>
          <table:table-cell table:formula="of:=[.D46]&amp;&quot;)&quot;" office:value-type="string" office:string-value="http://www.usgbc.org/node/2614615?return=/credits)" calcext:value-type="string">
            <text:p>http://www.usgbc.org/node/2614615?return=/credits)</text:p>
          </table:table-cell>
          <table:table-cell table:formula="of:=&quot;(&quot;&amp;[.E46]" office:value-type="string" office:string-value="(http://www.usgbc.org/node/2614615?return=/credits)" calcext:value-type="string">
            <text:p>(http://www.usgbc.org/node/2614615?return=/credits)</text:p>
          </table:table-cell>
          <table:table-cell table:formula="of:=[.C46]&amp;[.F46]" office:value-type="string" office:string-value="[Enhanced indoor air quality strategies](http://www.usgbc.org/node/2614615?return=/credits)" calcext:value-type="string">
            <text:p>[Enhanced indoor air quality strategies](http://www.usgbc.org/node/2614615?return=/credits)</text:p>
          </table:table-cell>
          <table:table-cell office:value-type="string" calcext:value-type="string">
            <text:p>[Enhanced indoor air quality strategies](http://www.usgbc.org/node/2614615?return=/credits)</text:p>
          </table:table-cell>
          <table:table-cell office:value-type="string" calcext:value-type="string">
            <text:p>Indoor environmental quality</text:p>
          </table:table-cell>
          <table:table-cell office:value-type="string" calcext:value-type="string">
            <text:p>Credit \| Up to 2 points</text:p>
          </table:table-cell>
          <table:table-cell office:value-type="string" calcext:value-type="string">
            <text:p>To promote occupants’ comfort, well-being, and productivity by improving indoor air quality.</text:p>
          </table:table-cell>
          <table:table-cell table:number-columns-repeated="1013"/>
        </table:table-row>
        <table:table-row table:style-name="ro2">
          <table:table-cell office:value-type="string" calcext:value-type="string">
            <text:p>Low-emitting materials</text:p>
          </table:table-cell>
          <table:table-cell table:formula="of:=[.A47]&amp;&quot;]&quot;" office:value-type="string" office:string-value="Low-emitting materials]" calcext:value-type="string">
            <text:p>Low-emitting materials]</text:p>
          </table:table-cell>
          <table:table-cell table:formula="of:=&quot;[&quot;&amp;[.B47]" office:value-type="string" office:string-value="[Low-emitting materials]" calcext:value-type="string">
            <text:p>[Low-emitting materials]</text:p>
          </table:table-cell>
          <table:table-cell office:value-type="string" calcext:value-type="string">
            <text:p>http://www.usgbc.org/node/2614095?return=/credits</text:p>
          </table:table-cell>
          <table:table-cell table:formula="of:=[.D47]&amp;&quot;)&quot;" office:value-type="string" office:string-value="http://www.usgbc.org/node/2614095?return=/credits)" calcext:value-type="string">
            <text:p>http://www.usgbc.org/node/2614095?return=/credits)</text:p>
          </table:table-cell>
          <table:table-cell table:formula="of:=&quot;(&quot;&amp;[.E47]" office:value-type="string" office:string-value="(http://www.usgbc.org/node/2614095?return=/credits)" calcext:value-type="string">
            <text:p>(http://www.usgbc.org/node/2614095?return=/credits)</text:p>
          </table:table-cell>
          <table:table-cell table:formula="of:=[.C47]&amp;[.F47]" office:value-type="string" office:string-value="[Low-emitting materials](http://www.usgbc.org/node/2614095?return=/credits)" calcext:value-type="string">
            <text:p>[Low-emitting materials](http://www.usgbc.org/node/2614095?return=/credits)</text:p>
          </table:table-cell>
          <table:table-cell office:value-type="string" calcext:value-type="string">
            <text:p>[Low-emitting materials](http://www.usgbc.org/node/2614095?return=/credits)</text:p>
          </table:table-cell>
          <table:table-cell office:value-type="string" calcext:value-type="string">
            <text:p>Indoor environmental quality</text:p>
          </table:table-cell>
          <table:table-cell office:value-type="string" calcext:value-type="string">
            <text:p>Credit \| Up to 3 points</text:p>
          </table:table-cell>
          <table:table-cell office:value-type="string" calcext:value-type="string">
            <text:p>To reduce concentrations of chemical contaminants that can damage air quality, human health, productivity, and the environment.</text:p>
          </table:table-cell>
          <table:table-cell table:number-columns-repeated="1013"/>
        </table:table-row>
        <table:table-row table:style-name="ro2">
          <table:table-cell office:value-type="string" calcext:value-type="string">
            <text:p>Construction indoor air quality management plan</text:p>
          </table:table-cell>
          <table:table-cell table:formula="of:=[.A48]&amp;&quot;]&quot;" office:value-type="string" office:string-value="Construction indoor air quality management plan]" calcext:value-type="string">
            <text:p>Construction indoor air quality management plan]</text:p>
          </table:table-cell>
          <table:table-cell table:formula="of:=&quot;[&quot;&amp;[.B48]" office:value-type="string" office:string-value="[Construction indoor air quality management plan]" calcext:value-type="string">
            <text:p>[Construction indoor air quality management plan]</text:p>
          </table:table-cell>
          <table:table-cell office:value-type="string" calcext:value-type="string">
            <text:p>http://www.usgbc.org/node/2615033?return=/credits</text:p>
          </table:table-cell>
          <table:table-cell table:formula="of:=[.D48]&amp;&quot;)&quot;" office:value-type="string" office:string-value="http://www.usgbc.org/node/2615033?return=/credits)" calcext:value-type="string">
            <text:p>http://www.usgbc.org/node/2615033?return=/credits)</text:p>
          </table:table-cell>
          <table:table-cell table:formula="of:=&quot;(&quot;&amp;[.E48]" office:value-type="string" office:string-value="(http://www.usgbc.org/node/2615033?return=/credits)" calcext:value-type="string">
            <text:p>(http://www.usgbc.org/node/2615033?return=/credits)</text:p>
          </table:table-cell>
          <table:table-cell table:formula="of:=[.C48]&amp;[.F48]" office:value-type="string" office:string-value="[Construction indoor air quality management plan](http://www.usgbc.org/node/2615033?return=/credits)" calcext:value-type="string">
            <text:p>[Construction indoor air quality management plan](http://www.usgbc.org/node/2615033?return=/credits)</text:p>
          </table:table-cell>
          <table:table-cell office:value-type="string" calcext:value-type="string">
            <text:p>[Construction indoor air quality management plan](http://www.usgbc.org/node/2615033?return=/credits)</text:p>
          </table:table-cell>
          <table:table-cell office:value-type="string" calcext:value-type="string">
            <text:p>Indoor environmental quality</text:p>
          </table:table-cell>
          <table:table-cell office:value-type="string" calcext:value-type="string">
            <text:p>Credit \| 1 point</text:p>
          </table:table-cell>
          <table:table-cell office:value-type="string" calcext:value-type="string">
            <text:p>To promote the well-being of construction workers and building occupants by minimizing indoor air quality problems associated with construction and renovation.</text:p>
          </table:table-cell>
          <table:table-cell table:number-columns-repeated="1013"/>
        </table:table-row>
        <table:table-row table:style-name="ro2">
          <table:table-cell office:value-type="string" calcext:value-type="string">
            <text:p>Daylight</text:p>
          </table:table-cell>
          <table:table-cell table:formula="of:=[.A49]&amp;&quot;]&quot;" office:value-type="string" office:string-value="Daylight]" calcext:value-type="string">
            <text:p>Daylight]</text:p>
          </table:table-cell>
          <table:table-cell table:formula="of:=&quot;[&quot;&amp;[.B49]" office:value-type="string" office:string-value="[Daylight]" calcext:value-type="string">
            <text:p>[Daylight]</text:p>
          </table:table-cell>
          <table:table-cell office:value-type="string" calcext:value-type="string">
            <text:p>http://www.usgbc.org/node/2614119?return=/credits</text:p>
          </table:table-cell>
          <table:table-cell table:formula="of:=[.D49]&amp;&quot;)&quot;" office:value-type="string" office:string-value="http://www.usgbc.org/node/2614119?return=/credits)" calcext:value-type="string">
            <text:p>http://www.usgbc.org/node/2614119?return=/credits)</text:p>
          </table:table-cell>
          <table:table-cell table:formula="of:=&quot;(&quot;&amp;[.E49]" office:value-type="string" office:string-value="(http://www.usgbc.org/node/2614119?return=/credits)" calcext:value-type="string">
            <text:p>(http://www.usgbc.org/node/2614119?return=/credits)</text:p>
          </table:table-cell>
          <table:table-cell table:formula="of:=[.C49]&amp;[.F49]" office:value-type="string" office:string-value="[Daylight](http://www.usgbc.org/node/2614119?return=/credits)" calcext:value-type="string">
            <text:p>[Daylight](http://www.usgbc.org/node/2614119?return=/credits)</text:p>
          </table:table-cell>
          <table:table-cell office:value-type="string" calcext:value-type="string">
            <text:p>[Daylight](http://www.usgbc.org/node/2614119?return=/credits)</text:p>
          </table:table-cell>
          <table:table-cell office:value-type="string" calcext:value-type="string">
            <text:p>Indoor environmental quality</text:p>
          </table:table-cell>
          <table:table-cell office:value-type="string" calcext:value-type="string">
            <text:p>Credit \| Up to 3 points</text:p>
          </table:table-cell>
          <table:table-cell office:value-type="string" calcext:value-type="string">
            <text:p>To connect building occupants with the outdoors, reinforce circadian rhythms, and reduce the use of electrical lighting by introducing daylight into the space.</text:p>
          </table:table-cell>
          <table:table-cell table:number-columns-repeated="1013"/>
        </table:table-row>
        <table:table-row table:style-name="ro2">
          <table:table-cell office:value-type="string" calcext:value-type="string">
            <text:p>Quality views</text:p>
          </table:table-cell>
          <table:table-cell table:formula="of:=[.A50]&amp;&quot;]&quot;" office:value-type="string" office:string-value="Quality views]" calcext:value-type="string">
            <text:p>Quality views]</text:p>
          </table:table-cell>
          <table:table-cell table:formula="of:=&quot;[&quot;&amp;[.B50]" office:value-type="string" office:string-value="[Quality views]" calcext:value-type="string">
            <text:p>[Quality views]</text:p>
          </table:table-cell>
          <table:table-cell office:value-type="string" calcext:value-type="string">
            <text:p>http://www.usgbc.org/node/2614941?return=/credits</text:p>
          </table:table-cell>
          <table:table-cell table:formula="of:=[.D50]&amp;&quot;)&quot;" office:value-type="string" office:string-value="http://www.usgbc.org/node/2614941?return=/credits)" calcext:value-type="string">
            <text:p>http://www.usgbc.org/node/2614941?return=/credits)</text:p>
          </table:table-cell>
          <table:table-cell table:formula="of:=&quot;(&quot;&amp;[.E50]" office:value-type="string" office:string-value="(http://www.usgbc.org/node/2614941?return=/credits)" calcext:value-type="string">
            <text:p>(http://www.usgbc.org/node/2614941?return=/credits)</text:p>
          </table:table-cell>
          <table:table-cell table:formula="of:=[.C50]&amp;[.F50]" office:value-type="string" office:string-value="[Quality views](http://www.usgbc.org/node/2614941?return=/credits)" calcext:value-type="string">
            <text:p>[Quality views](http://www.usgbc.org/node/2614941?return=/credits)</text:p>
          </table:table-cell>
          <table:table-cell office:value-type="string" calcext:value-type="string">
            <text:p>[Quality views](http://www.usgbc.org/node/2614941?return=/credits)</text:p>
          </table:table-cell>
          <table:table-cell office:value-type="string" calcext:value-type="string">
            <text:p>Indoor environmental quality</text:p>
          </table:table-cell>
          <table:table-cell office:value-type="string" calcext:value-type="string">
            <text:p>Credit \| 1 point</text:p>
          </table:table-cell>
          <table:table-cell office:value-type="string" calcext:value-type="string">
            <text:p>To give building occupants a connection to the natural outdoor environment by providing quality views.</text:p>
          </table:table-cell>
          <table:table-cell table:number-columns-repeated="1013"/>
        </table:table-row>
        <table:table-row table:style-name="ro2">
          <table:table-cell office:value-type="string" calcext:value-type="string">
            <text:p>Innovation</text:p>
          </table:table-cell>
          <table:table-cell table:formula="of:=[.A51]&amp;&quot;]&quot;" office:value-type="string" office:string-value="Innovation]" calcext:value-type="string">
            <text:p>Innovation]</text:p>
          </table:table-cell>
          <table:table-cell table:formula="of:=&quot;[&quot;&amp;[.B51]" office:value-type="string" office:string-value="[Innovation]" calcext:value-type="string">
            <text:p>[Innovation]</text:p>
          </table:table-cell>
          <table:table-cell office:value-type="string" calcext:value-type="string">
            <text:p>http://www.usgbc.org/node/2613903?return=/credits</text:p>
          </table:table-cell>
          <table:table-cell table:formula="of:=[.D51]&amp;&quot;)&quot;" office:value-type="string" office:string-value="http://www.usgbc.org/node/2613903?return=/credits)" calcext:value-type="string">
            <text:p>http://www.usgbc.org/node/2613903?return=/credits)</text:p>
          </table:table-cell>
          <table:table-cell table:formula="of:=&quot;(&quot;&amp;[.E51]" office:value-type="string" office:string-value="(http://www.usgbc.org/node/2613903?return=/credits)" calcext:value-type="string">
            <text:p>(http://www.usgbc.org/node/2613903?return=/credits)</text:p>
          </table:table-cell>
          <table:table-cell table:formula="of:=[.C51]&amp;[.F51]" office:value-type="string" office:string-value="[Innovation](http://www.usgbc.org/node/2613903?return=/credits)" calcext:value-type="string">
            <text:p>[Innovation](http://www.usgbc.org/node/2613903?return=/credits)</text:p>
          </table:table-cell>
          <table:table-cell office:value-type="string" calcext:value-type="string">
            <text:p>[Innovation](http://www.usgbc.org/node/2613903?return=/credits)</text:p>
          </table:table-cell>
          <table:table-cell office:value-type="string" calcext:value-type="string">
            <text:p>Innovation</text:p>
          </table:table-cell>
          <table:table-cell office:value-type="string" calcext:value-type="string">
            <text:p>Credit \| Up to 5 points</text:p>
          </table:table-cell>
          <table:table-cell office:value-type="string" calcext:value-type="string">
            <text:p>To encourage projects to achieve exceptional or innovative performance.</text:p>
          </table:table-cell>
          <table:table-cell table:number-columns-repeated="1013"/>
        </table:table-row>
        <table:table-row table:style-name="ro2">
          <table:table-cell office:value-type="string" calcext:value-type="string">
            <text:p>LEED Accredited Professional</text:p>
          </table:table-cell>
          <table:table-cell table:formula="of:=[.A52]&amp;&quot;]&quot;" office:value-type="string" office:string-value="LEED Accredited Professional]" calcext:value-type="string">
            <text:p>LEED Accredited Professional]</text:p>
          </table:table-cell>
          <table:table-cell table:formula="of:=&quot;[&quot;&amp;[.B52]" office:value-type="string" office:string-value="[LEED Accredited Professional]" calcext:value-type="string">
            <text:p>[LEED Accredited Professional]</text:p>
          </table:table-cell>
          <table:table-cell office:value-type="string" calcext:value-type="string">
            <text:p>http://www.usgbc.org/node/2613913?return=/credits</text:p>
          </table:table-cell>
          <table:table-cell table:formula="of:=[.D52]&amp;&quot;)&quot;" office:value-type="string" office:string-value="http://www.usgbc.org/node/2613913?return=/credits)" calcext:value-type="string">
            <text:p>http://www.usgbc.org/node/2613913?return=/credits)</text:p>
          </table:table-cell>
          <table:table-cell table:formula="of:=&quot;(&quot;&amp;[.E52]" office:value-type="string" office:string-value="(http://www.usgbc.org/node/2613913?return=/credits)" calcext:value-type="string">
            <text:p>(http://www.usgbc.org/node/2613913?return=/credits)</text:p>
          </table:table-cell>
          <table:table-cell table:formula="of:=[.C52]&amp;[.F52]" office:value-type="string" office:string-value="[LEED Accredited Professional](http://www.usgbc.org/node/2613913?return=/credits)" calcext:value-type="string">
            <text:p>[LEED Accredited Professional](http://www.usgbc.org/node/2613913?return=/credits)</text:p>
          </table:table-cell>
          <table:table-cell office:value-type="string" calcext:value-type="string">
            <text:p>[LEED Accredited Professional](http://www.usgbc.org/node/2613913?return=/credits)</text:p>
          </table:table-cell>
          <table:table-cell office:value-type="string" calcext:value-type="string">
            <text:p>Innovation</text:p>
          </table:table-cell>
          <table:table-cell office:value-type="string" calcext:value-type="string">
            <text:p>Credit \| 1 point</text:p>
          </table:table-cell>
          <table:table-cell office:value-type="string" calcext:value-type="string">
            <text:p>To encourage the team integration required by a LEED project and to streamline the application and certification process .</text:p>
          </table:table-cell>
          <table:table-cell table:number-columns-repeated="1013"/>
        </table:table-row>
        <table:table-row table:style-name="ro2">
          <table:table-cell office:value-type="string" calcext:value-type="string">
            <text:p>Regional priority</text:p>
          </table:table-cell>
          <table:table-cell table:formula="of:=[.A53]&amp;&quot;]&quot;" office:value-type="string" office:string-value="Regional priority]" calcext:value-type="string">
            <text:p>Regional priority]</text:p>
          </table:table-cell>
          <table:table-cell table:formula="of:=&quot;[&quot;&amp;[.B53]" office:value-type="string" office:string-value="[Regional priority]" calcext:value-type="string">
            <text:p>[Regional priority]</text:p>
          </table:table-cell>
          <table:table-cell office:value-type="string" calcext:value-type="string">
            <text:p>http://www.usgbc.org/node/2613922?return=/credits</text:p>
          </table:table-cell>
          <table:table-cell table:formula="of:=[.D53]&amp;&quot;)&quot;" office:value-type="string" office:string-value="http://www.usgbc.org/node/2613922?return=/credits)" calcext:value-type="string">
            <text:p>http://www.usgbc.org/node/2613922?return=/credits)</text:p>
          </table:table-cell>
          <table:table-cell table:formula="of:=&quot;(&quot;&amp;[.E53]" office:value-type="string" office:string-value="(http://www.usgbc.org/node/2613922?return=/credits)" calcext:value-type="string">
            <text:p>(http://www.usgbc.org/node/2613922?return=/credits)</text:p>
          </table:table-cell>
          <table:table-cell table:formula="of:=[.C53]&amp;[.F53]" office:value-type="string" office:string-value="[Regional priority](http://www.usgbc.org/node/2613922?return=/credits)" calcext:value-type="string">
            <text:p>[Regional priority](http://www.usgbc.org/node/2613922?return=/credits)</text:p>
          </table:table-cell>
          <table:table-cell office:value-type="string" calcext:value-type="string">
            <text:p>[Regional priority](http://www.usgbc.org/node/2613922?return=/credits)</text:p>
          </table:table-cell>
          <table:table-cell office:value-type="string" calcext:value-type="string">
            <text:p>Regional priority</text:p>
          </table:table-cell>
          <table:table-cell office:value-type="string" calcext:value-type="string">
            <text:p>Credit | Up to 4 points</text:p>
          </table:table-cell>
          <table:table-cell office:value-type="string" calcext:value-type="string">
            <text:p>To provide an incentive for the achievement of credits that address geographically specific environmental, social equity, and public health priorities.</text:p>
          </table:table-cell>
          <table:table-cell table:number-columns-repeated="1013"/>
        </table:table-row>
        <table:table-row table:style-name="ro2">
          <table:table-cell office:value-type="string" calcext:value-type="string">
            <text:p>Appendix 1. Use types and categories</text:p>
          </table:table-cell>
          <table:table-cell table:formula="of:=[.A54]&amp;&quot;]&quot;" office:value-type="string" office:string-value="Appendix 1. Use types and categories]" calcext:value-type="string">
            <text:p>Appendix 1. Use types and categories]</text:p>
          </table:table-cell>
          <table:table-cell table:formula="of:=&quot;[&quot;&amp;[.B54]" office:value-type="string" office:string-value="[Appendix 1. Use types and categories]" calcext:value-type="string">
            <text:p>[Appendix 1. Use types and categories]</text:p>
          </table:table-cell>
          <table:table-cell office:value-type="string" calcext:value-type="string">
            <text:p>http://www.usgbc.org/node/4335089?return=/credits</text:p>
          </table:table-cell>
          <table:table-cell table:formula="of:=[.D54]&amp;&quot;)&quot;" office:value-type="string" office:string-value="http://www.usgbc.org/node/4335089?return=/credits)" calcext:value-type="string">
            <text:p>http://www.usgbc.org/node/4335089?return=/credits)</text:p>
          </table:table-cell>
          <table:table-cell table:formula="of:=&quot;(&quot;&amp;[.E54]" office:value-type="string" office:string-value="(http://www.usgbc.org/node/4335089?return=/credits)" calcext:value-type="string">
            <text:p>(http://www.usgbc.org/node/4335089?return=/credits)</text:p>
          </table:table-cell>
          <table:table-cell table:formula="of:=[.C54]&amp;[.F54]" office:value-type="string" office:string-value="[Appendix 1. Use types and categories](http://www.usgbc.org/node/4335089?return=/credits)" calcext:value-type="string">
            <text:p>[Appendix 1. Use types and categories](http://www.usgbc.org/node/4335089?return=/credits)</text:p>
          </table:table-cell>
          <table:table-cell office:value-type="string" calcext:value-type="string">
            <text:p>[Appendix 1. Use types and categories](http://www.usgbc.org/node/4335089?return=/credits)</text:p>
          </table:table-cell>
          <table:table-cell office:value-type="string" calcext:value-type="string">
            <text:p>Appendices</text:p>
          </table:table-cell>
          <table:table-cell office:value-type="string" calcext:value-type="string">
            <text:p>Prerequisite \| Required</text:p>
          </table:table-cell>
          <table:table-cell office:value-type="string" calcext:value-type="string">
            <text:p>.views-field-field-res-hosted-audio-fid embed{ width:200px; }</text:p>
          </table:table-cell>
          <table:table-cell table:number-columns-repeated="1013"/>
        </table:table-row>
        <table:table-row table:style-name="ro2">
          <table:table-cell office:value-type="string" calcext:value-type="string">
            <text:p>Appendix 2. Default occupancy counts</text:p>
          </table:table-cell>
          <table:table-cell table:formula="of:=[.A55]&amp;&quot;]&quot;" office:value-type="string" office:string-value="Appendix 2. Default occupancy counts]" calcext:value-type="string">
            <text:p>Appendix 2. Default occupancy counts]</text:p>
          </table:table-cell>
          <table:table-cell table:formula="of:=&quot;[&quot;&amp;[.B55]" office:value-type="string" office:string-value="[Appendix 2. Default occupancy counts]" calcext:value-type="string">
            <text:p>[Appendix 2. Default occupancy counts]</text:p>
          </table:table-cell>
          <table:table-cell office:value-type="string" calcext:value-type="string">
            <text:p>http://www.usgbc.org/node/4335106?return=/credits</text:p>
          </table:table-cell>
          <table:table-cell table:formula="of:=[.D55]&amp;&quot;)&quot;" office:value-type="string" office:string-value="http://www.usgbc.org/node/4335106?return=/credits)" calcext:value-type="string">
            <text:p>http://www.usgbc.org/node/4335106?return=/credits)</text:p>
          </table:table-cell>
          <table:table-cell table:formula="of:=&quot;(&quot;&amp;[.E55]" office:value-type="string" office:string-value="(http://www.usgbc.org/node/4335106?return=/credits)" calcext:value-type="string">
            <text:p>(http://www.usgbc.org/node/4335106?return=/credits)</text:p>
          </table:table-cell>
          <table:table-cell table:formula="of:=[.C55]&amp;[.F55]" office:value-type="string" office:string-value="[Appendix 2. Default occupancy counts](http://www.usgbc.org/node/4335106?return=/credits)" calcext:value-type="string">
            <text:p>[Appendix 2. Default occupancy counts](http://www.usgbc.org/node/4335106?return=/credits)</text:p>
          </table:table-cell>
          <table:table-cell office:value-type="string" calcext:value-type="string">
            <text:p>[Appendix 2. Default occupancy counts](http://www.usgbc.org/node/4335106?return=/credits)</text:p>
          </table:table-cell>
          <table:table-cell office:value-type="string" calcext:value-type="string">
            <text:p>Appendices</text:p>
          </table:table-cell>
          <table:table-cell office:value-type="string" calcext:value-type="string">
            <text:p>Prerequisite \| Required</text:p>
          </table:table-cell>
          <table:table-cell office:value-type="string" calcext:value-type="string">
            <text:p>Use Table 1 to calculate default occupancy counts. Only use the occupancy estimates if occupancy is unknown.</text:p>
          </table:table-cell>
          <table:table-cell table:number-columns-repeated="1013"/>
        </table:table-row>
        <table:table-row table:style-name="ro2">
          <table:table-cell office:value-type="string" calcext:value-type="string">
            <text:p>Appendix 3. Retail process load baselines</text:p>
          </table:table-cell>
          <table:table-cell table:formula="of:=[.A56]&amp;&quot;]&quot;" office:value-type="string" office:string-value="Appendix 3. Retail process load baselines]" calcext:value-type="string">
            <text:p>Appendix 3. Retail process load baselines]</text:p>
          </table:table-cell>
          <table:table-cell table:formula="of:=&quot;[&quot;&amp;[.B56]" office:value-type="string" office:string-value="[Appendix 3. Retail process load baselines]" calcext:value-type="string">
            <text:p>[Appendix 3. Retail process load baselines]</text:p>
          </table:table-cell>
          <table:table-cell office:value-type="string" calcext:value-type="string">
            <text:p>http://www.usgbc.org/node/4335155?return=/credits</text:p>
          </table:table-cell>
          <table:table-cell table:formula="of:=[.D56]&amp;&quot;)&quot;" office:value-type="string" office:string-value="http://www.usgbc.org/node/4335155?return=/credits)" calcext:value-type="string">
            <text:p>http://www.usgbc.org/node/4335155?return=/credits)</text:p>
          </table:table-cell>
          <table:table-cell table:formula="of:=&quot;(&quot;&amp;[.E56]" office:value-type="string" office:string-value="(http://www.usgbc.org/node/4335155?return=/credits)" calcext:value-type="string">
            <text:p>(http://www.usgbc.org/node/4335155?return=/credits)</text:p>
          </table:table-cell>
          <table:table-cell table:formula="of:=[.C56]&amp;[.F56]" office:value-type="string" office:string-value="[Appendix 3. Retail process load baselines](http://www.usgbc.org/node/4335155?return=/credits)" calcext:value-type="string">
            <text:p>[Appendix 3. Retail process load baselines](http://www.usgbc.org/node/4335155?return=/credits)</text:p>
          </table:table-cell>
          <table:table-cell office:value-type="string" calcext:value-type="string">
            <text:p>[Appendix 3. Retail process load baselines](http://www.usgbc.org/node/4335155?return=/credits)</text:p>
          </table:table-cell>
          <table:table-cell office:value-type="string" calcext:value-type="string">
            <text:p>Appendices</text:p>
          </table:table-cell>
          <table:table-cell office:value-type="string" calcext:value-type="string">
            <text:p>Prerequisite \| Required</text:p>
          </table:table-cell>
          <table:table-cell office:value-type="string" calcext:value-type="string">
            <text:p>.views-field-field-res-hosted-audio-fid embed{ width:200px; }</text:p>
          </table:table-cell>
          <table:table-cell table:number-columns-repeated="1013"/>
        </table:table-row>
        <table:table-row table:style-name="ro2">
          <table:table-cell office:value-type="string" calcext:value-type="string">
            <text:p>Must be in a permanent location on existing land</text:p>
          </table:table-cell>
          <table:table-cell table:formula="of:=[.A57]&amp;&quot;]&quot;" office:value-type="string" office:string-value="Must be in a permanent location on existing land]" calcext:value-type="string">
            <text:p>Must be in a permanent location on existing land]</text:p>
          </table:table-cell>
          <table:table-cell table:formula="of:=&quot;[&quot;&amp;[.B57]" office:value-type="string" office:string-value="[Must be in a permanent location on existing land]" calcext:value-type="string">
            <text:p>[Must be in a permanent location on existing land]</text:p>
          </table:table-cell>
          <table:table-cell office:value-type="string" calcext:value-type="string">
            <text:p>http://www.usgbc.org/node/2742910?return=/credits</text:p>
          </table:table-cell>
          <table:table-cell table:formula="of:=[.D57]&amp;&quot;)&quot;" office:value-type="string" office:string-value="http://www.usgbc.org/node/2742910?return=/credits)" calcext:value-type="string">
            <text:p>http://www.usgbc.org/node/2742910?return=/credits)</text:p>
          </table:table-cell>
          <table:table-cell table:formula="of:=&quot;(&quot;&amp;[.E57]" office:value-type="string" office:string-value="(http://www.usgbc.org/node/2742910?return=/credits)" calcext:value-type="string">
            <text:p>(http://www.usgbc.org/node/2742910?return=/credits)</text:p>
          </table:table-cell>
          <table:table-cell table:formula="of:=[.C57]&amp;[.F57]" office:value-type="string" office:string-value="[Must be in a permanent location on existing land](http://www.usgbc.org/node/2742910?return=/credits)" calcext:value-type="string">
            <text:p>[Must be in a permanent location on existing land](http://www.usgbc.org/node/2742910?return=/credits)</text:p>
          </table:table-cell>
          <table:table-cell office:value-type="string" calcext:value-type="string">
            <text:p>[Must be in a permanent location on existing land](http://www.usgbc.org/node/2742910?return=/credits)</text:p>
          </table:table-cell>
          <table:table-cell office:value-type="string" calcext:value-type="string">
            <text:p>Minimum program requirements</text:p>
          </table:table-cell>
          <table:table-cell office:value-type="string" calcext:value-type="string">
            <text:p>Prerequisite \| Required</text:p>
          </table:table-cell>
          <table:table-cell office:value-type="string" calcext:value-type="string">
            <text:p>The LEED rating system is designed to evaluate buildings, spaces, and neighborhoods in the context of their surroundings. A significant portion of LEED requirements are dependent on the project’s location, therefore it is important that LEED projects are evaluated as permanent structures. Locating projects on existing land is important to avoid artificial land masses that have the potential to displace and disrupt ecosystems.</text:p>
          </table:table-cell>
          <table:table-cell table:number-columns-repeated="1013"/>
        </table:table-row>
        <table:table-row table:style-name="ro2">
          <table:table-cell office:value-type="string" calcext:value-type="string">
            <text:p>Must use reasonable LEED boundaries</text:p>
          </table:table-cell>
          <table:table-cell table:formula="of:=[.A58]&amp;&quot;]&quot;" office:value-type="string" office:string-value="Must use reasonable LEED boundaries]" calcext:value-type="string">
            <text:p>Must use reasonable LEED boundaries]</text:p>
          </table:table-cell>
          <table:table-cell table:formula="of:=&quot;[&quot;&amp;[.B58]" office:value-type="string" office:string-value="[Must use reasonable LEED boundaries]" calcext:value-type="string">
            <text:p>[Must use reasonable LEED boundaries]</text:p>
          </table:table-cell>
          <table:table-cell office:value-type="string" calcext:value-type="string">
            <text:p>http://www.usgbc.org/node/2742911?return=/credits</text:p>
          </table:table-cell>
          <table:table-cell table:formula="of:=[.D58]&amp;&quot;)&quot;" office:value-type="string" office:string-value="http://www.usgbc.org/node/2742911?return=/credits)" calcext:value-type="string">
            <text:p>http://www.usgbc.org/node/2742911?return=/credits)</text:p>
          </table:table-cell>
          <table:table-cell table:formula="of:=&quot;(&quot;&amp;[.E58]" office:value-type="string" office:string-value="(http://www.usgbc.org/node/2742911?return=/credits)" calcext:value-type="string">
            <text:p>(http://www.usgbc.org/node/2742911?return=/credits)</text:p>
          </table:table-cell>
          <table:table-cell table:formula="of:=[.C58]&amp;[.F58]" office:value-type="string" office:string-value="[Must use reasonable LEED boundaries](http://www.usgbc.org/node/2742911?return=/credits)" calcext:value-type="string">
            <text:p>[Must use reasonable LEED boundaries](http://www.usgbc.org/node/2742911?return=/credits)</text:p>
          </table:table-cell>
          <table:table-cell office:value-type="string" calcext:value-type="string">
            <text:p>[Must use reasonable LEED boundaries](http://www.usgbc.org/node/2742911?return=/credits)</text:p>
          </table:table-cell>
          <table:table-cell office:value-type="string" calcext:value-type="string">
            <text:p>Minimum program requirements</text:p>
          </table:table-cell>
          <table:table-cell office:value-type="string" calcext:value-type="string">
            <text:p>Prerequisite \| Required</text:p>
          </table:table-cell>
          <table:table-cell office:value-type="string" calcext:value-type="string">
            <text:p>The LEED rating system is designed to evaluate buildings, spaces, or neighborhoods, and all environmental impacts associated with those projects. Defining a reasonable LEED boundary ensures that project is accurately evaluated.</text:p>
          </table:table-cell>
          <table:table-cell table:number-columns-repeated="1013"/>
        </table:table-row>
        <table:table-row table:style-name="ro2">
          <table:table-cell office:value-type="string" calcext:value-type="string">
            <text:p>Must comply with project size requirements</text:p>
          </table:table-cell>
          <table:table-cell table:formula="of:=[.A59]&amp;&quot;]&quot;" office:value-type="string" office:string-value="Must comply with project size requirements]" calcext:value-type="string">
            <text:p>Must comply with project size requirements]</text:p>
          </table:table-cell>
          <table:table-cell table:formula="of:=&quot;[&quot;&amp;[.B59]" office:value-type="string" office:string-value="[Must comply with project size requirements]" calcext:value-type="string">
            <text:p>[Must comply with project size requirements]</text:p>
          </table:table-cell>
          <table:table-cell office:value-type="string" calcext:value-type="string">
            <text:p>http://www.usgbc.org/node/2742912?return=/credits</text:p>
          </table:table-cell>
          <table:table-cell table:formula="of:=[.D59]&amp;&quot;)&quot;" office:value-type="string" office:string-value="http://www.usgbc.org/node/2742912?return=/credits)" calcext:value-type="string">
            <text:p>http://www.usgbc.org/node/2742912?return=/credits)</text:p>
          </table:table-cell>
          <table:table-cell table:formula="of:=&quot;(&quot;&amp;[.E59]" office:value-type="string" office:string-value="(http://www.usgbc.org/node/2742912?return=/credits)" calcext:value-type="string">
            <text:p>(http://www.usgbc.org/node/2742912?return=/credits)</text:p>
          </table:table-cell>
          <table:table-cell table:formula="of:=[.C59]&amp;[.F59]" office:value-type="string" office:string-value="[Must comply with project size requirements](http://www.usgbc.org/node/2742912?return=/credits)" calcext:value-type="string">
            <text:p>[Must comply with project size requirements](http://www.usgbc.org/node/2742912?return=/credits)</text:p>
          </table:table-cell>
          <table:table-cell office:value-type="string" calcext:value-type="string">
            <text:p>[Must comply with project size requirements](http://www.usgbc.org/node/2742912?return=/credits)</text:p>
          </table:table-cell>
          <table:table-cell office:value-type="string" calcext:value-type="string">
            <text:p>Minimum program requirements</text:p>
          </table:table-cell>
          <table:table-cell office:value-type="string" calcext:value-type="string">
            <text:p>Prerequisite \| Required</text:p>
          </table:table-cell>
          <table:table-cell office:value-type="string" calcext:value-type="string">
            <text:p>The LEED rating system is designed to evaluate buildings, spaces, or neighborhoods of a certain size. The LEED requirements do not accurately assess the performance of projects outside of these size requirements.</text:p>
          </table:table-cell>
          <table:table-cell table:number-columns-repeated="1013"/>
        </table:table-row>
        <table:table-row table:style-name="ro2">
          <table:table-cell office:value-type="string" calcext:value-type="string">
            <text:p>Walkable project site</text:p>
          </table:table-cell>
          <table:table-cell table:formula="of:=[.A60]&amp;&quot;]&quot;" office:value-type="string" office:string-value="Walkable project site]" calcext:value-type="string">
            <text:p>Walkable project site]</text:p>
          </table:table-cell>
          <table:table-cell table:formula="of:=&quot;[&quot;&amp;[.B60]" office:value-type="string" office:string-value="[Walkable project site]" calcext:value-type="string">
            <text:p>[Walkable project site]</text:p>
          </table:table-cell>
          <table:table-cell office:value-type="string" calcext:value-type="string">
            <text:p>http://www.usgbc.org/node/4561979?return=/credits</text:p>
          </table:table-cell>
          <table:table-cell table:formula="of:=[.D60]&amp;&quot;)&quot;" office:value-type="string" office:string-value="http://www.usgbc.org/node/4561979?return=/credits)" calcext:value-type="string">
            <text:p>http://www.usgbc.org/node/4561979?return=/credits)</text:p>
          </table:table-cell>
          <table:table-cell table:formula="of:=&quot;(&quot;&amp;[.E60]" office:value-type="string" office:string-value="(http://www.usgbc.org/node/4561979?return=/credits)" calcext:value-type="string">
            <text:p>(http://www.usgbc.org/node/4561979?return=/credits)</text:p>
          </table:table-cell>
          <table:table-cell table:formula="of:=[.C60]&amp;[.F60]" office:value-type="string" office:string-value="[Walkable project site](http://www.usgbc.org/node/4561979?return=/credits)" calcext:value-type="string">
            <text:p>[Walkable project site](http://www.usgbc.org/node/4561979?return=/credits)</text:p>
          </table:table-cell>
          <table:table-cell office:value-type="string" calcext:value-type="string">
            <text:p>[Walkable project site](http://www.usgbc.org/node/4561979?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incorporate design elements that promote walking, biking, and other non-motorized transportation on the project site and in the surrounding community to reduce vehicle distance traveled, increase public health, and enhance community participation.</text:p>
          </table:table-cell>
          <table:table-cell table:number-columns-repeated="1013"/>
        </table:table-row>
        <table:table-row table:style-name="ro2">
          <table:table-cell office:value-type="string" calcext:value-type="string">
            <text:p>Bird collision deterrence</text:p>
          </table:table-cell>
          <table:table-cell table:formula="of:=[.A61]&amp;&quot;]&quot;" office:value-type="string" office:string-value="Bird collision deterrence]" calcext:value-type="string">
            <text:p>Bird collision deterrence]</text:p>
          </table:table-cell>
          <table:table-cell table:formula="of:=&quot;[&quot;&amp;[.B61]" office:value-type="string" office:string-value="[Bird collision deterrence]" calcext:value-type="string">
            <text:p>[Bird collision deterrence]</text:p>
          </table:table-cell>
          <table:table-cell office:value-type="string" calcext:value-type="string">
            <text:p>http://www.usgbc.org/node/4561982?return=/credits</text:p>
          </table:table-cell>
          <table:table-cell table:formula="of:=[.D61]&amp;&quot;)&quot;" office:value-type="string" office:string-value="http://www.usgbc.org/node/4561982?return=/credits)" calcext:value-type="string">
            <text:p>http://www.usgbc.org/node/4561982?return=/credits)</text:p>
          </table:table-cell>
          <table:table-cell table:formula="of:=&quot;(&quot;&amp;[.E61]" office:value-type="string" office:string-value="(http://www.usgbc.org/node/4561982?return=/credits)" calcext:value-type="string">
            <text:p>(http://www.usgbc.org/node/4561982?return=/credits)</text:p>
          </table:table-cell>
          <table:table-cell table:formula="of:=[.C61]&amp;[.F61]" office:value-type="string" office:string-value="[Bird collision deterrence](http://www.usgbc.org/node/4561982?return=/credits)" calcext:value-type="string">
            <text:p>[Bird collision deterrence](http://www.usgbc.org/node/4561982?return=/credits)</text:p>
          </table:table-cell>
          <table:table-cell office:value-type="string" calcext:value-type="string">
            <text:p>[Bird collision deterrence](http://www.usgbc.org/node/4561982?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Reduce bird injury and mortality from in-flight collisions with buildings.</text:p>
          </table:table-cell>
          <table:table-cell table:number-columns-repeated="1013"/>
        </table:table-row>
        <table:table-row table:style-name="ro2">
          <table:table-cell office:value-type="string" calcext:value-type="string">
            <text:p>Renewable energy - distributed generation</text:p>
          </table:table-cell>
          <table:table-cell table:formula="of:=[.A62]&amp;&quot;]&quot;" office:value-type="string" office:string-value="Renewable energy - distributed generation]" calcext:value-type="string">
            <text:p>Renewable energy - distributed generation]</text:p>
          </table:table-cell>
          <table:table-cell table:formula="of:=&quot;[&quot;&amp;[.B62]" office:value-type="string" office:string-value="[Renewable energy - distributed generation]" calcext:value-type="string">
            <text:p>[Renewable energy - distributed generation]</text:p>
          </table:table-cell>
          <table:table-cell office:value-type="string" calcext:value-type="string">
            <text:p>http://www.usgbc.org/node/4561943?return=/credits</text:p>
          </table:table-cell>
          <table:table-cell table:formula="of:=[.D62]&amp;&quot;)&quot;" office:value-type="string" office:string-value="http://www.usgbc.org/node/4561943?return=/credits)" calcext:value-type="string">
            <text:p>http://www.usgbc.org/node/4561943?return=/credits)</text:p>
          </table:table-cell>
          <table:table-cell table:formula="of:=&quot;(&quot;&amp;[.E62]" office:value-type="string" office:string-value="(http://www.usgbc.org/node/4561943?return=/credits)" calcext:value-type="string">
            <text:p>(http://www.usgbc.org/node/4561943?return=/credits)</text:p>
          </table:table-cell>
          <table:table-cell table:formula="of:=[.C62]&amp;[.F62]" office:value-type="string" office:string-value="[Renewable energy - distributed generation](http://www.usgbc.org/node/4561943?return=/credits)" calcext:value-type="string">
            <text:p>[Renewable energy - distributed generation](http://www.usgbc.org/node/4561943?return=/credits)</text:p>
          </table:table-cell>
          <table:table-cell office:value-type="string" calcext:value-type="string">
            <text:p>[Renewable energy - distributed generation](http://www.usgbc.org/node/4561943?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support the installation of distributed renewable energy generation.</text:p>
          </table:table-cell>
          <table:table-cell table:number-columns-repeated="1013"/>
        </table:table-row>
        <table:table-row table:style-name="ro2">
          <table:table-cell office:value-type="string" calcext:value-type="string">
            <text:p>Enhanced acoustical performance - exterior noise control</text:p>
          </table:table-cell>
          <table:table-cell table:formula="of:=[.A63]&amp;&quot;]&quot;" office:value-type="string" office:string-value="Enhanced acoustical performance - exterior noise control]" calcext:value-type="string">
            <text:p>Enhanced acoustical performance - exterior noise control]</text:p>
          </table:table-cell>
          <table:table-cell table:formula="of:=&quot;[&quot;&amp;[.B63]" office:value-type="string" office:string-value="[Enhanced acoustical performance - exterior noise control]" calcext:value-type="string">
            <text:p>[Enhanced acoustical performance - exterior noise control]</text:p>
          </table:table-cell>
          <table:table-cell office:value-type="string" calcext:value-type="string">
            <text:p>http://www.usgbc.org/node/4561969?return=/credits</text:p>
          </table:table-cell>
          <table:table-cell table:formula="of:=[.D63]&amp;&quot;)&quot;" office:value-type="string" office:string-value="http://www.usgbc.org/node/4561969?return=/credits)" calcext:value-type="string">
            <text:p>http://www.usgbc.org/node/4561969?return=/credits)</text:p>
          </table:table-cell>
          <table:table-cell table:formula="of:=&quot;(&quot;&amp;[.E63]" office:value-type="string" office:string-value="(http://www.usgbc.org/node/4561969?return=/credits)" calcext:value-type="string">
            <text:p>(http://www.usgbc.org/node/4561969?return=/credits)</text:p>
          </table:table-cell>
          <table:table-cell table:formula="of:=[.C63]&amp;[.F63]" office:value-type="string" office:string-value="[Enhanced acoustical performance - exterior noise control](http://www.usgbc.org/node/4561969?return=/credits)" calcext:value-type="string">
            <text:p>[Enhanced acoustical performance - exterior noise control](http://www.usgbc.org/node/4561969?return=/credits)</text:p>
          </table:table-cell>
          <table:table-cell office:value-type="string" calcext:value-type="string">
            <text:p>[Enhanced acoustical performance - exterior noise control](http://www.usgbc.org/node/4561969?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Reduce impact of environmental noise from building and/or site on community noise which can help mitigate sleep disturbance and general annoyance.</text:p>
          </table:table-cell>
          <table:table-cell table:number-columns-repeated="1013"/>
        </table:table-row>
        <table:table-row table:style-name="ro2">
          <table:table-cell office:value-type="string" calcext:value-type="string">
            <text:p>Community contaminant prevention - airborne releases</text:p>
          </table:table-cell>
          <table:table-cell table:formula="of:=[.A64]&amp;&quot;]&quot;" office:value-type="string" office:string-value="Community contaminant prevention - airborne releases]" calcext:value-type="string">
            <text:p>Community contaminant prevention - airborne releases]</text:p>
          </table:table-cell>
          <table:table-cell table:formula="of:=&quot;[&quot;&amp;[.B64]" office:value-type="string" office:string-value="[Community contaminant prevention - airborne releases]" calcext:value-type="string">
            <text:p>[Community contaminant prevention - airborne releases]</text:p>
          </table:table-cell>
          <table:table-cell office:value-type="string" calcext:value-type="string">
            <text:p>http://www.usgbc.org/node/4561958?return=/credits</text:p>
          </table:table-cell>
          <table:table-cell table:formula="of:=[.D64]&amp;&quot;)&quot;" office:value-type="string" office:string-value="http://www.usgbc.org/node/4561958?return=/credits)" calcext:value-type="string">
            <text:p>http://www.usgbc.org/node/4561958?return=/credits)</text:p>
          </table:table-cell>
          <table:table-cell table:formula="of:=&quot;(&quot;&amp;[.E64]" office:value-type="string" office:string-value="(http://www.usgbc.org/node/4561958?return=/credits)" calcext:value-type="string">
            <text:p>(http://www.usgbc.org/node/4561958?return=/credits)</text:p>
          </table:table-cell>
          <table:table-cell table:formula="of:=[.C64]&amp;[.F64]" office:value-type="string" office:string-value="[Community contaminant prevention - airborne releases](http://www.usgbc.org/node/4561958?return=/credits)" calcext:value-type="string">
            <text:p>[Community contaminant prevention - airborne releases](http://www.usgbc.org/node/4561958?return=/credits)</text:p>
          </table:table-cell>
          <table:table-cell office:value-type="string" calcext:value-type="string">
            <text:p>[Community contaminant prevention - airborne releases](http://www.usgbc.org/node/4561958?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prevent contaminant releases to air from products of combustion.</text:p>
          </table:table-cell>
          <table:table-cell table:number-columns-repeated="1013"/>
        </table:table-row>
        <table:table-row table:style-name="ro2">
          <table:table-cell office:value-type="string" calcext:value-type="string">
            <text:p>Clean construction</text:p>
          </table:table-cell>
          <table:table-cell table:formula="of:=[.A65]&amp;&quot;]&quot;" office:value-type="string" office:string-value="Clean construction]" calcext:value-type="string">
            <text:p>Clean construction]</text:p>
          </table:table-cell>
          <table:table-cell table:formula="of:=&quot;[&quot;&amp;[.B65]" office:value-type="string" office:string-value="[Clean construction]" calcext:value-type="string">
            <text:p>[Clean construction]</text:p>
          </table:table-cell>
          <table:table-cell office:value-type="string" calcext:value-type="string">
            <text:p>http://www.usgbc.org/node/4810551?return=/credits</text:p>
          </table:table-cell>
          <table:table-cell table:formula="of:=[.D65]&amp;&quot;)&quot;" office:value-type="string" office:string-value="http://www.usgbc.org/node/4810551?return=/credits)" calcext:value-type="string">
            <text:p>http://www.usgbc.org/node/4810551?return=/credits)</text:p>
          </table:table-cell>
          <table:table-cell table:formula="of:=&quot;(&quot;&amp;[.E65]" office:value-type="string" office:string-value="(http://www.usgbc.org/node/4810551?return=/credits)" calcext:value-type="string">
            <text:p>(http://www.usgbc.org/node/4810551?return=/credits)</text:p>
          </table:table-cell>
          <table:table-cell table:formula="of:=[.C65]&amp;[.F65]" office:value-type="string" office:string-value="[Clean construction](http://www.usgbc.org/node/4810551?return=/credits)" calcext:value-type="string">
            <text:p>[Clean construction](http://www.usgbc.org/node/4810551?return=/credits)</text:p>
          </table:table-cell>
          <table:table-cell office:value-type="string" calcext:value-type="string">
            <text:p>[Clean construction](http://www.usgbc.org/node/4810551?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minimize the health and climate impacts to local communities from diesel engine emissions associated with construction activities.</text:p>
          </table:table-cell>
          <table:table-cell table:number-columns-repeated="1013"/>
        </table:table-row>
        <table:table-row table:style-name="ro2">
          <table:table-cell office:value-type="string" calcext:value-type="string">
            <text:p>Material ingredients product manufacturer supply chain optimization</text:p>
          </table:table-cell>
          <table:table-cell table:formula="of:=[.A66]&amp;&quot;]&quot;" office:value-type="string" office:string-value="Material ingredients product manufacturer supply chain optimization]" calcext:value-type="string">
            <text:p>Material ingredients product manufacturer supply chain optimization]</text:p>
          </table:table-cell>
          <table:table-cell table:formula="of:=&quot;[&quot;&amp;[.B66]" office:value-type="string" office:string-value="[Material ingredients product manufacturer supply chain optimization]" calcext:value-type="string">
            <text:p>[Material ingredients product manufacturer supply chain optimization]</text:p>
          </table:table-cell>
          <table:table-cell office:value-type="string" calcext:value-type="string">
            <text:p>http://www.usgbc.org/node/4810564?return=/credits</text:p>
          </table:table-cell>
          <table:table-cell table:formula="of:=[.D66]&amp;&quot;)&quot;" office:value-type="string" office:string-value="http://www.usgbc.org/node/4810564?return=/credits)" calcext:value-type="string">
            <text:p>http://www.usgbc.org/node/4810564?return=/credits)</text:p>
          </table:table-cell>
          <table:table-cell table:formula="of:=&quot;(&quot;&amp;[.E66]" office:value-type="string" office:string-value="(http://www.usgbc.org/node/4810564?return=/credits)" calcext:value-type="string">
            <text:p>(http://www.usgbc.org/node/4810564?return=/credits)</text:p>
          </table:table-cell>
          <table:table-cell table:formula="of:=[.C66]&amp;[.F66]" office:value-type="string" office:string-value="[Material ingredients product manufacturer supply chain optimization](http://www.usgbc.org/node/4810564?return=/credits)" calcext:value-type="string">
            <text:p>[Material ingredients product manufacturer supply chain optimization](http://www.usgbc.org/node/4810564?return=/credits)</text:p>
          </table:table-cell>
          <table:table-cell office:value-type="string" calcext:value-type="string">
            <text:p>[Material ingredients product manufacturer supply chain optimization](http://www.usgbc.org/node/4810564?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encourage the use of products and materials for which life-cycle information is available and that have environmentally, economically, and socially preferable life-cycle impacts. To reward project teams for selecting products for which the chemical ingredients in the product are inventoried using an accepted methodology and for selecting products verified to minimize the use and generation of harmful substances. To reward raw material manufacturers who produce products verified to have improved life-cycle impacts.</text:p>
          </table:table-cell>
          <table:table-cell table:number-columns-repeated="1013"/>
        </table:table-row>
        <table:table-row table:style-name="ro2">
          <table:table-cell office:value-type="string" calcext:value-type="string">
            <text:p>Green training for contractors, trades, operators and service workers</text:p>
          </table:table-cell>
          <table:table-cell table:formula="of:=[.A67]&amp;&quot;]&quot;" office:value-type="string" office:string-value="Green training for contractors, trades, operators and service workers]" calcext:value-type="string">
            <text:p>Green training for contractors, trades, operators and service workers]</text:p>
          </table:table-cell>
          <table:table-cell table:formula="of:=&quot;[&quot;&amp;[.B67]" office:value-type="string" office:string-value="[Green training for contractors, trades, operators and service workers]" calcext:value-type="string">
            <text:p>[Green training for contractors, trades, operators and service workers]</text:p>
          </table:table-cell>
          <table:table-cell office:value-type="string" calcext:value-type="string">
            <text:p>http://www.usgbc.org/node/4720457?return=/credits</text:p>
          </table:table-cell>
          <table:table-cell table:formula="of:=[.D67]&amp;&quot;)&quot;" office:value-type="string" office:string-value="http://www.usgbc.org/node/4720457?return=/credits)" calcext:value-type="string">
            <text:p>http://www.usgbc.org/node/4720457?return=/credits)</text:p>
          </table:table-cell>
          <table:table-cell table:formula="of:=&quot;(&quot;&amp;[.E67]" office:value-type="string" office:string-value="(http://www.usgbc.org/node/4720457?return=/credits)" calcext:value-type="string">
            <text:p>(http://www.usgbc.org/node/4720457?return=/credits)</text:p>
          </table:table-cell>
          <table:table-cell table:formula="of:=[.C67]&amp;[.F67]" office:value-type="string" office:string-value="[Green training for contractors, trades, operators and service workers](http://www.usgbc.org/node/4720457?return=/credits)" calcext:value-type="string">
            <text:p>[Green training for contractors, trades, operators and service workers](http://www.usgbc.org/node/4720457?return=/credits)</text:p>
          </table:table-cell>
          <table:table-cell office:value-type="string" calcext:value-type="string">
            <text:p>[Green training for contractors, trades, operators and service workers](http://www.usgbc.org/node/4720457?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support and encourage the knowledge and understanding of green construction practices by those implementing design in the field. In this way the benefits and goals of green building, currently often unknowable by just reading construction documents, will be clearer to the construction team, and more easily, and completely, implemented throughout the construction of the project.</text:p>
          </table:table-cell>
          <table:table-cell table:number-columns-repeated="1013"/>
        </table:table-row>
        <table:table-row table:style-name="ro2">
          <table:table-cell office:value-type="string" calcext:value-type="string">
            <text:p>Local food production</text:p>
          </table:table-cell>
          <table:table-cell table:formula="of:=[.A68]&amp;&quot;]&quot;" office:value-type="string" office:string-value="Local food production]" calcext:value-type="string">
            <text:p>Local food production]</text:p>
          </table:table-cell>
          <table:table-cell table:formula="of:=&quot;[&quot;&amp;[.B68]" office:value-type="string" office:string-value="[Local food production]" calcext:value-type="string">
            <text:p>[Local food production]</text:p>
          </table:table-cell>
          <table:table-cell office:value-type="string" calcext:value-type="string">
            <text:p>http://www.usgbc.org/node/4810565?return=/credits</text:p>
          </table:table-cell>
          <table:table-cell table:formula="of:=[.D68]&amp;&quot;)&quot;" office:value-type="string" office:string-value="http://www.usgbc.org/node/4810565?return=/credits)" calcext:value-type="string">
            <text:p>http://www.usgbc.org/node/4810565?return=/credits)</text:p>
          </table:table-cell>
          <table:table-cell table:formula="of:=&quot;(&quot;&amp;[.E68]" office:value-type="string" office:string-value="(http://www.usgbc.org/node/4810565?return=/credits)" calcext:value-type="string">
            <text:p>(http://www.usgbc.org/node/4810565?return=/credits)</text:p>
          </table:table-cell>
          <table:table-cell table:formula="of:=[.C68]&amp;[.F68]" office:value-type="string" office:string-value="[Local food production](http://www.usgbc.org/node/4810565?return=/credits)" calcext:value-type="string">
            <text:p>[Local food production](http://www.usgbc.org/node/4810565?return=/credits)</text:p>
          </table:table-cell>
          <table:table-cell office:value-type="string" calcext:value-type="string">
            <text:p>[Local food production](http://www.usgbc.org/node/4810565?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improve human health and well-being and increase community involvement in, and education about, food production.</text:p>
          </table:table-cell>
          <table:table-cell table:number-columns-repeated="1013"/>
        </table:table-row>
        <table:table-row table:style-name="ro2">
          <table:table-cell office:value-type="string" calcext:value-type="string">
            <text:p>Site development - protect or restore habitat - alternative compliance path</text:p>
          </table:table-cell>
          <table:table-cell table:formula="of:=[.A69]&amp;&quot;]&quot;" office:value-type="string" office:string-value="Site development - protect or restore habitat - alternative compliance path]" calcext:value-type="string">
            <text:p>Site development - protect or restore habitat - alternative compliance path]</text:p>
          </table:table-cell>
          <table:table-cell table:formula="of:=&quot;[&quot;&amp;[.B69]" office:value-type="string" office:string-value="[Site development - protect or restore habitat - alternative compliance path]" calcext:value-type="string">
            <text:p>[Site development - protect or restore habitat - alternative compliance path]</text:p>
          </table:table-cell>
          <table:table-cell office:value-type="string" calcext:value-type="string">
            <text:p>http://www.usgbc.org/node/5052535?return=/credits</text:p>
          </table:table-cell>
          <table:table-cell table:formula="of:=[.D69]&amp;&quot;)&quot;" office:value-type="string" office:string-value="http://www.usgbc.org/node/5052535?return=/credits)" calcext:value-type="string">
            <text:p>http://www.usgbc.org/node/5052535?return=/credits)</text:p>
          </table:table-cell>
          <table:table-cell table:formula="of:=&quot;(&quot;&amp;[.E69]" office:value-type="string" office:string-value="(http://www.usgbc.org/node/5052535?return=/credits)" calcext:value-type="string">
            <text:p>(http://www.usgbc.org/node/5052535?return=/credits)</text:p>
          </table:table-cell>
          <table:table-cell table:formula="of:=[.C69]&amp;[.F69]" office:value-type="string" office:string-value="[Site development - protect or restore habitat - alternative compliance path](http://www.usgbc.org/node/5052535?return=/credits)" calcext:value-type="string">
            <text:p>[Site development - protect or restore habitat - alternative compliance path](http://www.usgbc.org/node/5052535?return=/credits)</text:p>
          </table:table-cell>
          <table:table-cell office:value-type="string" calcext:value-type="string">
            <text:p>[Site development - protect or restore habitat - alternative compliance path](http://www.usgbc.org/node/5052535?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conserve existing natural areas and restore damaged areas to provide habitat and promote biodiversity.</text:p>
          </table:table-cell>
          <table:table-cell table:number-columns-repeated="1013"/>
        </table:table-row>
        <table:table-row table:style-name="ro2">
          <table:table-cell office:value-type="string" calcext:value-type="string">
            <text:p>Verified Construction &amp; Demolition Recycling Rates</text:p>
          </table:table-cell>
          <table:table-cell table:formula="of:=[.A70]&amp;&quot;]&quot;" office:value-type="string" office:string-value="Verified Construction &amp; Demolition Recycling Rates]" calcext:value-type="string">
            <text:p>Verified Construction &amp; Demolition Recycling Rates]</text:p>
          </table:table-cell>
          <table:table-cell table:formula="of:=&quot;[&quot;&amp;[.B70]" office:value-type="string" office:string-value="[Verified Construction &amp; Demolition Recycling Rates]" calcext:value-type="string">
            <text:p>[Verified Construction &amp; Demolition Recycling Rates]</text:p>
          </table:table-cell>
          <table:table-cell office:value-type="string" calcext:value-type="string">
            <text:p>http://www.usgbc.org/node/4717858?return=/credits</text:p>
          </table:table-cell>
          <table:table-cell table:formula="of:=[.D70]&amp;&quot;)&quot;" office:value-type="string" office:string-value="http://www.usgbc.org/node/4717858?return=/credits)" calcext:value-type="string">
            <text:p>http://www.usgbc.org/node/4717858?return=/credits)</text:p>
          </table:table-cell>
          <table:table-cell table:formula="of:=&quot;(&quot;&amp;[.E70]" office:value-type="string" office:string-value="(http://www.usgbc.org/node/4717858?return=/credits)" calcext:value-type="string">
            <text:p>(http://www.usgbc.org/node/4717858?return=/credits)</text:p>
          </table:table-cell>
          <table:table-cell table:formula="of:=[.C70]&amp;[.F70]" office:value-type="string" office:string-value="[Verified Construction &amp; Demolition Recycling Rates](http://www.usgbc.org/node/4717858?return=/credits)" calcext:value-type="string">
            <text:p>[Verified Construction &amp; Demolition Recycling Rates](http://www.usgbc.org/node/4717858?return=/credits)</text:p>
          </table:table-cell>
          <table:table-cell office:value-type="string" calcext:value-type="string">
            <text:p>[Verified Construction &amp; Demolition Recycling Rates](http://www.usgbc.org/node/4717858?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achieve higher quality of construction and demolition waste diversion by encouraging a verification standard for recycling facilities that will accurately quantify waste data.</text:p>
          </table:table-cell>
          <table:table-cell table:number-columns-repeated="1013"/>
        </table:table-row>
        <table:table-row table:style-name="ro2">
          <table:table-cell office:value-type="string" calcext:value-type="string">
            <text:p>LEED O+M Starter Kit</text:p>
          </table:table-cell>
          <table:table-cell table:formula="of:=[.A71]&amp;&quot;]&quot;" office:value-type="string" office:string-value="LEED O+M Starter Kit]" calcext:value-type="string">
            <text:p>LEED O+M Starter Kit]</text:p>
          </table:table-cell>
          <table:table-cell table:formula="of:=&quot;[&quot;&amp;[.B71]" office:value-type="string" office:string-value="[LEED O+M Starter Kit]" calcext:value-type="string">
            <text:p>[LEED O+M Starter Kit]</text:p>
          </table:table-cell>
          <table:table-cell office:value-type="string" calcext:value-type="string">
            <text:p>http://www.usgbc.org/node/4790126?return=/credits</text:p>
          </table:table-cell>
          <table:table-cell table:formula="of:=[.D71]&amp;&quot;)&quot;" office:value-type="string" office:string-value="http://www.usgbc.org/node/4790126?return=/credits)" calcext:value-type="string">
            <text:p>http://www.usgbc.org/node/4790126?return=/credits)</text:p>
          </table:table-cell>
          <table:table-cell table:formula="of:=&quot;(&quot;&amp;[.E71]" office:value-type="string" office:string-value="(http://www.usgbc.org/node/4790126?return=/credits)" calcext:value-type="string">
            <text:p>(http://www.usgbc.org/node/4790126?return=/credits)</text:p>
          </table:table-cell>
          <table:table-cell table:formula="of:=[.C71]&amp;[.F71]" office:value-type="string" office:string-value="[LEED O+M Starter Kit](http://www.usgbc.org/node/4790126?return=/credits)" calcext:value-type="string">
            <text:p>[LEED O+M Starter Kit](http://www.usgbc.org/node/4790126?return=/credits)</text:p>
          </table:table-cell>
          <table:table-cell office:value-type="string" calcext:value-type="string">
            <text:p>[LEED O+M Starter Kit](http://www.usgbc.org/node/4790126?return=/credits)</text:p>
          </table:table-cell>
          <table:table-cell office:value-type="string" calcext:value-type="string">
            <text:p>Pilot credits</text:p>
          </table:table-cell>
          <table:table-cell office:value-type="string" calcext:value-type="string">
            <text:p>Credit \| Up to 4 points</text:p>
          </table:table-cell>
          <table:table-cell office:value-type="string" calcext:value-type="string">
            <text:p>Pilot Credit 88: LEED O+M Starter Kit is a collection of Pilot Credits that BD+C projects can use in the Innovation in Design credit category for early pre‐approval of O+M prerequisites, streamlining the path into certification in LEED v4 for Operations + Maintenance. Site Management Policy Systems O+M Plan Purchasing, Waste and Renovation Policies Green Cleaning Policy and IPM Plan</text:p>
          </table:table-cell>
          <table:table-cell table:number-columns-repeated="1013"/>
        </table:table-row>
        <table:table-row table:style-name="ro2">
          <table:table-cell office:value-type="string" calcext:value-type="string">
            <text:p>Social equity within the community</text:p>
          </table:table-cell>
          <table:table-cell table:formula="of:=[.A72]&amp;&quot;]&quot;" office:value-type="string" office:string-value="Social equity within the community]" calcext:value-type="string">
            <text:p>Social equity within the community]</text:p>
          </table:table-cell>
          <table:table-cell table:formula="of:=&quot;[&quot;&amp;[.B72]" office:value-type="string" office:string-value="[Social equity within the community]" calcext:value-type="string">
            <text:p>[Social equity within the community]</text:p>
          </table:table-cell>
          <table:table-cell office:value-type="string" calcext:value-type="string">
            <text:p>http://www.usgbc.org/node/4938035?return=/credits</text:p>
          </table:table-cell>
          <table:table-cell table:formula="of:=[.D72]&amp;&quot;)&quot;" office:value-type="string" office:string-value="http://www.usgbc.org/node/4938035?return=/credits)" calcext:value-type="string">
            <text:p>http://www.usgbc.org/node/4938035?return=/credits)</text:p>
          </table:table-cell>
          <table:table-cell table:formula="of:=&quot;(&quot;&amp;[.E72]" office:value-type="string" office:string-value="(http://www.usgbc.org/node/4938035?return=/credits)" calcext:value-type="string">
            <text:p>(http://www.usgbc.org/node/4938035?return=/credits)</text:p>
          </table:table-cell>
          <table:table-cell table:formula="of:=[.C72]&amp;[.F72]" office:value-type="string" office:string-value="[Social equity within the community](http://www.usgbc.org/node/4938035?return=/credits)" calcext:value-type="string">
            <text:p>[Social equity within the community](http://www.usgbc.org/node/4938035?return=/credits)</text:p>
          </table:table-cell>
          <table:table-cell office:value-type="string" calcext:value-type="string">
            <text:p>[Social equity within the community](http://www.usgbc.org/node/4938035?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Encourage any and all members of the project team to promote and further social equity by integrating strategies that address identified social and community needs and disparities among those affected by the project by:</text:p>
          </table:table-cell>
          <table:table-cell table:number-columns-repeated="1013"/>
        </table:table-row>
        <table:table-row table:style-name="ro2">
          <table:table-cell office:value-type="string" calcext:value-type="string">
            <text:p>Social equity within the project team</text:p>
          </table:table-cell>
          <table:table-cell table:formula="of:=[.A73]&amp;&quot;]&quot;" office:value-type="string" office:string-value="Social equity within the project team]" calcext:value-type="string">
            <text:p>Social equity within the project team]</text:p>
          </table:table-cell>
          <table:table-cell table:formula="of:=&quot;[&quot;&amp;[.B73]" office:value-type="string" office:string-value="[Social equity within the project team]" calcext:value-type="string">
            <text:p>[Social equity within the project team]</text:p>
          </table:table-cell>
          <table:table-cell office:value-type="string" calcext:value-type="string">
            <text:p>http://www.usgbc.org/node/4938042?return=/credits</text:p>
          </table:table-cell>
          <table:table-cell table:formula="of:=[.D73]&amp;&quot;)&quot;" office:value-type="string" office:string-value="http://www.usgbc.org/node/4938042?return=/credits)" calcext:value-type="string">
            <text:p>http://www.usgbc.org/node/4938042?return=/credits)</text:p>
          </table:table-cell>
          <table:table-cell table:formula="of:=&quot;(&quot;&amp;[.E73]" office:value-type="string" office:string-value="(http://www.usgbc.org/node/4938042?return=/credits)" calcext:value-type="string">
            <text:p>(http://www.usgbc.org/node/4938042?return=/credits)</text:p>
          </table:table-cell>
          <table:table-cell table:formula="of:=[.C73]&amp;[.F73]" office:value-type="string" office:string-value="[Social equity within the project team](http://www.usgbc.org/node/4938042?return=/credits)" calcext:value-type="string">
            <text:p>[Social equity within the project team](http://www.usgbc.org/node/4938042?return=/credits)</text:p>
          </table:table-cell>
          <table:table-cell office:value-type="string" calcext:value-type="string">
            <text:p>[Social equity within the project team](http://www.usgbc.org/node/4938042?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Encourage any and all members of the project team to promote and further social equity by integrating strategies that address identified social and economic needs and disparities among those working on the project by:</text:p>
          </table:table-cell>
          <table:table-cell table:number-columns-repeated="1013"/>
        </table:table-row>
        <table:table-row table:style-name="ro2">
          <table:table-cell office:value-type="string" calcext:value-type="string">
            <text:p>Social equity within the supply chain</text:p>
          </table:table-cell>
          <table:table-cell table:formula="of:=[.A74]&amp;&quot;]&quot;" office:value-type="string" office:string-value="Social equity within the supply chain]" calcext:value-type="string">
            <text:p>Social equity within the supply chain]</text:p>
          </table:table-cell>
          <table:table-cell table:formula="of:=&quot;[&quot;&amp;[.B74]" office:value-type="string" office:string-value="[Social equity within the supply chain]" calcext:value-type="string">
            <text:p>[Social equity within the supply chain]</text:p>
          </table:table-cell>
          <table:table-cell office:value-type="string" calcext:value-type="string">
            <text:p>http://www.usgbc.org/node/4938057?return=/credits</text:p>
          </table:table-cell>
          <table:table-cell table:formula="of:=[.D74]&amp;&quot;)&quot;" office:value-type="string" office:string-value="http://www.usgbc.org/node/4938057?return=/credits)" calcext:value-type="string">
            <text:p>http://www.usgbc.org/node/4938057?return=/credits)</text:p>
          </table:table-cell>
          <table:table-cell table:formula="of:=&quot;(&quot;&amp;[.E74]" office:value-type="string" office:string-value="(http://www.usgbc.org/node/4938057?return=/credits)" calcext:value-type="string">
            <text:p>(http://www.usgbc.org/node/4938057?return=/credits)</text:p>
          </table:table-cell>
          <table:table-cell table:formula="of:=[.C74]&amp;[.F74]" office:value-type="string" office:string-value="[Social equity within the supply chain](http://www.usgbc.org/node/4938057?return=/credits)" calcext:value-type="string">
            <text:p>[Social equity within the supply chain](http://www.usgbc.org/node/4938057?return=/credits)</text:p>
          </table:table-cell>
          <table:table-cell office:value-type="string" calcext:value-type="string">
            <text:p>[Social equity within the supply chain](http://www.usgbc.org/node/4938057?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Encourage any and all members of the project team to promote and further social equity by integrating strategies that address identified social and community issues, needs and disparities among those affected by the project by:</text:p>
          </table:table-cell>
          <table:table-cell table:number-columns-repeated="1013"/>
        </table:table-row>
        <table:table-row table:style-name="ro2">
          <table:table-cell office:value-type="string" calcext:value-type="string">
            <text:p>EA Pilot ACP: Advanced Buildings™ New Construction Guide</text:p>
          </table:table-cell>
          <table:table-cell table:formula="of:=[.A75]&amp;&quot;]&quot;" office:value-type="string" office:string-value="EA Pilot ACP: Advanced Buildings™ New Construction Guide]" calcext:value-type="string">
            <text:p>EA Pilot ACP: Advanced Buildings™ New Construction Guide]</text:p>
          </table:table-cell>
          <table:table-cell table:formula="of:=&quot;[&quot;&amp;[.B75]" office:value-type="string" office:string-value="[EA Pilot ACP: Advanced Buildings™ New Construction Guide]" calcext:value-type="string">
            <text:p>[EA Pilot ACP: Advanced Buildings™ New Construction Guide]</text:p>
          </table:table-cell>
          <table:table-cell office:value-type="string" calcext:value-type="string">
            <text:p>http://www.usgbc.org/node/5044062?return=/credits</text:p>
          </table:table-cell>
          <table:table-cell table:formula="of:=[.D75]&amp;&quot;)&quot;" office:value-type="string" office:string-value="http://www.usgbc.org/node/5044062?return=/credits)" calcext:value-type="string">
            <text:p>http://www.usgbc.org/node/5044062?return=/credits)</text:p>
          </table:table-cell>
          <table:table-cell table:formula="of:=&quot;(&quot;&amp;[.E75]" office:value-type="string" office:string-value="(http://www.usgbc.org/node/5044062?return=/credits)" calcext:value-type="string">
            <text:p>(http://www.usgbc.org/node/5044062?return=/credits)</text:p>
          </table:table-cell>
          <table:table-cell table:formula="of:=[.C75]&amp;[.F75]" office:value-type="string" office:string-value="[EA Pilot ACP: Advanced Buildings™ New Construction Guide](http://www.usgbc.org/node/5044062?return=/credits)" calcext:value-type="string">
            <text:p>[EA Pilot ACP: Advanced Buildings™ New Construction Guide](http://www.usgbc.org/node/5044062?return=/credits)</text:p>
          </table:table-cell>
          <table:table-cell office:value-type="string" calcext:value-type="string">
            <text:p>[EA Pilot ACP: Advanced Buildings™ New Construction Guide](http://www.usgbc.org/node/5044062?return=/credits)</text:p>
          </table:table-cell>
          <table:table-cell office:value-type="string" calcext:value-type="string">
            <text:p>Pilot credits</text:p>
          </table:table-cell>
          <table:table-cell office:value-type="string" calcext:value-type="string">
            <text:p>Credit \| Up to 10 points</text:p>
          </table:table-cell>
          <table:table-cell office:value-type="string" calcext:value-type="string">
            <text:p>To give design teams who are using Option 3 to meet the Energy and Atmosphere Prerequisite the option to use New Buildings Institute’s updated prescriptive guide, The Advanced Buildings New Construction Guide, to meet this requirement. This Guide has replaced the Core Performance guide which is currently referenced in this section of LEED v4.</text:p>
          </table:table-cell>
          <table:table-cell table:number-columns-repeated="1013"/>
        </table:table-row>
        <table:table-row table:style-name="ro2">
          <table:table-cell office:value-type="string" calcext:value-type="string">
            <text:p>Prevention through Design</text:p>
          </table:table-cell>
          <table:table-cell table:formula="of:=[.A76]&amp;&quot;]&quot;" office:value-type="string" office:string-value="Prevention through Design]" calcext:value-type="string">
            <text:p>Prevention through Design]</text:p>
          </table:table-cell>
          <table:table-cell table:formula="of:=&quot;[&quot;&amp;[.B76]" office:value-type="string" office:string-value="[Prevention through Design]" calcext:value-type="string">
            <text:p>[Prevention through Design]</text:p>
          </table:table-cell>
          <table:table-cell office:value-type="string" calcext:value-type="string">
            <text:p>http://www.usgbc.org/node/5479751?return=/credits</text:p>
          </table:table-cell>
          <table:table-cell table:formula="of:=[.D76]&amp;&quot;)&quot;" office:value-type="string" office:string-value="http://www.usgbc.org/node/5479751?return=/credits)" calcext:value-type="string">
            <text:p>http://www.usgbc.org/node/5479751?return=/credits)</text:p>
          </table:table-cell>
          <table:table-cell table:formula="of:=&quot;(&quot;&amp;[.E76]" office:value-type="string" office:string-value="(http://www.usgbc.org/node/5479751?return=/credits)" calcext:value-type="string">
            <text:p>(http://www.usgbc.org/node/5479751?return=/credits)</text:p>
          </table:table-cell>
          <table:table-cell table:formula="of:=[.C76]&amp;[.F76]" office:value-type="string" office:string-value="[Prevention through Design](http://www.usgbc.org/node/5479751?return=/credits)" calcext:value-type="string">
            <text:p>[Prevention through Design](http://www.usgbc.org/node/5479751?return=/credits)</text:p>
          </table:table-cell>
          <table:table-cell office:value-type="string" calcext:value-type="string">
            <text:p>[Prevention through Design](http://www.usgbc.org/node/5479751?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support high-performance cost-effective employee safety and health outcomes across the building life-cycle through early attention to safety and health hazards.</text:p>
          </table:table-cell>
          <table:table-cell table:number-columns-repeated="1013"/>
        </table:table-row>
        <table:table-row table:style-name="ro2">
          <table:table-cell office:value-type="string" calcext:value-type="string">
            <text:p>No Cooling Tower - alternative compliance path</text:p>
          </table:table-cell>
          <table:table-cell table:formula="of:=[.A77]&amp;&quot;]&quot;" office:value-type="string" office:string-value="No Cooling Tower - alternative compliance path]" calcext:value-type="string">
            <text:p>No Cooling Tower - alternative compliance path]</text:p>
          </table:table-cell>
          <table:table-cell table:formula="of:=&quot;[&quot;&amp;[.B77]" office:value-type="string" office:string-value="[No Cooling Tower - alternative compliance path]" calcext:value-type="string">
            <text:p>[No Cooling Tower - alternative compliance path]</text:p>
          </table:table-cell>
          <table:table-cell office:value-type="string" calcext:value-type="string">
            <text:p>http://www.usgbc.org/node/5586086?return=/credits</text:p>
          </table:table-cell>
          <table:table-cell table:formula="of:=[.D77]&amp;&quot;)&quot;" office:value-type="string" office:string-value="http://www.usgbc.org/node/5586086?return=/credits)" calcext:value-type="string">
            <text:p>http://www.usgbc.org/node/5586086?return=/credits)</text:p>
          </table:table-cell>
          <table:table-cell table:formula="of:=&quot;(&quot;&amp;[.E77]" office:value-type="string" office:string-value="(http://www.usgbc.org/node/5586086?return=/credits)" calcext:value-type="string">
            <text:p>(http://www.usgbc.org/node/5586086?return=/credits)</text:p>
          </table:table-cell>
          <table:table-cell table:formula="of:=[.C77]&amp;[.F77]" office:value-type="string" office:string-value="[No Cooling Tower - alternative compliance path](http://www.usgbc.org/node/5586086?return=/credits)" calcext:value-type="string">
            <text:p>[No Cooling Tower - alternative compliance path](http://www.usgbc.org/node/5586086?return=/credits)</text:p>
          </table:table-cell>
          <table:table-cell office:value-type="string" calcext:value-type="string">
            <text:p>[No Cooling Tower - alternative compliance path](http://www.usgbc.org/node/5586086?return=/credits)</text:p>
          </table:table-cell>
          <table:table-cell office:value-type="string" calcext:value-type="string">
            <text:p>Pilot credits</text:p>
          </table:table-cell>
          <table:table-cell office:value-type="string" calcext:value-type="string">
            <text:p>Credit \| 2 points</text:p>
          </table:table-cell>
          <table:table-cell office:value-type="string" calcext:value-type="string">
            <text:p>To increase water efficiency, eliminating the need for a cooling tower.</text:p>
          </table:table-cell>
          <table:table-cell table:number-columns-repeated="1013"/>
        </table:table-row>
        <table:table-row table:style-name="ro2">
          <table:table-cell office:value-type="string" calcext:value-type="string">
            <text:p>Alternative Energy Performance Metric ACP</text:p>
          </table:table-cell>
          <table:table-cell table:formula="of:=[.A78]&amp;&quot;]&quot;" office:value-type="string" office:string-value="Alternative Energy Performance Metric ACP]" calcext:value-type="string">
            <text:p>Alternative Energy Performance Metric ACP]</text:p>
          </table:table-cell>
          <table:table-cell table:formula="of:=&quot;[&quot;&amp;[.B78]" office:value-type="string" office:string-value="[Alternative Energy Performance Metric ACP]" calcext:value-type="string">
            <text:p>[Alternative Energy Performance Metric ACP]</text:p>
          </table:table-cell>
          <table:table-cell office:value-type="string" calcext:value-type="string">
            <text:p>http://www.usgbc.org/node/7489432?return=/credits</text:p>
          </table:table-cell>
          <table:table-cell table:formula="of:=[.D78]&amp;&quot;)&quot;" office:value-type="string" office:string-value="http://www.usgbc.org/node/7489432?return=/credits)" calcext:value-type="string">
            <text:p>http://www.usgbc.org/node/7489432?return=/credits)</text:p>
          </table:table-cell>
          <table:table-cell table:formula="of:=&quot;(&quot;&amp;[.E78]" office:value-type="string" office:string-value="(http://www.usgbc.org/node/7489432?return=/credits)" calcext:value-type="string">
            <text:p>(http://www.usgbc.org/node/7489432?return=/credits)</text:p>
          </table:table-cell>
          <table:table-cell table:formula="of:=[.C78]&amp;[.F78]" office:value-type="string" office:string-value="[Alternative Energy Performance Metric ACP](http://www.usgbc.org/node/7489432?return=/credits)" calcext:value-type="string">
            <text:p>[Alternative Energy Performance Metric ACP](http://www.usgbc.org/node/7489432?return=/credits)</text:p>
          </table:table-cell>
          <table:table-cell office:value-type="string" calcext:value-type="string">
            <text:p>[Alternative Energy Performance Metric ACP](http://www.usgbc.org/node/7489432?return=/credits)</text:p>
          </table:table-cell>
          <table:table-cell office:value-type="string" calcext:value-type="string">
            <text:p>Pilot credits</text:p>
          </table:table-cell>
          <table:table-cell office:value-type="string" calcext:value-type="string">
            <text:p>Credit \| Up to 21 points</text:p>
          </table:table-cell>
          <table:table-cell office:value-type="string" calcext:value-type="string">
            <text:p>The intent of this pilot alternative compliance path is to allow an alternate metric for documenting performance improvement when using Option 1. Whole Building Simulation as the compliance path in EA Prerequisite Minimum Energy Performance , EA Credit Optimize Energy Performance , and EA Credit Renewable Energy Production . The ACP does not change any other aspect of the referenced prerequisites and credits.</text:p>
          </table:table-cell>
          <table:table-cell table:number-columns-repeated="1013"/>
        </table:table-row>
        <table:table-row table:style-name="ro2">
          <table:table-cell office:value-type="string" calcext:value-type="string">
            <text:p>EQ Pilot ACP: ETS Control for Projects in Japan</text:p>
          </table:table-cell>
          <table:table-cell table:formula="of:=[.A79]&amp;&quot;]&quot;" office:value-type="string" office:string-value="EQ Pilot ACP: ETS Control for Projects in Japan]" calcext:value-type="string">
            <text:p>EQ Pilot ACP: ETS Control for Projects in Japan]</text:p>
          </table:table-cell>
          <table:table-cell table:formula="of:=&quot;[&quot;&amp;[.B79]" office:value-type="string" office:string-value="[EQ Pilot ACP: ETS Control for Projects in Japan]" calcext:value-type="string">
            <text:p>[EQ Pilot ACP: ETS Control for Projects in Japan]</text:p>
          </table:table-cell>
          <table:table-cell office:value-type="string" calcext:value-type="string">
            <text:p>http://www.usgbc.org/node/8263351?return=/credits</text:p>
          </table:table-cell>
          <table:table-cell table:formula="of:=[.D79]&amp;&quot;)&quot;" office:value-type="string" office:string-value="http://www.usgbc.org/node/8263351?return=/credits)" calcext:value-type="string">
            <text:p>http://www.usgbc.org/node/8263351?return=/credits)</text:p>
          </table:table-cell>
          <table:table-cell table:formula="of:=&quot;(&quot;&amp;[.E79]" office:value-type="string" office:string-value="(http://www.usgbc.org/node/8263351?return=/credits)" calcext:value-type="string">
            <text:p>(http://www.usgbc.org/node/8263351?return=/credits)</text:p>
          </table:table-cell>
          <table:table-cell table:formula="of:=[.C79]&amp;[.F79]" office:value-type="string" office:string-value="[EQ Pilot ACP: ETS Control for Projects in Japan](http://www.usgbc.org/node/8263351?return=/credits)" calcext:value-type="string">
            <text:p>[EQ Pilot ACP: ETS Control for Projects in Japan](http://www.usgbc.org/node/8263351?return=/credits)</text:p>
          </table:table-cell>
          <table:table-cell office:value-type="string" calcext:value-type="string">
            <text:p>[EQ Pilot ACP: ETS Control for Projects in Japan](http://www.usgbc.org/node/8263351?return=/credits)</text:p>
          </table:table-cell>
          <table:table-cell office:value-type="string" calcext:value-type="string">
            <text:p>Pilot credits</text:p>
          </table:table-cell>
          <table:table-cell office:value-type="string" calcext:value-type="string">
            <text:p>Credit \| 0 point</text:p>
          </table:table-cell>
          <table:table-cell office:value-type="string" calcext:value-type="string">
            <text:p>To prevent or minimize exposure of non-smokers, indoor surfaces and ventilation distribution systems to environmental tobacco smoke.</text:p>
          </table:table-cell>
          <table:table-cell table:number-columns-repeated="1013"/>
        </table:table-row>
        <table:table-row table:style-name="ro2">
          <table:table-cell office:value-type="string" calcext:value-type="string">
            <text:p>Assessment and Planning for Resilience</text:p>
          </table:table-cell>
          <table:table-cell table:formula="of:=[.A80]&amp;&quot;]&quot;" office:value-type="string" office:string-value="Assessment and Planning for Resilience]" calcext:value-type="string">
            <text:p>Assessment and Planning for Resilience]</text:p>
          </table:table-cell>
          <table:table-cell table:formula="of:=&quot;[&quot;&amp;[.B80]" office:value-type="string" office:string-value="[Assessment and Planning for Resilience]" calcext:value-type="string">
            <text:p>[Assessment and Planning for Resilience]</text:p>
          </table:table-cell>
          <table:table-cell office:value-type="string" calcext:value-type="string">
            <text:p>http://www.usgbc.org/node/9836034?return=/credits</text:p>
          </table:table-cell>
          <table:table-cell table:formula="of:=[.D80]&amp;&quot;)&quot;" office:value-type="string" office:string-value="http://www.usgbc.org/node/9836034?return=/credits)" calcext:value-type="string">
            <text:p>http://www.usgbc.org/node/9836034?return=/credits)</text:p>
          </table:table-cell>
          <table:table-cell table:formula="of:=&quot;(&quot;&amp;[.E80]" office:value-type="string" office:string-value="(http://www.usgbc.org/node/9836034?return=/credits)" calcext:value-type="string">
            <text:p>(http://www.usgbc.org/node/9836034?return=/credits)</text:p>
          </table:table-cell>
          <table:table-cell table:formula="of:=[.C80]&amp;[.F80]" office:value-type="string" office:string-value="[Assessment and Planning for Resilience](http://www.usgbc.org/node/9836034?return=/credits)" calcext:value-type="string">
            <text:p>[Assessment and Planning for Resilience](http://www.usgbc.org/node/9836034?return=/credits)</text:p>
          </table:table-cell>
          <table:table-cell office:value-type="string" calcext:value-type="string">
            <text:p>[Assessment and Planning for Resilience](http://www.usgbc.org/node/9836034?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encourage designers, planners and building owners/operators to proactively plan before design commences for the potential impacts of natural disasters or disturbances as well as address issues that impact long-term building performance such as changing climate conditions.</text:p>
          </table:table-cell>
          <table:table-cell table:number-columns-repeated="1013"/>
        </table:table-row>
        <table:table-row table:style-name="ro2">
          <table:table-cell office:value-type="string" calcext:value-type="string">
            <text:p>Design for Enhanced Resilience</text:p>
          </table:table-cell>
          <table:table-cell table:formula="of:=[.A81]&amp;&quot;]&quot;" office:value-type="string" office:string-value="Design for Enhanced Resilience]" calcext:value-type="string">
            <text:p>Design for Enhanced Resilience]</text:p>
          </table:table-cell>
          <table:table-cell table:formula="of:=&quot;[&quot;&amp;[.B81]" office:value-type="string" office:string-value="[Design for Enhanced Resilience]" calcext:value-type="string">
            <text:p>[Design for Enhanced Resilience]</text:p>
          </table:table-cell>
          <table:table-cell office:value-type="string" calcext:value-type="string">
            <text:p>http://www.usgbc.org/node/9836057?return=/credits</text:p>
          </table:table-cell>
          <table:table-cell table:formula="of:=[.D81]&amp;&quot;)&quot;" office:value-type="string" office:string-value="http://www.usgbc.org/node/9836057?return=/credits)" calcext:value-type="string">
            <text:p>http://www.usgbc.org/node/9836057?return=/credits)</text:p>
          </table:table-cell>
          <table:table-cell table:formula="of:=&quot;(&quot;&amp;[.E81]" office:value-type="string" office:string-value="(http://www.usgbc.org/node/9836057?return=/credits)" calcext:value-type="string">
            <text:p>(http://www.usgbc.org/node/9836057?return=/credits)</text:p>
          </table:table-cell>
          <table:table-cell table:formula="of:=[.C81]&amp;[.F81]" office:value-type="string" office:string-value="[Design for Enhanced Resilience](http://www.usgbc.org/node/9836057?return=/credits)" calcext:value-type="string">
            <text:p>[Design for Enhanced Resilience](http://www.usgbc.org/node/9836057?return=/credits)</text:p>
          </table:table-cell>
          <table:table-cell office:value-type="string" calcext:value-type="string">
            <text:p>[Design for Enhanced Resilience](http://www.usgbc.org/node/9836057?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Design and construct buildings that can resist, with minimal damage, reasonably expected * natural disasters and weather events (i.e. flooding, hurricanes, tornadoes/high winds, earthquakes, tsunamis, drought, and wildfires).</text:p>
          </table:table-cell>
          <table:table-cell table:number-columns-repeated="1013"/>
        </table:table-row>
        <table:table-row table:style-name="ro2">
          <table:table-cell office:value-type="string" calcext:value-type="string">
            <text:p>Passive Survivability and Functionality During Emergencies</text:p>
          </table:table-cell>
          <table:table-cell table:formula="of:=[.A82]&amp;&quot;]&quot;" office:value-type="string" office:string-value="Passive Survivability and Functionality During Emergencies]" calcext:value-type="string">
            <text:p>Passive Survivability and Functionality During Emergencies]</text:p>
          </table:table-cell>
          <table:table-cell table:formula="of:=&quot;[&quot;&amp;[.B82]" office:value-type="string" office:string-value="[Passive Survivability and Functionality During Emergencies]" calcext:value-type="string">
            <text:p>[Passive Survivability and Functionality During Emergencies]</text:p>
          </table:table-cell>
          <table:table-cell office:value-type="string" calcext:value-type="string">
            <text:p>http://www.usgbc.org/node/9836068?return=/credits</text:p>
          </table:table-cell>
          <table:table-cell table:formula="of:=[.D82]&amp;&quot;)&quot;" office:value-type="string" office:string-value="http://www.usgbc.org/node/9836068?return=/credits)" calcext:value-type="string">
            <text:p>http://www.usgbc.org/node/9836068?return=/credits)</text:p>
          </table:table-cell>
          <table:table-cell table:formula="of:=&quot;(&quot;&amp;[.E82]" office:value-type="string" office:string-value="(http://www.usgbc.org/node/9836068?return=/credits)" calcext:value-type="string">
            <text:p>(http://www.usgbc.org/node/9836068?return=/credits)</text:p>
          </table:table-cell>
          <table:table-cell table:formula="of:=[.C82]&amp;[.F82]" office:value-type="string" office:string-value="[Passive Survivability and Functionality During Emergencies](http://www.usgbc.org/node/9836068?return=/credits)" calcext:value-type="string">
            <text:p>[Passive Survivability and Functionality During Emergencies](http://www.usgbc.org/node/9836068?return=/credits)</text:p>
          </table:table-cell>
          <table:table-cell office:value-type="string" calcext:value-type="string">
            <text:p>[Passive Survivability and Functionality During Emergencies](http://www.usgbc.org/node/9836068?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ensure that buildings will maintain reasonable functionality, including access to potable water , in the event of an extended power outage or loss of heating fuel.</text:p>
          </table:table-cell>
          <table:table-cell table:number-columns-repeated="1013"/>
        </table:table-row>
        <table:table-row table:style-name="ro2">
          <table:table-cell office:value-type="string" calcext:value-type="string">
            <text:p>Green Advantage certification</text:p>
          </table:table-cell>
          <table:table-cell table:formula="of:=[.A83]&amp;&quot;]&quot;" office:value-type="string" office:string-value="Green Advantage certification]" calcext:value-type="string">
            <text:p>Green Advantage certification]</text:p>
          </table:table-cell>
          <table:table-cell table:formula="of:=&quot;[&quot;&amp;[.B83]" office:value-type="string" office:string-value="[Green Advantage certification]" calcext:value-type="string">
            <text:p>[Green Advantage certification]</text:p>
          </table:table-cell>
          <table:table-cell office:value-type="string" calcext:value-type="string">
            <text:p>http://www.usgbc.org/node/4679554?return=/credits</text:p>
          </table:table-cell>
          <table:table-cell table:formula="of:=[.D83]&amp;&quot;)&quot;" office:value-type="string" office:string-value="http://www.usgbc.org/node/4679554?return=/credits)" calcext:value-type="string">
            <text:p>http://www.usgbc.org/node/4679554?return=/credits)</text:p>
          </table:table-cell>
          <table:table-cell table:formula="of:=&quot;(&quot;&amp;[.E83]" office:value-type="string" office:string-value="(http://www.usgbc.org/node/4679554?return=/credits)" calcext:value-type="string">
            <text:p>(http://www.usgbc.org/node/4679554?return=/credits)</text:p>
          </table:table-cell>
          <table:table-cell table:formula="of:=[.C83]&amp;[.F83]" office:value-type="string" office:string-value="[Green Advantage certification](http://www.usgbc.org/node/4679554?return=/credits)" calcext:value-type="string">
            <text:p>[Green Advantage certification](http://www.usgbc.org/node/4679554?return=/credits)</text:p>
          </table:table-cell>
          <table:table-cell office:value-type="string" calcext:value-type="string">
            <text:p>[Green Advantage certification](http://www.usgbc.org/node/4679554?return=/credits)</text:p>
          </table:table-cell>
          <table:table-cell office:value-type="string" calcext:value-type="string">
            <text:p>Innovation catalog</text:p>
          </table:table-cell>
          <table:table-cell office:value-type="string" calcext:value-type="string">
            <text:p>Credit \| 1 point</text:p>
          </table:table-cell>
          <table:table-cell office:value-type="string" calcext:value-type="string">
            <text:p>USGBC has assessed the Green Advantage certification program against our established requirements for recognition in LEED and found Green Advantage to be in compliance. As such, LEED project teams who comply with the following requirements are eligible for award of 1 Innovation point for LEED v4 BD&amp;C projects:</text:p>
          </table:table-cell>
          <table:table-cell table:number-columns-repeated="1013"/>
        </table:table-row>
        <table:table-row table:style-name="ro2">
          <table:table-cell office:value-type="string" calcext:value-type="string">
            <text:p>Innovation: Green Building Education</text:p>
          </table:table-cell>
          <table:table-cell table:formula="of:=[.A84]&amp;&quot;]&quot;" office:value-type="string" office:string-value="Innovation: Green Building Education]" calcext:value-type="string">
            <text:p>Innovation: Green Building Education]</text:p>
          </table:table-cell>
          <table:table-cell table:formula="of:=&quot;[&quot;&amp;[.B84]" office:value-type="string" office:string-value="[Innovation: Green Building Education]" calcext:value-type="string">
            <text:p>[Innovation: Green Building Education]</text:p>
          </table:table-cell>
          <table:table-cell office:value-type="string" calcext:value-type="string">
            <text:p>http://www.usgbc.org/node/4933013?return=/credits</text:p>
          </table:table-cell>
          <table:table-cell table:formula="of:=[.D84]&amp;&quot;)&quot;" office:value-type="string" office:string-value="http://www.usgbc.org/node/4933013?return=/credits)" calcext:value-type="string">
            <text:p>http://www.usgbc.org/node/4933013?return=/credits)</text:p>
          </table:table-cell>
          <table:table-cell table:formula="of:=&quot;(&quot;&amp;[.E84]" office:value-type="string" office:string-value="(http://www.usgbc.org/node/4933013?return=/credits)" calcext:value-type="string">
            <text:p>(http://www.usgbc.org/node/4933013?return=/credits)</text:p>
          </table:table-cell>
          <table:table-cell table:formula="of:=[.C84]&amp;[.F84]" office:value-type="string" office:string-value="[Innovation: Green Building Education](http://www.usgbc.org/node/4933013?return=/credits)" calcext:value-type="string">
            <text:p>[Innovation: Green Building Education](http://www.usgbc.org/node/4933013?return=/credits)</text:p>
          </table:table-cell>
          <table:table-cell office:value-type="string" calcext:value-type="string">
            <text:p>[Innovation: Green Building Education](http://www.usgbc.org/node/4933013?return=/credits)</text:p>
          </table:table-cell>
          <table:table-cell office:value-type="string" calcext:value-type="string">
            <text:p>Innovation catalog</text:p>
          </table:table-cell>
          <table:table-cell office:value-type="string" calcext:value-type="string">
            <text:p>Credit \| 1 point</text:p>
          </table:table-cell>
          <table:table-cell office:value-type="string" calcext:value-type="string">
            <text:p>To provide public education focusing on green building strategies and solutions.</text:p>
          </table:table-cell>
          <table:table-cell table:number-columns-repeated="1013"/>
        </table:table-row>
        <table:table-row table:style-name="ro2">
          <table:table-cell office:value-type="string" calcext:value-type="string">
            <text:p>Innovation: Purchasing - lamps</text:p>
          </table:table-cell>
          <table:table-cell table:formula="of:=[.A85]&amp;&quot;]&quot;" office:value-type="string" office:string-value="Innovation: Purchasing - lamps]" calcext:value-type="string">
            <text:p>Innovation: Purchasing - lamps]</text:p>
          </table:table-cell>
          <table:table-cell table:formula="of:=&quot;[&quot;&amp;[.B85]" office:value-type="string" office:string-value="[Innovation: Purchasing - lamps]" calcext:value-type="string">
            <text:p>[Innovation: Purchasing - lamps]</text:p>
          </table:table-cell>
          <table:table-cell office:value-type="string" calcext:value-type="string">
            <text:p>http://www.usgbc.org/node/6663647?return=/credits</text:p>
          </table:table-cell>
          <table:table-cell table:formula="of:=[.D85]&amp;&quot;)&quot;" office:value-type="string" office:string-value="http://www.usgbc.org/node/6663647?return=/credits)" calcext:value-type="string">
            <text:p>http://www.usgbc.org/node/6663647?return=/credits)</text:p>
          </table:table-cell>
          <table:table-cell table:formula="of:=&quot;(&quot;&amp;[.E85]" office:value-type="string" office:string-value="(http://www.usgbc.org/node/6663647?return=/credits)" calcext:value-type="string">
            <text:p>(http://www.usgbc.org/node/6663647?return=/credits)</text:p>
          </table:table-cell>
          <table:table-cell table:formula="of:=[.C85]&amp;[.F85]" office:value-type="string" office:string-value="[Innovation: Purchasing - lamps](http://www.usgbc.org/node/6663647?return=/credits)" calcext:value-type="string">
            <text:p>[Innovation: Purchasing - lamps](http://www.usgbc.org/node/6663647?return=/credits)</text:p>
          </table:table-cell>
          <table:table-cell office:value-type="string" calcext:value-type="string">
            <text:p>[Innovation: Purchasing - lamps](http://www.usgbc.org/node/6663647?return=/credits)</text:p>
          </table:table-cell>
          <table:table-cell office:value-type="string" calcext:value-type="string">
            <text:p>Innovation catalog</text:p>
          </table:table-cell>
          <table:table-cell office:value-type="string" calcext:value-type="string">
            <text:p>Credit \| 1 point</text:p>
          </table:table-cell>
          <table:table-cell office:value-type="string" calcext:value-type="string">
            <text:p>To establish and maintain a toxic material source reduction program to reduce the amount of mercury brought onto the building site through purchases of lamps.</text:p>
          </table:table-cell>
          <table:table-cell table:number-columns-repeated="1013"/>
        </table:table-row>
        <table:table-row table:style-name="ro2">
          <table:table-cell office:value-type="string" calcext:value-type="string">
            <text:p>Innovation: Purchasing - lamps</text:p>
          </table:table-cell>
          <table:table-cell table:formula="of:=[.A86]&amp;&quot;]&quot;" office:value-type="string" office:string-value="Innovation: Purchasing - lamps]" calcext:value-type="string">
            <text:p>Innovation: Purchasing - lamps]</text:p>
          </table:table-cell>
          <table:table-cell table:formula="of:=&quot;[&quot;&amp;[.B86]" office:value-type="string" office:string-value="[Innovation: Purchasing - lamps]" calcext:value-type="string">
            <text:p>[Innovation: Purchasing - lamps]</text:p>
          </table:table-cell>
          <table:table-cell office:value-type="string" calcext:value-type="string">
            <text:p>http://www.usgbc.org/node/7433230?return=/credits</text:p>
          </table:table-cell>
          <table:table-cell table:formula="of:=[.D86]&amp;&quot;)&quot;" office:value-type="string" office:string-value="http://www.usgbc.org/node/7433230?return=/credits)" calcext:value-type="string">
            <text:p>http://www.usgbc.org/node/7433230?return=/credits)</text:p>
          </table:table-cell>
          <table:table-cell table:formula="of:=&quot;(&quot;&amp;[.E86]" office:value-type="string" office:string-value="(http://www.usgbc.org/node/7433230?return=/credits)" calcext:value-type="string">
            <text:p>(http://www.usgbc.org/node/7433230?return=/credits)</text:p>
          </table:table-cell>
          <table:table-cell table:formula="of:=[.C86]&amp;[.F86]" office:value-type="string" office:string-value="[Innovation: Purchasing - lamps](http://www.usgbc.org/node/7433230?return=/credits)" calcext:value-type="string">
            <text:p>[Innovation: Purchasing - lamps](http://www.usgbc.org/node/7433230?return=/credits)</text:p>
          </table:table-cell>
          <table:table-cell office:value-type="string" calcext:value-type="string">
            <text:p>[Innovation: Purchasing - lamps](http://www.usgbc.org/node/7433230?return=/credits)</text:p>
          </table:table-cell>
          <table:table-cell office:value-type="string" calcext:value-type="string">
            <text:p>Innovation catalog</text:p>
          </table:table-cell>
          <table:table-cell office:value-type="string" calcext:value-type="string">
            <text:p>Credit \| 1 point</text:p>
          </table:table-cell>
          <table:table-cell office:value-type="string" calcext:value-type="string">
            <text:p>To establish and maintain a toxic material source reduction program to reduce the amount of mercury brought onto the building site through purchases of lamps.</text:p>
          </table:table-cell>
          <table:table-cell table:number-columns-repeated="1013"/>
        </table:table-row>
        <table:table-row table:style-name="ro2">
          <table:table-cell office:value-type="string" calcext:value-type="string">
            <text:p>Innovation: PBT source reduction - lead, cadmium and copper</text:p>
          </table:table-cell>
          <table:table-cell table:formula="of:=[.A87]&amp;&quot;]&quot;" office:value-type="string" office:string-value="Innovation: PBT source reduction - lead, cadmium and copper]" calcext:value-type="string">
            <text:p>Innovation: PBT source reduction - lead, cadmium and copper]</text:p>
          </table:table-cell>
          <table:table-cell table:formula="of:=&quot;[&quot;&amp;[.B87]" office:value-type="string" office:string-value="[Innovation: PBT source reduction - lead, cadmium and copper]" calcext:value-type="string">
            <text:p>[Innovation: PBT source reduction - lead, cadmium and copper]</text:p>
          </table:table-cell>
          <table:table-cell office:value-type="string" calcext:value-type="string">
            <text:p>http://www.usgbc.org/node/7433234?return=/credits</text:p>
          </table:table-cell>
          <table:table-cell table:formula="of:=[.D87]&amp;&quot;)&quot;" office:value-type="string" office:string-value="http://www.usgbc.org/node/7433234?return=/credits)" calcext:value-type="string">
            <text:p>http://www.usgbc.org/node/7433234?return=/credits)</text:p>
          </table:table-cell>
          <table:table-cell table:formula="of:=&quot;(&quot;&amp;[.E87]" office:value-type="string" office:string-value="(http://www.usgbc.org/node/7433234?return=/credits)" calcext:value-type="string">
            <text:p>(http://www.usgbc.org/node/7433234?return=/credits)</text:p>
          </table:table-cell>
          <table:table-cell table:formula="of:=[.C87]&amp;[.F87]" office:value-type="string" office:string-value="[Innovation: PBT source reduction - lead, cadmium and copper](http://www.usgbc.org/node/7433234?return=/credits)" calcext:value-type="string">
            <text:p>[Innovation: PBT source reduction - lead, cadmium and copper](http://www.usgbc.org/node/7433234?return=/credits)</text:p>
          </table:table-cell>
          <table:table-cell office:value-type="string" calcext:value-type="string">
            <text:p>[Innovation: PBT source reduction - lead, cadmium and copper](http://www.usgbc.org/node/7433234?return=/credits)</text:p>
          </table:table-cell>
          <table:table-cell office:value-type="string" calcext:value-type="string">
            <text:p>Innovation catalog</text:p>
          </table:table-cell>
          <table:table-cell office:value-type="string" calcext:value-type="string">
            <text:p>Credit \| 1 point</text:p>
          </table:table-cell>
          <table:table-cell office:value-type="string" calcext:value-type="string">
            <text:p>To reduce the release of Persistent Bioaccumulative and Toxic (PBTs) chemicals associated with the life cycle of building materials.</text:p>
          </table:table-cell>
          <table:table-cell table:number-columns-repeated="1013"/>
        </table:table-row>
        <table:table-row table:style-name="ro2">
          <table:table-cell office:value-type="string" calcext:value-type="string">
            <text:p>Innovation: Design for flexibility</text:p>
          </table:table-cell>
          <table:table-cell table:formula="of:=[.A88]&amp;&quot;]&quot;" office:value-type="string" office:string-value="Innovation: Design for flexibility]" calcext:value-type="string">
            <text:p>Innovation: Design for flexibility]</text:p>
          </table:table-cell>
          <table:table-cell table:formula="of:=&quot;[&quot;&amp;[.B88]" office:value-type="string" office:string-value="[Innovation: Design for flexibility]" calcext:value-type="string">
            <text:p>[Innovation: Design for flexibility]</text:p>
          </table:table-cell>
          <table:table-cell office:value-type="string" calcext:value-type="string">
            <text:p>http://www.usgbc.org/node/7433419?return=/credits</text:p>
          </table:table-cell>
          <table:table-cell table:formula="of:=[.D88]&amp;&quot;)&quot;" office:value-type="string" office:string-value="http://www.usgbc.org/node/7433419?return=/credits)" calcext:value-type="string">
            <text:p>http://www.usgbc.org/node/7433419?return=/credits)</text:p>
          </table:table-cell>
          <table:table-cell table:formula="of:=&quot;(&quot;&amp;[.E88]" office:value-type="string" office:string-value="(http://www.usgbc.org/node/7433419?return=/credits)" calcext:value-type="string">
            <text:p>(http://www.usgbc.org/node/7433419?return=/credits)</text:p>
          </table:table-cell>
          <table:table-cell table:formula="of:=[.C88]&amp;[.F88]" office:value-type="string" office:string-value="[Innovation: Design for flexibility](http://www.usgbc.org/node/7433419?return=/credits)" calcext:value-type="string">
            <text:p>[Innovation: Design for flexibility](http://www.usgbc.org/node/7433419?return=/credits)</text:p>
          </table:table-cell>
          <table:table-cell office:value-type="string" calcext:value-type="string">
            <text:p>[Innovation: Design for flexibility](http://www.usgbc.org/node/7433419?return=/credits)</text:p>
          </table:table-cell>
          <table:table-cell office:value-type="string" calcext:value-type="string">
            <text:p>Innovation catalog</text:p>
          </table:table-cell>
          <table:table-cell office:value-type="string" calcext:value-type="string">
            <text:p>Credit \| 1 point</text:p>
          </table:table-cell>
          <table:table-cell office:value-type="string" calcext:value-type="string">
            <text:p>Conserve resources associated with the construction and management of buildings by designing for flexibility and ease of future adaptation and for the service life of components and assemblies.</text:p>
          </table:table-cell>
          <table:table-cell table:number-columns-repeated="1013"/>
        </table:table-row>
        <table:table-row table:style-name="ro2">
          <table:table-cell office:value-type="string" calcext:value-type="string">
            <text:p>Innovation: Sustainable wastewater management</text:p>
          </table:table-cell>
          <table:table-cell table:formula="of:=[.A89]&amp;&quot;]&quot;" office:value-type="string" office:string-value="Innovation: Sustainable wastewater management]" calcext:value-type="string">
            <text:p>Innovation: Sustainable wastewater management]</text:p>
          </table:table-cell>
          <table:table-cell table:formula="of:=&quot;[&quot;&amp;[.B89]" office:value-type="string" office:string-value="[Innovation: Sustainable wastewater management]" calcext:value-type="string">
            <text:p>[Innovation: Sustainable wastewater management]</text:p>
          </table:table-cell>
          <table:table-cell office:value-type="string" calcext:value-type="string">
            <text:p>http://www.usgbc.org/node/5475510?return=/credits</text:p>
          </table:table-cell>
          <table:table-cell table:formula="of:=[.D89]&amp;&quot;)&quot;" office:value-type="string" office:string-value="http://www.usgbc.org/node/5475510?return=/credits)" calcext:value-type="string">
            <text:p>http://www.usgbc.org/node/5475510?return=/credits)</text:p>
          </table:table-cell>
          <table:table-cell table:formula="of:=&quot;(&quot;&amp;[.E89]" office:value-type="string" office:string-value="(http://www.usgbc.org/node/5475510?return=/credits)" calcext:value-type="string">
            <text:p>(http://www.usgbc.org/node/5475510?return=/credits)</text:p>
          </table:table-cell>
          <table:table-cell table:formula="of:=[.C89]&amp;[.F89]" office:value-type="string" office:string-value="[Innovation: Sustainable wastewater management](http://www.usgbc.org/node/5475510?return=/credits)" calcext:value-type="string">
            <text:p>[Innovation: Sustainable wastewater management](http://www.usgbc.org/node/5475510?return=/credits)</text:p>
          </table:table-cell>
          <table:table-cell office:value-type="string" calcext:value-type="string">
            <text:p>[Innovation: Sustainable wastewater management](http://www.usgbc.org/node/5475510?return=/credits)</text:p>
          </table:table-cell>
          <table:table-cell office:value-type="string" calcext:value-type="string">
            <text:p>Innovation catalog</text:p>
          </table:table-cell>
          <table:table-cell office:value-type="string" calcext:value-type="string">
            <text:p>Credit \| 1 point</text:p>
          </table:table-cell>
          <table:table-cell office:value-type="string" calcext:value-type="string">
            <text:p>To increase the efficiency of wastewater reuse by encouraging water reuse, reduction or recovery.</text:p>
          </table:table-cell>
          <table:table-cell table:number-columns-repeated="1013"/>
        </table:table-row>
        <table:table-row table:style-name="ro2">
          <table:table-cell office:value-type="string" calcext:value-type="string">
            <text:p>Innovation: Community outreach and involvement</text:p>
          </table:table-cell>
          <table:table-cell table:formula="of:=[.A90]&amp;&quot;]&quot;" office:value-type="string" office:string-value="Innovation: Community outreach and involvement]" calcext:value-type="string">
            <text:p>Innovation: Community outreach and involvement]</text:p>
          </table:table-cell>
          <table:table-cell table:formula="of:=&quot;[&quot;&amp;[.B90]" office:value-type="string" office:string-value="[Innovation: Community outreach and involvement]" calcext:value-type="string">
            <text:p>[Innovation: Community outreach and involvement]</text:p>
          </table:table-cell>
          <table:table-cell office:value-type="string" calcext:value-type="string">
            <text:p>http://www.usgbc.org/node/7433446?return=/credits</text:p>
          </table:table-cell>
          <table:table-cell table:formula="of:=[.D90]&amp;&quot;)&quot;" office:value-type="string" office:string-value="http://www.usgbc.org/node/7433446?return=/credits)" calcext:value-type="string">
            <text:p>http://www.usgbc.org/node/7433446?return=/credits)</text:p>
          </table:table-cell>
          <table:table-cell table:formula="of:=&quot;(&quot;&amp;[.E90]" office:value-type="string" office:string-value="(http://www.usgbc.org/node/7433446?return=/credits)" calcext:value-type="string">
            <text:p>(http://www.usgbc.org/node/7433446?return=/credits)</text:p>
          </table:table-cell>
          <table:table-cell table:formula="of:=[.C90]&amp;[.F90]" office:value-type="string" office:string-value="[Innovation: Community outreach and involvement](http://www.usgbc.org/node/7433446?return=/credits)" calcext:value-type="string">
            <text:p>[Innovation: Community outreach and involvement](http://www.usgbc.org/node/7433446?return=/credits)</text:p>
          </table:table-cell>
          <table:table-cell office:value-type="string" calcext:value-type="string">
            <text:p>[Innovation: Community outreach and involvement](http://www.usgbc.org/node/7433446?return=/credits)</text:p>
          </table:table-cell>
          <table:table-cell office:value-type="string" calcext:value-type="string">
            <text:p>Innovation catalog</text:p>
          </table:table-cell>
          <table:table-cell office:value-type="string" calcext:value-type="string">
            <text:p>Credit \| 1 point</text:p>
          </table:table-cell>
          <table:table-cell office:value-type="string" calcext:value-type="string">
            <text:p>To encourage responsiveness to community needs by involving the people who live or work in the community in project design and planning and in decisions about how it should be improved or how it should change over time.</text:p>
          </table:table-cell>
          <table:table-cell table:number-columns-repeated="1013"/>
        </table:table-row>
        <table:table-row table:style-name="ro2">
          <table:table-cell office:value-type="string" calcext:value-type="string">
            <text:p>Sustainable wastewater management</text:p>
          </table:table-cell>
          <table:table-cell table:formula="of:=[.A91]&amp;&quot;]&quot;" office:value-type="string" office:string-value="Sustainable wastewater management]" calcext:value-type="string">
            <text:p>Sustainable wastewater management]</text:p>
          </table:table-cell>
          <table:table-cell table:formula="of:=&quot;[&quot;&amp;[.B91]" office:value-type="string" office:string-value="[Sustainable wastewater management]" calcext:value-type="string">
            <text:p>[Sustainable wastewater management]</text:p>
          </table:table-cell>
          <table:table-cell office:value-type="string" calcext:value-type="string">
            <text:p>http://www.usgbc.org/node/4631809?return=/credits</text:p>
          </table:table-cell>
          <table:table-cell table:formula="of:=[.D91]&amp;&quot;)&quot;" office:value-type="string" office:string-value="http://www.usgbc.org/node/4631809?return=/credits)" calcext:value-type="string">
            <text:p>http://www.usgbc.org/node/4631809?return=/credits)</text:p>
          </table:table-cell>
          <table:table-cell table:formula="of:=&quot;(&quot;&amp;[.E91]" office:value-type="string" office:string-value="(http://www.usgbc.org/node/4631809?return=/credits)" calcext:value-type="string">
            <text:p>(http://www.usgbc.org/node/4631809?return=/credits)</text:p>
          </table:table-cell>
          <table:table-cell table:formula="of:=[.C91]&amp;[.F91]" office:value-type="string" office:string-value="[Sustainable wastewater management](http://www.usgbc.org/node/4631809?return=/credits)" calcext:value-type="string">
            <text:p>[Sustainable wastewater management](http://www.usgbc.org/node/4631809?return=/credits)</text:p>
          </table:table-cell>
          <table:table-cell office:value-type="string" calcext:value-type="string">
            <text:p>[Sustainable wastewater management](http://www.usgbc.org/node/4631809?return=/credits)</text:p>
          </table:table-cell>
          <table:table-cell office:value-type="string" calcext:value-type="string">
            <text:p>Pilot credits</text:p>
          </table:table-cell>
          <table:table-cell office:value-type="string" calcext:value-type="string">
            <text:p>Credit \| 1 point</text:p>
          </table:table-cell>
          <table:table-cell office:value-type="string" calcext:value-type="string">
            <text:p>To increase the efficiency of wastewater reuse by encouraging water reuse, reduction or recovery.</text:p>
          </table:table-cell>
          <table:table-cell table:number-columns-repeated="1013"/>
        </table:table-row>
        <table:table-row table:style-name="ro2" table:number-rows-repeated="104848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20P0" style:volatile="true">
      <number:number number:decimal-places="0" number:min-integer-digits="1" number:grouping="true"/>
      <number:text> €</number:text>
    </number:number-style>
    <number:number-style style:name="N120">
      <number:text>-</number:text>
      <number:number number:decimal-places="0" number:min-integer-digits="1" number:grouping="true"/>
      <number:text> €</number:text>
      <style:map style:condition="value()&gt;=0" style:apply-style-name="N120P0"/>
    </number:number-style>
    <number:number-style style:name="N121P0" style:volatile="true">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 </number:text>
    </number:number-style>
    <number:number-style style:name="N125P1" style:volatile="true">
      <number:text>-</number:text>
      <loext:fill-character> </loext:fill-character>
      <number:number number:decimal-places="0" number:min-integer-digits="1" number:grouping="true"/>
      <number:text> € </number:text>
    </number:number-style>
    <number:number-style style:name="N125P2" style:volatile="true">
      <number:text> </number:text>
      <loext:fill-character> </loext:fill-character>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number:text>
      <loext:fill-character> </loext:fill-character>
      <number:number number:decimal-places="2" number:min-integer-digits="1" number:grouping="true"/>
      <number:text>    </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 </number:text>
    </number:number-style>
    <number:number-style style:name="N127P1" style:volatile="true">
      <number:text>-</number:text>
      <loext:fill-character> </loext:fill-character>
      <number:number number:decimal-places="2" number:min-integer-digits="1" number:grouping="true"/>
      <number:text> € </number:text>
    </number:number-style>
    <number:number-style style:name="N127P2" style:volatile="true">
      <number:text> </number:text>
      <loext:fill-character> </loext:fill-character>
      <number:text>-</number:text>
      <number:number number:decimal-places="0" number:min-integer-digits="0"/>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EED_20_Credits" style:display-name="PageStyle_LEED Credi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4-05-16T12:44:46</meta:creation-date>
    <dc:date>2016-02-17T09:08:32.971000000</dc:date>
    <meta:document-statistic meta:table-count="1" meta:cell-count="996" meta:object-count="0"/>
    <meta:generator>LibreOffice/4.2.4.2$Windows_x86 LibreOffice_project/63150712c6d317d27ce2db16eb94c2f3d7b699f8</meta:generator>
  </office:meta>
</office:document-meta>
</file>